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harisSIL" svg:font-family="CharisSIL"/>
    <style:font-face style:name="CharisSIL-Bold" svg:font-family="CharisSIL-Bold"/>
    <style:font-face style:name="STIXGeneral-Regular" svg:font-family="STIXGeneral-Regular"/>
    <style:font-face style:name="KaTeX_Math-Italic" svg:font-family="KaTeX_Math-Italic" style:font-family-generic="script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7134in"/>
    </style:style>
    <style:style style:name="co9" style:family="table-column">
      <style:table-column-properties fo:break-before="auto" style:column-width="0.9453in"/>
    </style:style>
    <style:style style:name="co10" style:family="table-column">
      <style:table-column-properties fo:break-before="auto" style:column-width="1.0366in"/>
    </style:style>
    <style:style style:name="co11" style:family="table-column">
      <style:table-column-properties fo:break-before="auto" style:column-width="1.549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2146in"/>
    </style:style>
    <style:style style:name="co12" style:family="table-column">
      <style:table-column-properties fo:break-before="auto" style:column-width="0.5374in"/>
    </style:style>
    <style:style style:name="co13" style:family="table-column">
      <style:table-column-properties fo:break-before="auto" style:column-width="0.2098in"/>
    </style:style>
    <style:style style:name="co14" style:family="table-column">
      <style:table-column-properties fo:break-before="auto" style:column-width="2.2256in"/>
    </style:style>
    <style:style style:name="co15" style:family="table-column">
      <style:table-column-properties fo:break-before="auto" style:column-width="1.4508in"/>
    </style:style>
    <style:style style:name="co16" style:family="table-column">
      <style:table-column-properties fo:break-before="auto" style:column-width="0.6626in"/>
    </style:style>
    <style:style style:name="ro4" style:family="table-row">
      <style:table-row-properties style:row-height="0.6217in" fo:break-before="auto" style:use-optimal-row-height="true"/>
    </style:style>
    <style:style style:name="ro2" style:family="table-row">
      <style:table-row-properties style:row-height="0.1016in" fo:break-before="auto" style:use-optimal-row-height="true"/>
    </style:style>
    <style:style style:name="ro5" style:family="table-row">
      <style:table-row-properties style:row-height="0.2374in" fo:break-before="auto" style:use-optimal-row-height="true"/>
    </style:style>
    <style:style style:name="ro6" style:family="table-row">
      <style:table-row-properties style:row-height="0.1453in" fo:break-before="auto" style:use-optimal-row-height="false"/>
    </style:style>
    <style:style style:name="ro7" style:family="table-row">
      <style:table-row-properties style:row-height="0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6pt" style:font-size-asian="6pt" style:font-size-complex="6pt"/>
    </style:style>
    <style:style style:name="ce10" style:family="table-cell" style:parent-style-name="Default">
      <style:table-cell-properties style:text-align-source="fix" style:repeat-content="false" fo:border="0.0138in solid #c1c1c1"/>
      <style:paragraph-properties fo:text-align="center"/>
      <style:text-properties fo:color="#535353" style:text-outline="false" style:text-line-through-style="none" style:font-name="CharisSIL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harisSIL" style:font-size-asian="6pt" style:language-asian="en" style:country-asian="US" style:font-style-asian="normal" style:font-weight-asian="normal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1e1e1" style:text-align-source="fix" style:repeat-content="false" fo:border="0.0138in solid #c1c1c1"/>
      <style:paragraph-properties fo:text-align="center"/>
      <style:text-properties fo:color="#535353" style:text-outline="false" style:text-line-through-style="none" fo:font-size="6pt" fo:language="en" fo:country="US" fo:text-shadow="none" style:text-underline-style="none" style:text-underline-mode="continuous" style:text-overline-mode="continuous" style:text-line-through-mode="continuous" style:font-size-asian="6pt" style:language-asian="en" style:country-asian="US" style:font-size-complex="6pt" style:language-complex="en" style:country-complex="US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1e1e1" style:text-align-source="fix" style:repeat-content="false" fo:border="0.0138in solid #c1c1c1"/>
      <style:paragraph-properties fo:text-align="center"/>
      <style:text-properties fo:color="#535353" style:text-outline="false" style:text-line-through-style="none" style:font-name="STIXGeneral-Regular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TIXGeneral-Regular" style:font-size-asian="6pt" style:language-asian="en" style:country-asian="US" style:font-style-asian="normal" style:font-weight-asian="normal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1e1e1" fo:border="0.0138in solid #c1c1c1"/>
      <style:text-properties fo:color="#535353" style:text-outline="false" style:text-line-through-style="none" style:font-name="CharisSIL-Bold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harisSIL-Bold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5d4ea" style:text-align-source="fix" style:repeat-content="false" fo:border="0.0138in solid #878787"/>
      <style:paragraph-properties fo:text-align="center"/>
      <style:text-properties fo:color="#000053" style:text-outline="false" style:text-line-through-style="none" style:font-name="Verdana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6pt" style:language-asian="en" style:country-asian="US" style:font-style-asian="normal" style:font-weight-asian="normal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7">
      <style:table-cell-properties style:text-align-source="fix" style:repeat-content="false" fo:border="0.0138in solid #878787"/>
      <style:paragraph-properties fo:text-align="center"/>
      <style:text-properties style:use-window-font-color="true" style:text-outline="false" style:text-line-through-style="none" style:font-name="Verdana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6pt" style:language-asian="en" style:country-asian="US" style:font-style-asian="normal" style:font-weight-asian="normal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138in solid #878787"/>
      <style:paragraph-properties fo:text-align="center"/>
      <style:text-properties style:use-window-font-color="true" style:text-outline="false" style:text-line-through-style="none" style:font-name="Verdana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6pt" style:language-asian="en" style:country-asian="US" style:font-style-asian="normal" style:font-weight-asian="normal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83caff"/>
      <style:text-properties fo:font-size="6pt" style:font-size-asian="6pt" style:font-size-complex="6pt"/>
    </style:style>
    <style:style style:name="ce17" style:family="table-cell" style:parent-style-name="Default">
      <style:table-cell-properties fo:background-color="#83caff" style:text-align-source="fix" style:repeat-content="false"/>
      <style:paragraph-properties fo:text-align="start" fo:margin-left="0.5555in"/>
      <style:text-properties fo:font-size="6pt" style:font-size-asian="6pt" style:font-size-complex="6pt"/>
    </style:style>
    <style:style style:name="ce18" style:family="table-cell" style:parent-style-name="Default">
      <style:table-cell-properties fo:background-color="#83caff" style:text-align-source="fix" style:repeat-content="false"/>
      <style:paragraph-properties fo:text-align="start" fo:margin-left="0.6945in"/>
      <style:text-properties fo:font-size="6pt" style:font-size-asian="6pt" style:font-size-complex="6pt"/>
    </style:style>
    <style:style style:name="ce19" style:family="table-cell" style:parent-style-name="Default">
      <style:table-cell-properties fo:background-color="#ffff99"/>
      <style:text-properties fo:font-size="6pt" style:font-size-asian="6pt" style:font-size-complex="6pt"/>
    </style:style>
    <style:style style:name="ce20" style:family="table-cell" style:parent-style-name="Default" style:data-style-name="N2">
      <style:table-cell-properties fo:background-color="#ffff99"/>
      <style:text-properties fo:font-size="6pt" style:font-size-asian="6pt" style:font-size-complex="6pt"/>
    </style:style>
    <style:style style:name="ce21" style:family="table-cell" style:parent-style-name="Default">
      <style:table-cell-properties fo:background-color="#00ff66" style:text-align-source="fix" style:repeat-content="false"/>
      <style:paragraph-properties fo:text-align="start" fo:margin-left="0.4165in"/>
      <style:text-properties fo:font-size="6pt" style:font-size-asian="6pt" style:font-size-complex="6pt"/>
    </style:style>
    <style:style style:name="ce22" style:family="table-cell" style:parent-style-name="Default">
      <style:table-cell-properties fo:background-color="#00ff66" style:text-align-source="fix" style:repeat-content="false"/>
      <style:paragraph-properties fo:text-align="start" fo:margin-left="0.4165in"/>
      <style:text-properties fo:font-size="6pt" style:font-size-asian="6pt" style:font-size-complex="6pt"/>
      <style:map style:condition="cell-content()&lt;0.4" style:apply-style-name="Untitled1" style:base-cell-address="Sheet1.E15"/>
      <style:map style:condition="cell-content()&gt;0.7" style:apply-style-name="Untitled2" style:base-cell-address="Sheet1.E15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fo:color="#535353" style:text-outline="false" style:font-name="KaTeX_Math-Italic" fo:font-size="24pt" fo:letter-spacing="normal" fo:font-style="italic" fo:font-weight="normal" style:letter-kerning="false" style:font-name-asian="KaTeX_Math-Italic" style:font-size-asian="24pt" style:font-style-asian="italic" style:font-weight-asian="normal" style:font-name-complex="KaTeX_Math-Italic" style:font-size-complex="13.6000003814697pt" style:font-style-complex="italic" style:font-weight-complex="normal"/>
    </style:style>
    <style:style style:name="T3" style:family="text">
      <style:text-properties fo:color="#535353" style:text-outline="false" style:font-name="CharisSIL-Bold" fo:font-size="20pt" fo:letter-spacing="normal" fo:font-style="normal" fo:font-weight="bold" style:letter-kerning="false" style:font-name-asian="CharisSIL-Bold" style:font-size-asian="20pt" style:font-style-asian="normal" style:font-weight-asian="bold" style:font-name-complex="CharisSIL-Bold" style:font-size-complex="11.3999996185303pt" style:font-style-complex="normal" style:font-weight-complex="bold"/>
    </style:style>
    <style:style style:name="T4" style:family="text">
      <style:text-properties style:text-outline="false" style:text-line-through-style="none" style:font-name="Arial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pt" style:language-asian="zh" style:country-asian="CN" style:font-style-asian="normal" style:font-weight-asian="normal" style:font-name-complex="Arial Unicode M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7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number-columns-repeated="2" table:default-cell-style-name="ce1"/>
        <table:table-column table:style-name="co16" table:default-cell-style-name="ce1"/>
        <table:table-column table:style-name="co6" table:number-columns-repeated="1016" table:default-cell-style-name="ce1"/>
        <table:table-row table:style-name="ro6">
          <table:table-cell office:value-type="string">
            <text:p>6-AN Hose</text:p>
          </table:table-cell>
          <table:table-cell table:number-columns-repeated="2"/>
          <table:table-cell table:style-name="ce19" office:value-type="float" office:value="0.34">
            <text:p>0.34</text:p>
          </table:table-cell>
          <table:table-cell office:value-type="string">
            <text:p>in</text:p>
          </table:table-cell>
          <table:table-cell table:style-name="Default"/>
          <table:table-cell office:value-type="string">
            <text:p>PSI</text:p>
          </table:table-cell>
          <table:table-cell office:value-type="string">
            <text:p>Gal/Hour</text:p>
          </table:table-cell>
          <table:table-cell table:number-columns-repeated="1016"/>
        </table:table-row>
        <table:table-row table:style-name="ro2">
          <table:table-cell office:value-type="string">
            <text:p>Orifice</text:p>
          </table:table-cell>
          <table:table-cell table:number-columns-repeated="2"/>
          <table:table-cell table:style-name="ce19" office:value-type="float" office:value="0.3">
            <text:p>0.3</text:p>
          </table:table-cell>
          <table:table-cell office:value-type="string">
            <text:p>in</text:p>
          </table:table-cell>
          <table:table-cell/>
          <table:table-cell office:value-type="float" office:value="0.1">
            <text:p>0.1</text:p>
          </table:table-cell>
          <table:table-cell table:formula="of:=([.$E$11]*[.$E$12]*[.$E$13]*SQRT(2*[.G2]*[.$A$11]/([.$E$14]*(1-[.$E$15]^4))))*[.$A$15]" office:value-type="float" office:value="0.00283707014208921">
            <text:p>0.0028370701</text:p>
          </table:table-cell>
          <table:table-cell table:number-columns-repeated="1016"/>
        </table:table-row>
        <table:table-row table:style-name="ro2">
          <table:table-cell office:value-type="string">
            <text:p>Pressure</text:p>
          </table:table-cell>
          <table:table-cell table:number-columns-repeated="2"/>
          <table:table-cell table:style-name="ce20" office:value-type="float" office:value="0.1">
            <text:p>0.10</text:p>
          </table:table-cell>
          <table:table-cell office:value-type="string">
            <text:p>PSI</text:p>
          </table:table-cell>
          <table:table-cell/>
          <table:table-cell office:value-type="float" office:value="0.2">
            <text:p>0.2</text:p>
          </table:table-cell>
          <table:table-cell table:formula="of:=([.$E$11]*[.$E$12]*[.$E$13]*SQRT(2*[.G3]*[.$A$11]/([.$E$14]*(1-[.$E$15]^4))))*[.$A$15]" office:value-type="float" office:value="0.00401222307234633">
            <text:p>0.004012223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0.3">
            <text:p>0.3</text:p>
          </table:table-cell>
          <table:table-cell table:formula="of:=([.$E$11]*[.$E$12]*[.$E$13]*SQRT(2*[.G4]*[.$A$11]/([.$E$14]*(1-[.$E$15]^4))))*[.$A$15]" office:value-type="float" office:value="0.00491394963073517">
            <text:p>0.0049139496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Conversions</text:p>
          </table:table-cell>
          <table:table-cell table:style-name="ce16"/>
          <table:table-cell/>
          <table:table-cell office:value-type="string">
            <text:p>Orifice diameter in millimeters</text:p>
          </table:table-cell>
          <table:table-cell table:style-name="ce21" table:formula="of:=[.D2]*[.A9]" office:value-type="float" office:value="7.62">
            <text:p>7.62</text:p>
          </table:table-cell>
          <table:table-cell office:value-type="string">
            <text:p>mm</text:p>
          </table:table-cell>
          <table:table-cell office:value-type="float" office:value="0.4">
            <text:p>0.4</text:p>
          </table:table-cell>
          <table:table-cell table:formula="of:=([.$E$11]*[.$E$12]*[.$E$13]*SQRT(2*[.G5]*[.$A$11]/([.$E$14]*(1-[.$E$15]^4))))*[.$A$15]" office:value-type="float" office:value="0.00567414028417842">
            <text:p>0.0056741403</text:p>
          </table:table-cell>
          <table:table-cell table:number-columns-repeated="1016"/>
        </table:table-row>
        <table:table-row table:style-name="ro2">
          <table:table-cell table:style-name="ce16" table:number-columns-repeated="2"/>
          <table:table-cell/>
          <table:table-cell office:value-type="string">
            <text:p>Pipe Diameter</text:p>
          </table:table-cell>
          <table:table-cell table:style-name="ce21" table:formula="of:=[.D1]*[.A9]" office:value-type="float" office:value="8.636">
            <text:p>8.636</text:p>
          </table:table-cell>
          <table:table-cell office:value-type="string">
            <text:p>mm</text:p>
          </table:table-cell>
          <table:table-cell office:value-type="float" office:value="0.5">
            <text:p>0.5</text:p>
          </table:table-cell>
          <table:table-cell table:formula="of:=([.$E$11]*[.$E$12]*[.$E$13]*SQRT(2*[.G6]*[.$A$11]/([.$E$14]*(1-[.$E$15]^4))))*[.$A$15]" office:value-type="float" office:value="0.00634388169464646">
            <text:p>0.0063438817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1in = 25.4mm</text:p>
          </table:table-cell>
          <table:table-cell table:style-name="ce16"/>
          <table:table-cell table:number-columns-repeated="4"/>
          <table:table-cell office:value-type="float" office:value="0.6">
            <text:p>0.6</text:p>
          </table:table-cell>
          <table:table-cell table:formula="of:=([.$E$11]*[.$E$12]*[.$E$13]*SQRT(2*[.G7]*[.$A$11]/([.$E$14]*(1-[.$E$15]^4))))*[.$A$15]" office:value-type="float" office:value="0.00694937421260394">
            <text:p>0.0069493742</text:p>
          </table:table-cell>
          <table:table-cell table:number-columns-repeated="1016"/>
        </table:table-row>
        <table:table-row table:style-name="ro2">
          <table:table-cell table:style-name="ce17" table:formula="of:=1/25.4" office:value-type="float" office:value="0.0393700787401575">
            <text:p>0.0393700787</text:p>
          </table:table-cell>
          <table:table-cell table:style-name="ce16" office:value-type="string">
            <text:p>in/mm</text:p>
          </table:table-cell>
          <table:table-cell table:number-columns-repeated="4"/>
          <table:table-cell office:value-type="float" office:value="0.7">
            <text:p>0.7</text:p>
          </table:table-cell>
          <table:table-cell table:formula="of:=([.$E$11]*[.$E$12]*[.$E$13]*SQRT(2*[.G8]*[.$A$11]/([.$E$14]*(1-[.$E$15]^4))))*[.$A$15]" office:value-type="float" office:value="0.00750618204801474">
            <text:p>0.007506182</text:p>
          </table:table-cell>
          <table:table-cell table:number-columns-repeated="1016"/>
        </table:table-row>
        <table:table-row table:style-name="ro2">
          <table:table-cell table:style-name="ce18" table:formula="of:=1/[.A8]" office:value-type="float" office:value="25.4">
            <text:p>25.4</text:p>
          </table:table-cell>
          <table:table-cell table:style-name="ce16" office:value-type="string">
            <text:p>mm/in</text:p>
          </table:table-cell>
          <table:table-cell table:number-columns-repeated="4"/>
          <table:table-cell office:value-type="float" office:value="0.8">
            <text:p>0.8</text:p>
          </table:table-cell>
          <table:table-cell table:formula="of:=([.$E$11]*[.$E$12]*[.$E$13]*SQRT(2*[.G9]*[.$A$11]/([.$E$14]*(1-[.$E$15]^4))))*[.$A$15]" office:value-type="float" office:value="0.00802444614469266">
            <text:p>0.0080244461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1 Pascal = 0.000145038 PSI</text:p>
          </table:table-cell>
          <table:table-cell table:style-name="ce16"/>
          <table:table-cell/>
          <table:table-cell office:value-type="string">
            <text:p>Delta Pressure (P)</text:p>
          </table:table-cell>
          <table:table-cell table:style-name="ce21" table:formula="of:=[.D3]*[.A11]" office:value-type="float" office:value="689.474482549401">
            <text:p>689.4744825494</text:p>
          </table:table-cell>
          <table:table-cell office:value-type="string">
            <text:p>Pascals</text:p>
          </table:table-cell>
          <table:table-cell office:value-type="float" office:value="0.9">
            <text:p>0.9</text:p>
          </table:table-cell>
          <table:table-cell table:formula="of:=([.$E$11]*[.$E$12]*[.$E$13]*SQRT(2*[.G10]*[.$A$11]/([.$E$14]*(1-[.$E$15]^4))))*[.$A$15]" office:value-type="float" office:value="0.00851121042626764">
            <text:p>0.0085112104</text:p>
          </table:table-cell>
          <table:table-cell table:number-columns-repeated="1016"/>
        </table:table-row>
        <table:table-row table:style-name="ro2">
          <table:table-cell table:style-name="ce16" table:formula="of:=1/0.000145038" office:value-type="float" office:value="6894.74482549401">
            <text:p>6894.744825494</text:p>
          </table:table-cell>
          <table:table-cell table:style-name="ce16" office:value-type="string">
            <text:p>Pascal/PSI</text:p>
          </table:table-cell>
          <table:table-cell/>
          <table:table-cell office:value-type="string">
            <text:p>Discharge Coefficient (Cd)</text:p>
          </table:table-cell>
          <table:table-cell table:style-name="ce19" office:value-type="float" office:value="0.995">
            <office:annotation draw:style-name="gr2" draw:text-style-name="P2" svg:width="1.1413in" svg:height="0.4484in" svg:x="5.8531in" svg:y="0.4626in" draw:caption-point-x="-0.2402in" draw:caption-point-y="0.5953in">
              <dc:creator>JDK</dc:creator>
              <dc:date>2017-08-02T00:00:00</dc:date>
              <text:p text:style-name="P2"><text:span text:style-name="T4">Number can be used from a table if Beta ratio is held. <text:s/>See other tab</text:span></text:p>
            </office:annotation>
            <text:p>0.995</text:p>
          </table:table-cell>
          <table:table-cell/>
          <table:table-cell office:value-type="float" office:value="1">
            <text:p>1</text:p>
          </table:table-cell>
          <table:table-cell table:formula="of:=([.$E$11]*[.$E$12]*[.$E$13]*SQRT(2*[.G11]*[.$A$11]/([.$E$14]*(1-[.$E$15]^4))))*[.$A$15]" office:value-type="float" office:value="0.00897160353065944">
            <text:p>0.0089716035</text:p>
          </table:table-cell>
          <table:table-cell table:number-columns-repeated="1016"/>
        </table:table-row>
        <table:table-row table:style-name="ro2">
          <table:table-cell table:style-name="ce16" table:formula="of:=1/[.A11]" office:value-type="float" office:value="0.000145038">
            <text:p>0.000145038</text:p>
          </table:table-cell>
          <table:table-cell table:style-name="ce16" office:value-type="string">
            <text:p>PSI/Pascal</text:p>
          </table:table-cell>
          <table:table-cell/>
          <table:table-cell office:value-type="string">
            <text:p>Area of orifice (Ao)</text:p>
          </table:table-cell>
          <table:table-cell table:style-name="ce21" table:formula="of:=PI()*([.E5]/1000)^2" office:value-type="float" office:value="0.000182414692475099">
            <text:p>0.0001824147</text:p>
          </table:table-cell>
          <table:table-cell office:value-type="string">
            <text:p>square meters</text:p>
          </table:table-cell>
          <table:table-cell office:value-type="float" office:value="1.1">
            <text:p>1.1</text:p>
          </table:table-cell>
          <table:table-cell table:formula="of:=([.$E$11]*[.$E$12]*[.$E$13]*SQRT(2*[.G12]*[.$A$11]/([.$E$14]*(1-[.$E$15]^4))))*[.$A$15]" office:value-type="float" office:value="0.0094094971652302">
            <text:p>0.0094094972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1 Liter = 0.264172 Gal</text:p>
          </table:table-cell>
          <table:table-cell table:style-name="ce16"/>
          <table:table-cell/>
          <table:table-cell office:value-type="string">
            <text:p>Expansion Coefficient (Y) [1 for incompressible flow]</text:p>
          </table:table-cell>
          <table:table-cell table:style-name="ce19"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formula="of:=([.$E$11]*[.$E$12]*[.$E$13]*SQRT(2*[.G13]*[.$A$11]/([.$E$14]*(1-[.$E$15]^4))))*[.$A$15]" office:value-type="float" office:value="0.00982789926147034">
            <text:p>0.0098278993</text:p>
          </table:table-cell>
          <table:table-cell table:number-columns-repeated="1016"/>
        </table:table-row>
        <table:table-row table:style-name="ro2">
          <table:table-cell table:style-name="ce16" table:formula="of:=1/0.264172" office:value-type="float" office:value="3.78541253425798">
            <text:p>3.7854125343</text:p>
          </table:table-cell>
          <table:table-cell table:style-name="ce16" office:value-type="string">
            <text:p>Liter/Gal</text:p>
          </table:table-cell>
          <table:table-cell/>
          <table:table-cell office:value-type="string">
            <text:p>Mass Density (p) </text:p>
          </table:table-cell>
          <table:table-cell table:style-name="ce19" office:value-type="float" office:value="1">
            <text:p>1</text:p>
          </table:table-cell>
          <table:table-cell/>
          <table:table-cell office:value-type="float" office:value="1.3">
            <text:p>1.3</text:p>
          </table:table-cell>
          <table:table-cell table:formula="of:=([.$E$11]*[.$E$12]*[.$E$13]*SQRT(2*[.G14]*[.$A$11]/([.$E$14]*(1-[.$E$15]^4))))*[.$A$15]" office:value-type="float" office:value="0.0102292018693906">
            <text:p>0.0102292019</text:p>
          </table:table-cell>
          <table:table-cell table:number-columns-repeated="1016"/>
        </table:table-row>
        <table:table-row table:style-name="ro7">
          <table:table-cell table:style-name="ce16" table:formula="of:=1/[.A14]" office:value-type="float" office:value="0.264172">
            <text:p>0.264172</text:p>
          </table:table-cell>
          <table:table-cell table:style-name="ce16" office:value-type="string">
            <text:p>Gal/Liter</text:p>
          </table:table-cell>
          <table:table-cell/>
          <table:table-cell office:value-type="string">
            <text:p>Ratio of pipe diameter to orifice diameter (beta) (Do/D1)</text:p>
          </table:table-cell>
          <table:table-cell table:style-name="ce22" table:formula="of:=[.E5]/[.E6]" office:value-type="float" office:value="0.882352941176471">
            <text:p>0.8823529412</text:p>
          </table:table-cell>
          <table:table-cell/>
          <table:table-cell office:value-type="float" office:value="1.4">
            <text:p>1.4</text:p>
          </table:table-cell>
          <table:table-cell table:formula="of:=([.$E$11]*[.$E$12]*[.$E$13]*SQRT(2*[.G15]*[.$A$11]/([.$E$14]*(1-[.$E$15]^4))))*[.$A$15]" office:value-type="float" office:value="0.0106153444539439">
            <text:p>0.0106153445</text:p>
          </table:table-cell>
          <table:table-cell table:number-columns-repeated="1016"/>
        </table:table-row>
        <table:table-row table:style-name="ro2">
          <table:table-cell table:style-name="ce16" table:number-columns-repeated="2"/>
          <table:table-cell table:number-columns-repeated="4"/>
          <table:table-cell office:value-type="float" office:value="1.5">
            <text:p>1.5</text:p>
          </table:table-cell>
          <table:table-cell table:formula="of:=([.$E$11]*[.$E$12]*[.$E$13]*SQRT(2*[.G16]*[.$A$11]/([.$E$14]*(1-[.$E$15]^4))))*[.$A$15]" office:value-type="float" office:value="0.0109879254123338">
            <text:p>0.0109879254</text:p>
          </table:table-cell>
          <table:table-cell table:number-columns-repeated="1016"/>
        </table:table-row>
        <table:table-row table:style-name="ro2">
          <table:table-cell table:style-name="ce16" table:number-columns-repeated="2"/>
          <table:table-cell/>
          <table:table-cell office:value-type="string">
            <text:p>Flow in terms of Pressure (Q)</text:p>
          </table:table-cell>
          <table:table-cell table:style-name="ce21" table:formula="of:=[.E11]*[.E12]*[.E13]*SQRT(2*[.E10]/([.E14]*(1-[.E15]^4)))" office:value-type="float" office:value="0.0107394808764336">
            <text:p>0.0107394809</text:p>
          </table:table-cell>
          <table:table-cell office:value-type="string">
            <text:p>L/Hr</text:p>
          </table:table-cell>
          <table:table-cell office:value-type="float" office:value="1.6">
            <text:p>1.6</text:p>
          </table:table-cell>
          <table:table-cell table:formula="of:=([.$E$11]*[.$E$12]*[.$E$13]*SQRT(2*[.G17]*[.$A$11]/([.$E$14]*(1-[.$E$15]^4))))*[.$A$15]" office:value-type="float" office:value="0.0113482805683568">
            <text:p>0.0113482806</text:p>
          </table:table-cell>
          <table:table-cell table:number-columns-repeated="1016"/>
        </table:table-row>
        <table:table-row table:style-name="ro2">
          <table:table-cell table:style-name="ce16" table:number-columns-repeated="2"/>
          <table:table-cell table:number-columns-repeated="2"/>
          <table:table-cell table:style-name="ce21" table:formula="of:=[.E17]*[.A15]" office:value-type="float" office:value="0.00283707014208921">
            <text:p>0.0028370701</text:p>
          </table:table-cell>
          <table:table-cell office:value-type="string">
            <text:p>Gal/Hr</text:p>
          </table:table-cell>
          <table:table-cell office:value-type="float" office:value="1.7">
            <text:p>1.7</text:p>
          </table:table-cell>
          <table:table-cell table:formula="of:=([.$E$11]*[.$E$12]*[.$E$13]*SQRT(2*[.G18]*[.$A$11]/([.$E$14]*(1-[.$E$15]^4))))*[.$A$15]" office:value-type="float" office:value="0.0116975398631199">
            <text:p>0.0116975399</text:p>
          </table:table-cell>
          <table:table-cell table:number-columns-repeated="1016"/>
        </table:table-row>
        <table:table-row table:style-name="ro2">
          <table:table-cell table:style-name="ce16" table:number-columns-repeated="2"/>
          <table:table-cell table:number-columns-repeated="4"/>
          <table:table-cell office:value-type="float" office:value="1.8">
            <text:p>1.8</text:p>
          </table:table-cell>
          <table:table-cell table:formula="of:=([.$E$11]*[.$E$12]*[.$E$13]*SQRT(2*[.G19]*[.$A$11]/([.$E$14]*(1-[.$E$15]^4))))*[.$A$15]" office:value-type="float" office:value="0.012036669217039">
            <text:p>0.0120366692</text:p>
          </table:table-cell>
          <table:table-cell table:number-columns-repeated="1016"/>
        </table:table-row>
        <table:table-row table:style-name="ro2">
          <table:table-cell table:style-name="ce16" table:number-columns-repeated="2"/>
          <table:table-cell table:number-columns-repeated="4"/>
          <table:table-cell office:value-type="float" office:value="1.9">
            <text:p>1.9</text:p>
          </table:table-cell>
          <table:table-cell table:formula="of:=([.$E$11]*[.$E$12]*[.$E$13]*SQRT(2*[.G20]*[.$A$11]/([.$E$14]*(1-[.$E$15]^4))))*[.$A$15]" office:value-type="float" office:value="0.0123665020451035">
            <text:p>0.012366502</text:p>
          </table:table-cell>
          <table:table-cell table:number-columns-repeated="1016"/>
        </table:table-row>
        <table:table-row table:style-name="ro2">
          <table:table-cell table:number-columns-repeated="3"/>
          <table:table-cell>
            <draw:frame table:end-cell-address="Sheet1.G42" table:end-x="0.726in" table:end-y="0.0555in" draw:z-index="0" draw:style-name="gr1" draw:text-style-name="P1" svg:width="5.0146in" svg:height="2.1264in" svg:x="0.263in" svg:y="0.0504in">
              <draw:object draw:notify-on-update-of-ranges="Sheet1.G2:Sheet1.G631 Sheet1.H1:Sheet1.H1 Sheet1.H2:Sheet1.H63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office:value-type="float" office:value="2">
            <text:p>2</text:p>
          </table:table-cell>
          <table:table-cell table:formula="of:=([.$E$11]*[.$E$12]*[.$E$13]*SQRT(2*[.G21]*[.$A$11]/([.$E$14]*(1-[.$E$15]^4))))*[.$A$15]" office:value-type="float" office:value="0.0126877633892929">
            <text:p>0.012687763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.1">
            <text:p>2.1</text:p>
          </table:table-cell>
          <table:table-cell table:formula="of:=([.$E$11]*[.$E$12]*[.$E$13]*SQRT(2*[.G22]*[.$A$11]/([.$E$14]*(1-[.$E$15]^4))))*[.$A$15]" office:value-type="float" office:value="0.0130010886780229">
            <text:p>0.013001088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.2">
            <text:p>2.2</text:p>
          </table:table-cell>
          <table:table-cell table:formula="of:=([.$E$11]*[.$E$12]*[.$E$13]*SQRT(2*[.G23]*[.$A$11]/([.$E$14]*(1-[.$E$15]^4))))*[.$A$15]" office:value-type="float" office:value="0.0133070385061797">
            <text:p>0.013307038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.3">
            <text:p>2.3</text:p>
          </table:table-cell>
          <table:table-cell table:formula="of:=([.$E$11]*[.$E$12]*[.$E$13]*SQRT(2*[.G24]*[.$A$11]/([.$E$14]*(1-[.$E$15]^4))))*[.$A$15]" office:value-type="float" office:value="0.0136061104212807">
            <text:p>0.013606110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.4">
            <text:p>2.4</text:p>
          </table:table-cell>
          <table:table-cell table:formula="of:=([.$E$11]*[.$E$12]*[.$E$13]*SQRT(2*[.G25]*[.$A$11]/([.$E$14]*(1-[.$E$15]^4))))*[.$A$15]" office:value-type="float" office:value="0.0138987484252079">
            <text:p>0.013898748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.5">
            <text:p>2.5</text:p>
          </table:table-cell>
          <table:table-cell table:formula="of:=([.$E$11]*[.$E$12]*[.$E$13]*SQRT(2*[.G26]*[.$A$11]/([.$E$14]*(1-[.$E$15]^4))))*[.$A$15]" office:value-type="float" office:value="0.0141853507104461">
            <text:p>0.014185350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.6">
            <text:p>2.6</text:p>
          </table:table-cell>
          <table:table-cell table:formula="of:=([.$E$11]*[.$E$12]*[.$E$13]*SQRT(2*[.G27]*[.$A$11]/([.$E$14]*(1-[.$E$15]^4))))*[.$A$15]" office:value-type="float" office:value="0.0144662760159443">
            <text:p>0.01446627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.7">
            <text:p>2.7</text:p>
          </table:table-cell>
          <table:table-cell table:formula="of:=([.$E$11]*[.$E$12]*[.$E$13]*SQRT(2*[.G28]*[.$A$11]/([.$E$14]*(1-[.$E$15]^4))))*[.$A$15]" office:value-type="float" office:value="0.0147418488922055">
            <text:p>0.014741848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.8">
            <text:p>2.8</text:p>
          </table:table-cell>
          <table:table-cell table:formula="of:=([.$E$11]*[.$E$12]*[.$E$13]*SQRT(2*[.G29]*[.$A$11]/([.$E$14]*(1-[.$E$15]^4))))*[.$A$15]" office:value-type="float" office:value="0.0150123640960295">
            <text:p>0.015012364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.9">
            <text:p>2.9</text:p>
          </table:table-cell>
          <table:table-cell table:formula="of:=([.$E$11]*[.$E$12]*[.$E$13]*SQRT(2*[.G30]*[.$A$11]/([.$E$14]*(1-[.$E$15]^4))))*[.$A$15]" office:value-type="float" office:value="0.0152780902845509">
            <text:p>0.015278090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">
            <text:p>3</text:p>
          </table:table-cell>
          <table:table-cell table:formula="of:=([.$E$11]*[.$E$12]*[.$E$13]*SQRT(2*[.G31]*[.$A$11]/([.$E$14]*(1-[.$E$15]^4))))*[.$A$15]" office:value-type="float" office:value="0.0155392731404665">
            <text:p>0.015539273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.1">
            <text:p>3.1</text:p>
          </table:table-cell>
          <table:table-cell table:formula="of:=([.$E$11]*[.$E$12]*[.$E$13]*SQRT(2*[.G32]*[.$A$11]/([.$E$14]*(1-[.$E$15]^4))))*[.$A$15]" office:value-type="float" office:value="0.0157961380319734">
            <text:p>0.01579613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.2">
            <text:p>3.2</text:p>
          </table:table-cell>
          <table:table-cell table:formula="of:=([.$E$11]*[.$E$12]*[.$E$13]*SQRT(2*[.G33]*[.$A$11]/([.$E$14]*(1-[.$E$15]^4))))*[.$A$15]" office:value-type="float" office:value="0.0160488922893853">
            <text:p>0.016048892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.3">
            <text:p>3.3</text:p>
          </table:table-cell>
          <table:table-cell table:formula="of:=([.$E$11]*[.$E$12]*[.$E$13]*SQRT(2*[.G34]*[.$A$11]/([.$E$14]*(1-[.$E$15]^4))))*[.$A$15]" office:value-type="float" office:value="0.016297727163854">
            <text:p>0.016297727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.4">
            <text:p>3.4</text:p>
          </table:table-cell>
          <table:table-cell table:formula="of:=([.$E$11]*[.$E$12]*[.$E$13]*SQRT(2*[.G35]*[.$A$11]/([.$E$14]*(1-[.$E$15]^4))))*[.$A$15]" office:value-type="float" office:value="0.0165428195208241">
            <text:p>0.016542819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.5">
            <text:p>3.5</text:p>
          </table:table-cell>
          <table:table-cell table:formula="of:=([.$E$11]*[.$E$12]*[.$E$13]*SQRT(2*[.G36]*[.$A$11]/([.$E$14]*(1-[.$E$15]^4))))*[.$A$15]" office:value-type="float" office:value="0.0167843333108495">
            <text:p>0.016784333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.6">
            <text:p>3.6</text:p>
          </table:table-cell>
          <table:table-cell table:formula="of:=([.$E$11]*[.$E$12]*[.$E$13]*SQRT(2*[.G37]*[.$A$11]/([.$E$14]*(1-[.$E$15]^4))))*[.$A$15]" office:value-type="float" office:value="0.0170224208525353">
            <text:p>0.017022420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.7">
            <text:p>3.7</text:p>
          </table:table-cell>
          <table:table-cell table:formula="of:=([.$E$11]*[.$E$12]*[.$E$13]*SQRT(2*[.G38]*[.$A$11]/([.$E$14]*(1-[.$E$15]^4))))*[.$A$15]" office:value-type="float" office:value="0.0172572239561281">
            <text:p>0.01725722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.8">
            <text:p>3.8</text:p>
          </table:table-cell>
          <table:table-cell table:formula="of:=([.$E$11]*[.$E$12]*[.$E$13]*SQRT(2*[.G39]*[.$A$11]/([.$E$14]*(1-[.$E$15]^4))))*[.$A$15]" office:value-type="float" office:value="0.0174888749112999">
            <text:p>0.017488874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.9">
            <text:p>3.9</text:p>
          </table:table-cell>
          <table:table-cell table:formula="of:=([.$E$11]*[.$E$12]*[.$E$13]*SQRT(2*[.G40]*[.$A$11]/([.$E$14]*(1-[.$E$15]^4))))*[.$A$15]" office:value-type="float" office:value="0.017717497358663">
            <text:p>0.017717497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">
            <text:p>4</text:p>
          </table:table-cell>
          <table:table-cell table:formula="of:=([.$E$11]*[.$E$12]*[.$E$13]*SQRT(2*[.G41]*[.$A$11]/([.$E$14]*(1-[.$E$15]^4))))*[.$A$15]" office:value-type="float" office:value="0.0179432070613189">
            <text:p>0.017943207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.1">
            <text:p>4.1</text:p>
          </table:table-cell>
          <table:table-cell table:formula="of:=([.$E$11]*[.$E$12]*[.$E$13]*SQRT(2*[.G42]*[.$A$11]/([.$E$14]*(1-[.$E$15]^4))))*[.$A$15]" office:value-type="float" office:value="0.0181661125901085">
            <text:p>0.018166112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.2">
            <text:p>4.2</text:p>
          </table:table-cell>
          <table:table-cell table:formula="of:=([.$E$11]*[.$E$12]*[.$E$13]*SQRT(2*[.G43]*[.$A$11]/([.$E$14]*(1-[.$E$15]^4))))*[.$A$15]" office:value-type="float" office:value="0.0183863159340753">
            <text:p>0.018386315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.3">
            <text:p>4.3</text:p>
          </table:table-cell>
          <table:table-cell table:formula="of:=([.$E$11]*[.$E$12]*[.$E$13]*SQRT(2*[.G44]*[.$A$11]/([.$E$14]*(1-[.$E$15]^4))))*[.$A$15]" office:value-type="float" office:value="0.0186039130458827">
            <text:p>0.01860391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.4">
            <text:p>4.4</text:p>
          </table:table-cell>
          <table:table-cell table:formula="of:=([.$E$11]*[.$E$12]*[.$E$13]*SQRT(2*[.G45]*[.$A$11]/([.$E$14]*(1-[.$E$15]^4))))*[.$A$15]" office:value-type="float" office:value="0.0188189943304604">
            <text:p>0.018818994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.5">
            <text:p>4.5</text:p>
          </table:table-cell>
          <table:table-cell table:formula="of:=([.$E$11]*[.$E$12]*[.$E$13]*SQRT(2*[.G46]*[.$A$11]/([.$E$14]*(1-[.$E$15]^4))))*[.$A$15]" office:value-type="float" office:value="0.0190316450839394">
            <text:p>0.019031645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.6">
            <text:p>4.6</text:p>
          </table:table-cell>
          <table:table-cell table:formula="of:=([.$E$11]*[.$E$12]*[.$E$13]*SQRT(2*[.G47]*[.$A$11]/([.$E$14]*(1-[.$E$15]^4))))*[.$A$15]" office:value-type="float" office:value="0.0192419458889211">
            <text:p>0.019241945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.7">
            <text:p>4.7</text:p>
          </table:table-cell>
          <table:table-cell table:formula="of:=([.$E$11]*[.$E$12]*[.$E$13]*SQRT(2*[.G48]*[.$A$11]/([.$E$14]*(1-[.$E$15]^4))))*[.$A$15]" office:value-type="float" office:value="0.0194499729712743">
            <text:p>0.01944997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.8">
            <text:p>4.8</text:p>
          </table:table-cell>
          <table:table-cell table:formula="of:=([.$E$11]*[.$E$12]*[.$E$13]*SQRT(2*[.G49]*[.$A$11]/([.$E$14]*(1-[.$E$15]^4))))*[.$A$15]" office:value-type="float" office:value="0.0196557985229407">
            <text:p>0.019655798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.9">
            <text:p>4.9</text:p>
          </table:table-cell>
          <table:table-cell table:formula="of:=([.$E$11]*[.$E$12]*[.$E$13]*SQRT(2*[.G50]*[.$A$11]/([.$E$14]*(1-[.$E$15]^4))))*[.$A$15]" office:value-type="float" office:value="0.0198594909946245">
            <text:p>0.01985949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">
            <text:p>5</text:p>
          </table:table-cell>
          <table:table-cell table:formula="of:=([.$E$11]*[.$E$12]*[.$E$13]*SQRT(2*[.G51]*[.$A$11]/([.$E$14]*(1-[.$E$15]^4))))*[.$A$15]" office:value-type="float" office:value="0.0200611153617316">
            <text:p>0.020061115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.1">
            <text:p>5.1</text:p>
          </table:table-cell>
          <table:table-cell table:formula="of:=([.$E$11]*[.$E$12]*[.$E$13]*SQRT(2*[.G52]*[.$A$11]/([.$E$14]*(1-[.$E$15]^4))))*[.$A$15]" office:value-type="float" office:value="0.020260733366486">
            <text:p>0.020260733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.2">
            <text:p>5.2</text:p>
          </table:table-cell>
          <table:table-cell table:formula="of:=([.$E$11]*[.$E$12]*[.$E$13]*SQRT(2*[.G53]*[.$A$11]/([.$E$14]*(1-[.$E$15]^4))))*[.$A$15]" office:value-type="float" office:value="0.0204584037387811">
            <text:p>0.020458403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.3">
            <text:p>5.3</text:p>
          </table:table-cell>
          <table:table-cell table:formula="of:=([.$E$11]*[.$E$12]*[.$E$13]*SQRT(2*[.G54]*[.$A$11]/([.$E$14]*(1-[.$E$15]^4))))*[.$A$15]" office:value-type="float" office:value="0.0206541823980062">
            <text:p>0.020654182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.4">
            <text:p>5.4</text:p>
          </table:table-cell>
          <table:table-cell table:formula="of:=([.$E$11]*[.$E$12]*[.$E$13]*SQRT(2*[.G55]*[.$A$11]/([.$E$14]*(1-[.$E$15]^4))))*[.$A$15]" office:value-type="float" office:value="0.0208481226378118">
            <text:p>0.020848122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.5">
            <text:p>5.5</text:p>
          </table:table-cell>
          <table:table-cell table:formula="of:=([.$E$11]*[.$E$12]*[.$E$13]*SQRT(2*[.G56]*[.$A$11]/([.$E$14]*(1-[.$E$15]^4))))*[.$A$15]" office:value-type="float" office:value="0.0210402752955463">
            <text:p>0.021040275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.6">
            <text:p>5.6</text:p>
          </table:table-cell>
          <table:table-cell table:formula="of:=([.$E$11]*[.$E$12]*[.$E$13]*SQRT(2*[.G57]*[.$A$11]/([.$E$14]*(1-[.$E$15]^4))))*[.$A$15]" office:value-type="float" office:value="0.0212306889078878">
            <text:p>0.021230688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.7">
            <text:p>5.7</text:p>
          </table:table-cell>
          <table:table-cell table:formula="of:=([.$E$11]*[.$E$12]*[.$E$13]*SQRT(2*[.G58]*[.$A$11]/([.$E$14]*(1-[.$E$15]^4))))*[.$A$15]" office:value-type="float" office:value="0.0214194098540236">
            <text:p>0.021419409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.8">
            <text:p>5.8</text:p>
          </table:table-cell>
          <table:table-cell table:formula="of:=([.$E$11]*[.$E$12]*[.$E$13]*SQRT(2*[.G59]*[.$A$11]/([.$E$14]*(1-[.$E$15]^4))))*[.$A$15]" office:value-type="float" office:value="0.0216064824875725">
            <text:p>0.021606482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.9">
            <text:p>5.9</text:p>
          </table:table-cell>
          <table:table-cell table:formula="of:=([.$E$11]*[.$E$12]*[.$E$13]*SQRT(2*[.G60]*[.$A$11]/([.$E$14]*(1-[.$E$15]^4))))*[.$A$15]" office:value-type="float" office:value="0.0217919492583135">
            <text:p>0.021791949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">
            <text:p>6</text:p>
          </table:table-cell>
          <table:table-cell table:formula="of:=([.$E$11]*[.$E$12]*[.$E$13]*SQRT(2*[.G61]*[.$A$11]/([.$E$14]*(1-[.$E$15]^4))))*[.$A$15]" office:value-type="float" office:value="0.0219758508246676">
            <text:p>0.021975850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.1">
            <text:p>6.1</text:p>
          </table:table-cell>
          <table:table-cell table:formula="of:=([.$E$11]*[.$E$12]*[.$E$13]*SQRT(2*[.G62]*[.$A$11]/([.$E$14]*(1-[.$E$15]^4))))*[.$A$15]" office:value-type="float" office:value="0.0221582261577767">
            <text:p>0.022158226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.2">
            <text:p>6.2</text:p>
          </table:table-cell>
          <table:table-cell table:formula="of:=([.$E$11]*[.$E$12]*[.$E$13]*SQRT(2*[.G63]*[.$A$11]/([.$E$14]*(1-[.$E$15]^4))))*[.$A$15]" office:value-type="float" office:value="0.0223391126379343">
            <text:p>0.022339112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.3">
            <text:p>6.3</text:p>
          </table:table-cell>
          <table:table-cell table:formula="of:=([.$E$11]*[.$E$12]*[.$E$13]*SQRT(2*[.G64]*[.$A$11]/([.$E$14]*(1-[.$E$15]^4))))*[.$A$15]" office:value-type="float" office:value="0.0225185461440442">
            <text:p>0.022518546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.4">
            <text:p>6.4</text:p>
          </table:table-cell>
          <table:table-cell table:formula="of:=([.$E$11]*[.$E$12]*[.$E$13]*SQRT(2*[.G65]*[.$A$11]/([.$E$14]*(1-[.$E$15]^4))))*[.$A$15]" office:value-type="float" office:value="0.0226965611367137">
            <text:p>0.022696561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.5">
            <text:p>6.5</text:p>
          </table:table-cell>
          <table:table-cell table:formula="of:=([.$E$11]*[.$E$12]*[.$E$13]*SQRT(2*[.G66]*[.$A$11]/([.$E$14]*(1-[.$E$15]^4))))*[.$A$15]" office:value-type="float" office:value="0.0228731907355252">
            <text:p>0.022873190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.6">
            <text:p>6.6</text:p>
          </table:table-cell>
          <table:table-cell table:formula="of:=([.$E$11]*[.$E$12]*[.$E$13]*SQRT(2*[.G67]*[.$A$11]/([.$E$14]*(1-[.$E$15]^4))))*[.$A$15]" office:value-type="float" office:value="0.0230484667909788">
            <text:p>0.023048466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.7">
            <text:p>6.7</text:p>
          </table:table-cell>
          <table:table-cell table:formula="of:=([.$E$11]*[.$E$12]*[.$E$13]*SQRT(2*[.G68]*[.$A$11]/([.$E$14]*(1-[.$E$15]^4))))*[.$A$15]" office:value-type="float" office:value="0.0232224199515465">
            <text:p>0.0232224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.8">
            <text:p>6.8</text:p>
          </table:table-cell>
          <table:table-cell table:formula="of:=([.$E$11]*[.$E$12]*[.$E$13]*SQRT(2*[.G69]*[.$A$11]/([.$E$14]*(1-[.$E$15]^4))))*[.$A$15]" office:value-type="float" office:value="0.0233950797262398">
            <text:p>0.023395079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.9">
            <text:p>6.9</text:p>
          </table:table-cell>
          <table:table-cell table:formula="of:=([.$E$11]*[.$E$12]*[.$E$13]*SQRT(2*[.G70]*[.$A$11]/([.$E$14]*(1-[.$E$15]^4))))*[.$A$15]" office:value-type="float" office:value="0.0235664745430506">
            <text:p>0.023566474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">
            <text:p>7</text:p>
          </table:table-cell>
          <table:table-cell table:formula="of:=([.$E$11]*[.$E$12]*[.$E$13]*SQRT(2*[.G71]*[.$A$11]/([.$E$14]*(1-[.$E$15]^4))))*[.$A$15]" office:value-type="float" office:value="0.0237366318035939">
            <text:p>0.023736631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.1">
            <text:p>7.1</text:p>
          </table:table-cell>
          <table:table-cell table:formula="of:=([.$E$11]*[.$E$12]*[.$E$13]*SQRT(2*[.G72]*[.$A$11]/([.$E$14]*(1-[.$E$15]^4))))*[.$A$15]" office:value-type="float" office:value="0.0239055779342504">
            <text:p>0.023905577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.2">
            <text:p>7.2</text:p>
          </table:table-cell>
          <table:table-cell table:formula="of:=([.$E$11]*[.$E$12]*[.$E$13]*SQRT(2*[.G73]*[.$A$11]/([.$E$14]*(1-[.$E$15]^4))))*[.$A$15]" office:value-type="float" office:value="0.024073338434078">
            <text:p>0.024073338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.3">
            <text:p>7.3</text:p>
          </table:table-cell>
          <table:table-cell table:formula="of:=([.$E$11]*[.$E$12]*[.$E$13]*SQRT(2*[.G74]*[.$A$11]/([.$E$14]*(1-[.$E$15]^4))))*[.$A$15]" office:value-type="float" office:value="0.0242399379197388">
            <text:p>0.024239937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.4">
            <text:p>7.4</text:p>
          </table:table-cell>
          <table:table-cell table:formula="of:=([.$E$11]*[.$E$12]*[.$E$13]*SQRT(2*[.G75]*[.$A$11]/([.$E$14]*(1-[.$E$15]^4))))*[.$A$15]" office:value-type="float" office:value="0.0244054001676662">
            <text:p>0.024405400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.5">
            <text:p>7.5</text:p>
          </table:table-cell>
          <table:table-cell table:formula="of:=([.$E$11]*[.$E$12]*[.$E$13]*SQRT(2*[.G76]*[.$A$11]/([.$E$14]*(1-[.$E$15]^4))))*[.$A$15]" office:value-type="float" office:value="0.0245697481536758">
            <text:p>0.024569748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.6">
            <text:p>7.6</text:p>
          </table:table-cell>
          <table:table-cell table:formula="of:=([.$E$11]*[.$E$12]*[.$E$13]*SQRT(2*[.G77]*[.$A$11]/([.$E$14]*(1-[.$E$15]^4))))*[.$A$15]" office:value-type="float" office:value="0.0247330040902069">
            <text:p>0.024733004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.7">
            <text:p>7.7</text:p>
          </table:table-cell>
          <table:table-cell table:formula="of:=([.$E$11]*[.$E$12]*[.$E$13]*SQRT(2*[.G78]*[.$A$11]/([.$E$14]*(1-[.$E$15]^4))))*[.$A$15]" office:value-type="float" office:value="0.0248951894613663">
            <text:p>0.024895189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.8">
            <text:p>7.8</text:p>
          </table:table-cell>
          <table:table-cell table:formula="of:=([.$E$11]*[.$E$12]*[.$E$13]*SQRT(2*[.G79]*[.$A$11]/([.$E$14]*(1-[.$E$15]^4))))*[.$A$15]" office:value-type="float" office:value="0.0250563250559307">
            <text:p>0.025056325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.9">
            <text:p>7.9</text:p>
          </table:table-cell>
          <table:table-cell table:formula="of:=([.$E$11]*[.$E$12]*[.$E$13]*SQRT(2*[.G80]*[.$A$11]/([.$E$14]*(1-[.$E$15]^4))))*[.$A$15]" office:value-type="float" office:value="0.0252164309984501">
            <text:p>0.02521643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">
            <text:p>8</text:p>
          </table:table-cell>
          <table:table-cell table:formula="of:=([.$E$11]*[.$E$12]*[.$E$13]*SQRT(2*[.G81]*[.$A$11]/([.$E$14]*(1-[.$E$15]^4))))*[.$A$15]" office:value-type="float" office:value="0.0253755267785859">
            <text:p>0.025375526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.1">
            <text:p>8.1</text:p>
          </table:table-cell>
          <table:table-cell table:formula="of:=([.$E$11]*[.$E$12]*[.$E$13]*SQRT(2*[.G82]*[.$A$11]/([.$E$14]*(1-[.$E$15]^4))))*[.$A$15]" office:value-type="float" office:value="0.0255336312788029">
            <text:p>0.025533631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.2">
            <text:p>8.2</text:p>
          </table:table-cell>
          <table:table-cell table:formula="of:=([.$E$11]*[.$E$12]*[.$E$13]*SQRT(2*[.G83]*[.$A$11]/([.$E$14]*(1-[.$E$15]^4))))*[.$A$15]" office:value-type="float" office:value="0.0256907628005281">
            <text:p>0.025690762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.3">
            <text:p>8.3</text:p>
          </table:table-cell>
          <table:table-cell table:formula="of:=([.$E$11]*[.$E$12]*[.$E$13]*SQRT(2*[.G84]*[.$A$11]/([.$E$14]*(1-[.$E$15]^4))))*[.$A$15]" office:value-type="float" office:value="0.0258469390888772">
            <text:p>0.025846939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.4">
            <text:p>8.4</text:p>
          </table:table-cell>
          <table:table-cell table:formula="of:=([.$E$11]*[.$E$12]*[.$E$13]*SQRT(2*[.G85]*[.$A$11]/([.$E$14]*(1-[.$E$15]^4))))*[.$A$15]" office:value-type="float" office:value="0.0260021773560459">
            <text:p>0.026002177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.5">
            <text:p>8.5</text:p>
          </table:table-cell>
          <table:table-cell table:formula="of:=([.$E$11]*[.$E$12]*[.$E$13]*SQRT(2*[.G86]*[.$A$11]/([.$E$14]*(1-[.$E$15]^4))))*[.$A$15]" office:value-type="float" office:value="0.0261564943034497">
            <text:p>0.026156494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.6">
            <text:p>8.6</text:p>
          </table:table-cell>
          <table:table-cell table:formula="of:=([.$E$11]*[.$E$12]*[.$E$13]*SQRT(2*[.G87]*[.$A$11]/([.$E$14]*(1-[.$E$15]^4))))*[.$A$15]" office:value-type="float" office:value="0.0263099061426971">
            <text:p>0.026309906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.7">
            <text:p>8.7</text:p>
          </table:table-cell>
          <table:table-cell table:formula="of:=([.$E$11]*[.$E$12]*[.$E$13]*SQRT(2*[.G88]*[.$A$11]/([.$E$14]*(1-[.$E$15]^4))))*[.$A$15]" office:value-type="float" office:value="0.0264624286154666">
            <text:p>0.026462428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.8">
            <text:p>8.8</text:p>
          </table:table-cell>
          <table:table-cell table:formula="of:=([.$E$11]*[.$E$12]*[.$E$13]*SQRT(2*[.G89]*[.$A$11]/([.$E$14]*(1-[.$E$15]^4))))*[.$A$15]" office:value-type="float" office:value="0.0266140770123595">
            <text:p>0.02661407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.9">
            <text:p>8.9</text:p>
          </table:table-cell>
          <table:table-cell table:formula="of:=([.$E$11]*[.$E$12]*[.$E$13]*SQRT(2*[.G90]*[.$A$11]/([.$E$14]*(1-[.$E$15]^4))))*[.$A$15]" office:value-type="float" office:value="0.0267648661907908">
            <text:p>0.026764866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">
            <text:p>9</text:p>
          </table:table-cell>
          <table:table-cell table:formula="of:=([.$E$11]*[.$E$12]*[.$E$13]*SQRT(2*[.G91]*[.$A$11]/([.$E$14]*(1-[.$E$15]^4))))*[.$A$15]" office:value-type="float" office:value="0.0269148105919783">
            <text:p>0.026914810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.1">
            <text:p>9.1</text:p>
          </table:table-cell>
          <table:table-cell table:formula="of:=([.$E$11]*[.$E$12]*[.$E$13]*SQRT(2*[.G92]*[.$A$11]/([.$E$14]*(1-[.$E$15]^4))))*[.$A$15]" office:value-type="float" office:value="0.0270639242570844">
            <text:p>0.027063924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.2">
            <text:p>9.2</text:p>
          </table:table-cell>
          <table:table-cell table:formula="of:=([.$E$11]*[.$E$12]*[.$E$13]*SQRT(2*[.G93]*[.$A$11]/([.$E$14]*(1-[.$E$15]^4))))*[.$A$15]" office:value-type="float" office:value="0.0272122208425615">
            <text:p>0.027212220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.3">
            <text:p>9.3</text:p>
          </table:table-cell>
          <table:table-cell table:formula="of:=([.$E$11]*[.$E$12]*[.$E$13]*SQRT(2*[.G94]*[.$A$11]/([.$E$14]*(1-[.$E$15]^4))))*[.$A$15]" office:value-type="float" office:value="0.027359713634749">
            <text:p>0.027359713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.4">
            <text:p>9.4</text:p>
          </table:table-cell>
          <table:table-cell table:formula="of:=([.$E$11]*[.$E$12]*[.$E$13]*SQRT(2*[.G95]*[.$A$11]/([.$E$14]*(1-[.$E$15]^4))))*[.$A$15]" office:value-type="float" office:value="0.0275064155637663">
            <text:p>0.027506415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.5">
            <text:p>9.5</text:p>
          </table:table-cell>
          <table:table-cell table:formula="of:=([.$E$11]*[.$E$12]*[.$E$13]*SQRT(2*[.G96]*[.$A$11]/([.$E$14]*(1-[.$E$15]^4))))*[.$A$15]" office:value-type="float" office:value="0.0276523392167415">
            <text:p>0.027652339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.6">
            <text:p>9.6</text:p>
          </table:table-cell>
          <table:table-cell table:formula="of:=([.$E$11]*[.$E$12]*[.$E$13]*SQRT(2*[.G97]*[.$A$11]/([.$E$14]*(1-[.$E$15]^4))))*[.$A$15]" office:value-type="float" office:value="0.0277974968504157">
            <text:p>0.027797496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.7">
            <text:p>9.7</text:p>
          </table:table-cell>
          <table:table-cell table:formula="of:=([.$E$11]*[.$E$12]*[.$E$13]*SQRT(2*[.G98]*[.$A$11]/([.$E$14]*(1-[.$E$15]^4))))*[.$A$15]" office:value-type="float" office:value="0.0279419004031581">
            <text:p>0.027941900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.8">
            <text:p>9.8</text:p>
          </table:table-cell>
          <table:table-cell table:formula="of:=([.$E$11]*[.$E$12]*[.$E$13]*SQRT(2*[.G99]*[.$A$11]/([.$E$14]*(1-[.$E$15]^4))))*[.$A$15]" office:value-type="float" office:value="0.0280855615064243">
            <text:p>0.028085561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.9">
            <text:p>9.9</text:p>
          </table:table-cell>
          <table:table-cell table:formula="of:=([.$E$11]*[.$E$12]*[.$E$13]*SQRT(2*[.G100]*[.$A$11]/([.$E$14]*(1-[.$E$15]^4))))*[.$A$15]" office:value-type="float" office:value="0.0282284914956906">
            <text:p>0.028228491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">
            <text:p>10</text:p>
          </table:table-cell>
          <table:table-cell table:formula="of:=([.$E$11]*[.$E$12]*[.$E$13]*SQRT(2*[.G101]*[.$A$11]/([.$E$14]*(1-[.$E$15]^4))))*[.$A$15]" office:value-type="float" office:value="0.0283707014208921">
            <text:p>0.028370701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.1">
            <text:p>10.1</text:p>
          </table:table-cell>
          <table:table-cell table:formula="of:=([.$E$11]*[.$E$12]*[.$E$13]*SQRT(2*[.G102]*[.$A$11]/([.$E$14]*(1-[.$E$15]^4))))*[.$A$15]" office:value-type="float" office:value="0.0285122020563924">
            <text:p>0.028512202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.2">
            <text:p>10.2</text:p>
          </table:table-cell>
          <table:table-cell table:formula="of:=([.$E$11]*[.$E$12]*[.$E$13]*SQRT(2*[.G103]*[.$A$11]/([.$E$14]*(1-[.$E$15]^4))))*[.$A$15]" office:value-type="float" office:value="0.0286530039105096">
            <text:p>0.028653003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.3">
            <text:p>10.3</text:p>
          </table:table-cell>
          <table:table-cell table:formula="of:=([.$E$11]*[.$E$12]*[.$E$13]*SQRT(2*[.G104]*[.$A$11]/([.$E$14]*(1-[.$E$15]^4))))*[.$A$15]" office:value-type="float" office:value="0.0287931172346242">
            <text:p>0.028793117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.4">
            <text:p>10.4</text:p>
          </table:table-cell>
          <table:table-cell table:formula="of:=([.$E$11]*[.$E$12]*[.$E$13]*SQRT(2*[.G105]*[.$A$11]/([.$E$14]*(1-[.$E$15]^4))))*[.$A$15]" office:value-type="float" office:value="0.0289325520318887">
            <text:p>0.02893255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.5">
            <text:p>10.5</text:p>
          </table:table-cell>
          <table:table-cell table:formula="of:=([.$E$11]*[.$E$12]*[.$E$13]*SQRT(2*[.G106]*[.$A$11]/([.$E$14]*(1-[.$E$15]^4))))*[.$A$15]" office:value-type="float" office:value="0.0290713180655622">
            <text:p>0.029071318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.6">
            <text:p>10.6</text:p>
          </table:table-cell>
          <table:table-cell table:formula="of:=([.$E$11]*[.$E$12]*[.$E$13]*SQRT(2*[.G107]*[.$A$11]/([.$E$14]*(1-[.$E$15]^4))))*[.$A$15]" office:value-type="float" office:value="0.029209424866988">
            <text:p>0.029209424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.7">
            <text:p>10.7</text:p>
          </table:table-cell>
          <table:table-cell table:formula="of:=([.$E$11]*[.$E$12]*[.$E$13]*SQRT(2*[.G108]*[.$A$11]/([.$E$14]*(1-[.$E$15]^4))))*[.$A$15]" office:value-type="float" office:value="0.0293468817432338">
            <text:p>0.029346881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.8">
            <text:p>10.8</text:p>
          </table:table-cell>
          <table:table-cell table:formula="of:=([.$E$11]*[.$E$12]*[.$E$13]*SQRT(2*[.G109]*[.$A$11]/([.$E$14]*(1-[.$E$15]^4))))*[.$A$15]" office:value-type="float" office:value="0.029483697784411">
            <text:p>0.029483697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.9">
            <text:p>10.9</text:p>
          </table:table-cell>
          <table:table-cell table:formula="of:=([.$E$11]*[.$E$12]*[.$E$13]*SQRT(2*[.G110]*[.$A$11]/([.$E$14]*(1-[.$E$15]^4))))*[.$A$15]" office:value-type="float" office:value="0.0296198818706898">
            <text:p>0.029619881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1">
            <text:p>11</text:p>
          </table:table-cell>
          <table:table-cell table:formula="of:=([.$E$11]*[.$E$12]*[.$E$13]*SQRT(2*[.G111]*[.$A$11]/([.$E$14]*(1-[.$E$15]^4))))*[.$A$15]" office:value-type="float" office:value="0.0297554426790251">
            <text:p>0.029755442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1.1">
            <text:p>11.1</text:p>
          </table:table-cell>
          <table:table-cell table:formula="of:=([.$E$11]*[.$E$12]*[.$E$13]*SQRT(2*[.G112]*[.$A$11]/([.$E$14]*(1-[.$E$15]^4))))*[.$A$15]" office:value-type="float" office:value="0.0298903886896086">
            <text:p>0.029890388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1.2">
            <text:p>11.2</text:p>
          </table:table-cell>
          <table:table-cell table:formula="of:=([.$E$11]*[.$E$12]*[.$E$13]*SQRT(2*[.G113]*[.$A$11]/([.$E$14]*(1-[.$E$15]^4))))*[.$A$15]" office:value-type="float" office:value="0.0300247281920589">
            <text:p>0.030024728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1.3">
            <text:p>11.3</text:p>
          </table:table-cell>
          <table:table-cell table:formula="of:=([.$E$11]*[.$E$12]*[.$E$13]*SQRT(2*[.G114]*[.$A$11]/([.$E$14]*(1-[.$E$15]^4))))*[.$A$15]" office:value-type="float" office:value="0.0301584692913641">
            <text:p>0.030158469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1.4">
            <text:p>11.4</text:p>
          </table:table-cell>
          <table:table-cell table:formula="of:=([.$E$11]*[.$E$12]*[.$E$13]*SQRT(2*[.G115]*[.$A$11]/([.$E$14]*(1-[.$E$15]^4))))*[.$A$15]" office:value-type="float" office:value="0.0302916199135881">
            <text:p>0.030291619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1.5">
            <text:p>11.5</text:p>
          </table:table-cell>
          <table:table-cell table:formula="of:=([.$E$11]*[.$E$12]*[.$E$13]*SQRT(2*[.G116]*[.$A$11]/([.$E$14]*(1-[.$E$15]^4))))*[.$A$15]" office:value-type="float" office:value="0.030424187811352">
            <text:p>0.030424187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1.6">
            <text:p>11.6</text:p>
          </table:table-cell>
          <table:table-cell table:formula="of:=([.$E$11]*[.$E$12]*[.$E$13]*SQRT(2*[.G117]*[.$A$11]/([.$E$14]*(1-[.$E$15]^4))))*[.$A$15]" office:value-type="float" office:value="0.0305561805691018">
            <text:p>0.030556180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1.7">
            <text:p>11.7</text:p>
          </table:table-cell>
          <table:table-cell table:formula="of:=([.$E$11]*[.$E$12]*[.$E$13]*SQRT(2*[.G118]*[.$A$11]/([.$E$14]*(1-[.$E$15]^4))))*[.$A$15]" office:value-type="float" office:value="0.0306876056081717">
            <text:p>0.030687605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1.8">
            <text:p>11.8</text:p>
          </table:table-cell>
          <table:table-cell table:formula="of:=([.$E$11]*[.$E$12]*[.$E$13]*SQRT(2*[.G119]*[.$A$11]/([.$E$14]*(1-[.$E$15]^4))))*[.$A$15]" office:value-type="float" office:value="0.0308184701916533">
            <text:p>0.030818470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1.9">
            <text:p>11.9</text:p>
          </table:table-cell>
          <table:table-cell table:formula="of:=([.$E$11]*[.$E$12]*[.$E$13]*SQRT(2*[.G120]*[.$A$11]/([.$E$14]*(1-[.$E$15]^4))))*[.$A$15]" office:value-type="float" office:value="0.0309487814290798">
            <text:p>0.030948781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2">
            <text:p>12</text:p>
          </table:table-cell>
          <table:table-cell table:formula="of:=([.$E$11]*[.$E$12]*[.$E$13]*SQRT(2*[.G121]*[.$A$11]/([.$E$14]*(1-[.$E$15]^4))))*[.$A$15]" office:value-type="float" office:value="0.031078546280933">
            <text:p>0.031078546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2.1">
            <text:p>12.1</text:p>
          </table:table-cell>
          <table:table-cell table:formula="of:=([.$E$11]*[.$E$12]*[.$E$13]*SQRT(2*[.G122]*[.$A$11]/([.$E$14]*(1-[.$E$15]^4))))*[.$A$15]" office:value-type="float" office:value="0.0312077715629813">
            <text:p>0.031207771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2.2">
            <text:p>12.2</text:p>
          </table:table-cell>
          <table:table-cell table:formula="of:=([.$E$11]*[.$E$12]*[.$E$13]*SQRT(2*[.G123]*[.$A$11]/([.$E$14]*(1-[.$E$15]^4))))*[.$A$15]" office:value-type="float" office:value="0.0313364639504581">
            <text:p>0.03133646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2.3">
            <text:p>12.3</text:p>
          </table:table-cell>
          <table:table-cell table:formula="of:=([.$E$11]*[.$E$12]*[.$E$13]*SQRT(2*[.G124]*[.$A$11]/([.$E$14]*(1-[.$E$15]^4))))*[.$A$15]" office:value-type="float" office:value="0.0314646299820845">
            <text:p>0.0314646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2.4">
            <text:p>12.4</text:p>
          </table:table-cell>
          <table:table-cell table:formula="of:=([.$E$11]*[.$E$12]*[.$E$13]*SQRT(2*[.G125]*[.$A$11]/([.$E$14]*(1-[.$E$15]^4))))*[.$A$15]" office:value-type="float" office:value="0.0315922760639468">
            <text:p>0.031592276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2.5">
            <text:p>12.5</text:p>
          </table:table-cell>
          <table:table-cell table:formula="of:=([.$E$11]*[.$E$12]*[.$E$13]*SQRT(2*[.G126]*[.$A$11]/([.$E$14]*(1-[.$E$15]^4))))*[.$A$15]" office:value-type="float" office:value="0.0317194084732323">
            <text:p>0.031719408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2.6">
            <text:p>12.6</text:p>
          </table:table-cell>
          <table:table-cell table:formula="of:=([.$E$11]*[.$E$12]*[.$E$13]*SQRT(2*[.G127]*[.$A$11]/([.$E$14]*(1-[.$E$15]^4))))*[.$A$15]" office:value-type="float" office:value="0.0318460333618317">
            <text:p>0.031846033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2.7">
            <text:p>12.7</text:p>
          </table:table-cell>
          <table:table-cell table:formula="of:=([.$E$11]*[.$E$12]*[.$E$13]*SQRT(2*[.G128]*[.$A$11]/([.$E$14]*(1-[.$E$15]^4))))*[.$A$15]" office:value-type="float" office:value="0.0319721567598126">
            <text:p>0.031972156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2.8">
            <text:p>12.8</text:p>
          </table:table-cell>
          <table:table-cell table:formula="of:=([.$E$11]*[.$E$12]*[.$E$13]*SQRT(2*[.G129]*[.$A$11]/([.$E$14]*(1-[.$E$15]^4))))*[.$A$15]" office:value-type="float" office:value="0.0320977845787706">
            <text:p>0.032097784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2.9">
            <text:p>12.9</text:p>
          </table:table-cell>
          <table:table-cell table:formula="of:=([.$E$11]*[.$E$12]*[.$E$13]*SQRT(2*[.G130]*[.$A$11]/([.$E$14]*(1-[.$E$15]^4))))*[.$A$15]" office:value-type="float" office:value="0.0322229226150624">
            <text:p>0.032222922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3">
            <text:p>13</text:p>
          </table:table-cell>
          <table:table-cell table:formula="of:=([.$E$11]*[.$E$12]*[.$E$13]*SQRT(2*[.G131]*[.$A$11]/([.$E$14]*(1-[.$E$15]^4))))*[.$A$15]" office:value-type="float" office:value="0.0323475765529264">
            <text:p>0.032347576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3.1">
            <text:p>13.1</text:p>
          </table:table-cell>
          <table:table-cell table:formula="of:=([.$E$11]*[.$E$12]*[.$E$13]*SQRT(2*[.G132]*[.$A$11]/([.$E$14]*(1-[.$E$15]^4))))*[.$A$15]" office:value-type="float" office:value="0.0324717519674958">
            <text:p>0.03247175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3.2">
            <text:p>13.2</text:p>
          </table:table-cell>
          <table:table-cell table:formula="of:=([.$E$11]*[.$E$12]*[.$E$13]*SQRT(2*[.G133]*[.$A$11]/([.$E$14]*(1-[.$E$15]^4))))*[.$A$15]" office:value-type="float" office:value="0.032595454327708">
            <text:p>0.032595454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3.3">
            <text:p>13.3</text:p>
          </table:table-cell>
          <table:table-cell table:formula="of:=([.$E$11]*[.$E$12]*[.$E$13]*SQRT(2*[.G134]*[.$A$11]/([.$E$14]*(1-[.$E$15]^4))))*[.$A$15]" office:value-type="float" office:value="0.0327186889991154">
            <text:p>0.03271868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3.4">
            <text:p>13.4</text:p>
          </table:table-cell>
          <table:table-cell table:formula="of:=([.$E$11]*[.$E$12]*[.$E$13]*SQRT(2*[.G135]*[.$A$11]/([.$E$14]*(1-[.$E$15]^4))))*[.$A$15]" office:value-type="float" office:value="0.0328414612466006">
            <text:p>0.032841461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3.5">
            <text:p>13.5</text:p>
          </table:table-cell>
          <table:table-cell table:formula="of:=([.$E$11]*[.$E$12]*[.$E$13]*SQRT(2*[.G136]*[.$A$11]/([.$E$14]*(1-[.$E$15]^4))))*[.$A$15]" office:value-type="float" office:value="0.0329637762370015">
            <text:p>0.032963776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3.6">
            <text:p>13.6</text:p>
          </table:table-cell>
          <table:table-cell table:formula="of:=([.$E$11]*[.$E$12]*[.$E$13]*SQRT(2*[.G137]*[.$A$11]/([.$E$14]*(1-[.$E$15]^4))))*[.$A$15]" office:value-type="float" office:value="0.0330856390416482">
            <text:p>0.03308563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3.7">
            <text:p>13.7</text:p>
          </table:table-cell>
          <table:table-cell table:formula="of:=([.$E$11]*[.$E$12]*[.$E$13]*SQRT(2*[.G138]*[.$A$11]/([.$E$14]*(1-[.$E$15]^4))))*[.$A$15]" office:value-type="float" office:value="0.0332070546388169">
            <text:p>0.033207054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3.8">
            <text:p>13.8</text:p>
          </table:table-cell>
          <table:table-cell table:formula="of:=([.$E$11]*[.$E$12]*[.$E$13]*SQRT(2*[.G139]*[.$A$11]/([.$E$14]*(1-[.$E$15]^4))))*[.$A$15]" office:value-type="float" office:value="0.0333280279161025">
            <text:p>0.033328027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3.9">
            <text:p>13.9</text:p>
          </table:table-cell>
          <table:table-cell table:formula="of:=([.$E$11]*[.$E$12]*[.$E$13]*SQRT(2*[.G140]*[.$A$11]/([.$E$14]*(1-[.$E$15]^4))))*[.$A$15]" office:value-type="float" office:value="0.0334485636727146">
            <text:p>0.033448563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formula="of:=([.$E$11]*[.$E$12]*[.$E$13]*SQRT(2*[.G141]*[.$A$11]/([.$E$14]*(1-[.$E$15]^4))))*[.$A$15]" office:value-type="float" office:value="0.0335686666216991">
            <text:p>0.033568666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4.1">
            <text:p>14.1</text:p>
          </table:table-cell>
          <table:table-cell table:formula="of:=([.$E$11]*[.$E$12]*[.$E$13]*SQRT(2*[.G142]*[.$A$11]/([.$E$14]*(1-[.$E$15]^4))))*[.$A$15]" office:value-type="float" office:value="0.0336883413920886">
            <text:p>0.033688341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4.2">
            <text:p>14.2</text:p>
          </table:table-cell>
          <table:table-cell table:formula="of:=([.$E$11]*[.$E$12]*[.$E$13]*SQRT(2*[.G143]*[.$A$11]/([.$E$14]*(1-[.$E$15]^4))))*[.$A$15]" office:value-type="float" office:value="0.0338075925309839">
            <text:p>0.033807592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4.3">
            <text:p>14.3</text:p>
          </table:table-cell>
          <table:table-cell table:formula="of:=([.$E$11]*[.$E$12]*[.$E$13]*SQRT(2*[.G144]*[.$A$11]/([.$E$14]*(1-[.$E$15]^4))))*[.$A$15]" office:value-type="float" office:value="0.0339264245055705">
            <text:p>0.033926424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4.4">
            <text:p>14.4</text:p>
          </table:table-cell>
          <table:table-cell table:formula="of:=([.$E$11]*[.$E$12]*[.$E$13]*SQRT(2*[.G145]*[.$A$11]/([.$E$14]*(1-[.$E$15]^4))))*[.$A$15]" office:value-type="float" office:value="0.0340448417050705">
            <text:p>0.034044841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4.5">
            <text:p>14.5</text:p>
          </table:table-cell>
          <table:table-cell table:formula="of:=([.$E$11]*[.$E$12]*[.$E$13]*SQRT(2*[.G146]*[.$A$11]/([.$E$14]*(1-[.$E$15]^4))))*[.$A$15]" office:value-type="float" office:value="0.0341628484426349">
            <text:p>0.034162848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4.6">
            <text:p>14.6</text:p>
          </table:table-cell>
          <table:table-cell table:formula="of:=([.$E$11]*[.$E$12]*[.$E$13]*SQRT(2*[.G147]*[.$A$11]/([.$E$14]*(1-[.$E$15]^4))))*[.$A$15]" office:value-type="float" office:value="0.0342804489571764">
            <text:p>0.03428044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4.7">
            <text:p>14.7</text:p>
          </table:table-cell>
          <table:table-cell table:formula="of:=([.$E$11]*[.$E$12]*[.$E$13]*SQRT(2*[.G148]*[.$A$11]/([.$E$14]*(1-[.$E$15]^4))))*[.$A$15]" office:value-type="float" office:value="0.0343976474151462">
            <text:p>0.034397647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4.8">
            <text:p>14.8</text:p>
          </table:table-cell>
          <table:table-cell table:formula="of:=([.$E$11]*[.$E$12]*[.$E$13]*SQRT(2*[.G149]*[.$A$11]/([.$E$14]*(1-[.$E$15]^4))))*[.$A$15]" office:value-type="float" office:value="0.0345144479122562">
            <text:p>0.034514447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4.9">
            <text:p>14.9</text:p>
          </table:table-cell>
          <table:table-cell table:formula="of:=([.$E$11]*[.$E$12]*[.$E$13]*SQRT(2*[.G150]*[.$A$11]/([.$E$14]*(1-[.$E$15]^4))))*[.$A$15]" office:value-type="float" office:value="0.0346308544751495">
            <text:p>0.034630854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formula="of:=([.$E$11]*[.$E$12]*[.$E$13]*SQRT(2*[.G151]*[.$A$11]/([.$E$14]*(1-[.$E$15]^4))))*[.$A$15]" office:value-type="float" office:value="0.0347468710630197">
            <text:p>0.034746871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5.1">
            <text:p>15.1</text:p>
          </table:table-cell>
          <table:table-cell table:formula="of:=([.$E$11]*[.$E$12]*[.$E$13]*SQRT(2*[.G152]*[.$A$11]/([.$E$14]*(1-[.$E$15]^4))))*[.$A$15]" office:value-type="float" office:value="0.0348625015691824">
            <text:p>0.034862501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5.2">
            <text:p>15.2</text:p>
          </table:table-cell>
          <table:table-cell table:formula="of:=([.$E$11]*[.$E$12]*[.$E$13]*SQRT(2*[.G153]*[.$A$11]/([.$E$14]*(1-[.$E$15]^4))))*[.$A$15]" office:value-type="float" office:value="0.0349777498225998">
            <text:p>0.034977749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5.3">
            <text:p>15.3</text:p>
          </table:table-cell>
          <table:table-cell table:formula="of:=([.$E$11]*[.$E$12]*[.$E$13]*SQRT(2*[.G154]*[.$A$11]/([.$E$14]*(1-[.$E$15]^4))))*[.$A$15]" office:value-type="float" office:value="0.0350926195893598">
            <text:p>0.035092619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5.4">
            <text:p>15.4</text:p>
          </table:table-cell>
          <table:table-cell table:formula="of:=([.$E$11]*[.$E$12]*[.$E$13]*SQRT(2*[.G155]*[.$A$11]/([.$E$14]*(1-[.$E$15]^4))))*[.$A$15]" office:value-type="float" office:value="0.035207114574112">
            <text:p>0.035207114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5.5">
            <text:p>15.5</text:p>
          </table:table-cell>
          <table:table-cell table:formula="of:=([.$E$11]*[.$E$12]*[.$E$13]*SQRT(2*[.G156]*[.$A$11]/([.$E$14]*(1-[.$E$15]^4))))*[.$A$15]" office:value-type="float" office:value="0.0353212384214623">
            <text:p>0.035321238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5.6">
            <text:p>15.6</text:p>
          </table:table-cell>
          <table:table-cell table:formula="of:=([.$E$11]*[.$E$12]*[.$E$13]*SQRT(2*[.G157]*[.$A$11]/([.$E$14]*(1-[.$E$15]^4))))*[.$A$15]" office:value-type="float" office:value="0.035434994717326">
            <text:p>0.035434994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5.7">
            <text:p>15.7</text:p>
          </table:table-cell>
          <table:table-cell table:formula="of:=([.$E$11]*[.$E$12]*[.$E$13]*SQRT(2*[.G158]*[.$A$11]/([.$E$14]*(1-[.$E$15]^4))))*[.$A$15]" office:value-type="float" office:value="0.0355483869902427">
            <text:p>0.03554838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5.8">
            <text:p>15.8</text:p>
          </table:table-cell>
          <table:table-cell table:formula="of:=([.$E$11]*[.$E$12]*[.$E$13]*SQRT(2*[.G159]*[.$A$11]/([.$E$14]*(1-[.$E$15]^4))))*[.$A$15]" office:value-type="float" office:value="0.0356614187126534">
            <text:p>0.035661418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5.9">
            <text:p>15.9</text:p>
          </table:table-cell>
          <table:table-cell table:formula="of:=([.$E$11]*[.$E$12]*[.$E$13]*SQRT(2*[.G160]*[.$A$11]/([.$E$14]*(1-[.$E$15]^4))))*[.$A$15]" office:value-type="float" office:value="0.0357740933021415">
            <text:p>0.035774093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formula="of:=([.$E$11]*[.$E$12]*[.$E$13]*SQRT(2*[.G161]*[.$A$11]/([.$E$14]*(1-[.$E$15]^4))))*[.$A$15]" office:value-type="float" office:value="0.0358864141226378">
            <text:p>0.035886414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6.1">
            <text:p>16.1</text:p>
          </table:table-cell>
          <table:table-cell table:formula="of:=([.$E$11]*[.$E$12]*[.$E$13]*SQRT(2*[.G162]*[.$A$11]/([.$E$14]*(1-[.$E$15]^4))))*[.$A$15]" office:value-type="float" office:value="0.0359983844855931">
            <text:p>0.035998384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6.2">
            <text:p>16.2</text:p>
          </table:table-cell>
          <table:table-cell table:formula="of:=([.$E$11]*[.$E$12]*[.$E$13]*SQRT(2*[.G163]*[.$A$11]/([.$E$14]*(1-[.$E$15]^4))))*[.$A$15]" office:value-type="float" office:value="0.0361100076511169">
            <text:p>0.036110007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6.3">
            <text:p>16.3</text:p>
          </table:table-cell>
          <table:table-cell table:formula="of:=([.$E$11]*[.$E$12]*[.$E$13]*SQRT(2*[.G164]*[.$A$11]/([.$E$14]*(1-[.$E$15]^4))))*[.$A$15]" office:value-type="float" office:value="0.0362212868290852">
            <text:p>0.036221286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6.4">
            <text:p>16.4</text:p>
          </table:table-cell>
          <table:table-cell table:formula="of:=([.$E$11]*[.$E$12]*[.$E$13]*SQRT(2*[.G165]*[.$A$11]/([.$E$14]*(1-[.$E$15]^4))))*[.$A$15]" office:value-type="float" office:value="0.036332225180217">
            <text:p>0.036332225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6.5">
            <text:p>16.5</text:p>
          </table:table-cell>
          <table:table-cell table:formula="of:=([.$E$11]*[.$E$12]*[.$E$13]*SQRT(2*[.G166]*[.$A$11]/([.$E$14]*(1-[.$E$15]^4))))*[.$A$15]" office:value-type="float" office:value="0.0364428258171224">
            <text:p>0.036442825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6.6">
            <text:p>16.6</text:p>
          </table:table-cell>
          <table:table-cell table:formula="of:=([.$E$11]*[.$E$12]*[.$E$13]*SQRT(2*[.G167]*[.$A$11]/([.$E$14]*(1-[.$E$15]^4))))*[.$A$15]" office:value-type="float" office:value="0.0365530918053215">
            <text:p>0.036553091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6.7">
            <text:p>16.7</text:p>
          </table:table-cell>
          <table:table-cell table:formula="of:=([.$E$11]*[.$E$12]*[.$E$13]*SQRT(2*[.G168]*[.$A$11]/([.$E$14]*(1-[.$E$15]^4))))*[.$A$15]" office:value-type="float" office:value="0.0366630261642352">
            <text:p>0.036663026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6.8">
            <text:p>16.8</text:p>
          </table:table-cell>
          <table:table-cell table:formula="of:=([.$E$11]*[.$E$12]*[.$E$13]*SQRT(2*[.G169]*[.$A$11]/([.$E$14]*(1-[.$E$15]^4))))*[.$A$15]" office:value-type="float" office:value="0.0367726318681506">
            <text:p>0.036772631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6.9">
            <text:p>16.9</text:p>
          </table:table-cell>
          <table:table-cell table:formula="of:=([.$E$11]*[.$E$12]*[.$E$13]*SQRT(2*[.G170]*[.$A$11]/([.$E$14]*(1-[.$E$15]^4))))*[.$A$15]" office:value-type="float" office:value="0.0368819118471597">
            <text:p>0.036881911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7">
            <text:p>17</text:p>
          </table:table-cell>
          <table:table-cell table:formula="of:=([.$E$11]*[.$E$12]*[.$E$13]*SQRT(2*[.G171]*[.$A$11]/([.$E$14]*(1-[.$E$15]^4))))*[.$A$15]" office:value-type="float" office:value="0.0369908689880732">
            <text:p>0.03699086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7.1">
            <text:p>17.1</text:p>
          </table:table-cell>
          <table:table-cell table:formula="of:=([.$E$11]*[.$E$12]*[.$E$13]*SQRT(2*[.G172]*[.$A$11]/([.$E$14]*(1-[.$E$15]^4))))*[.$A$15]" office:value-type="float" office:value="0.0370995061353104">
            <text:p>0.037099506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7.2">
            <text:p>17.2</text:p>
          </table:table-cell>
          <table:table-cell table:formula="of:=([.$E$11]*[.$E$12]*[.$E$13]*SQRT(2*[.G173]*[.$A$11]/([.$E$14]*(1-[.$E$15]^4))))*[.$A$15]" office:value-type="float" office:value="0.0372078260917655">
            <text:p>0.037207826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7.3">
            <text:p>17.3</text:p>
          </table:table-cell>
          <table:table-cell table:formula="of:=([.$E$11]*[.$E$12]*[.$E$13]*SQRT(2*[.G174]*[.$A$11]/([.$E$14]*(1-[.$E$15]^4))))*[.$A$15]" office:value-type="float" office:value="0.0373158316196517">
            <text:p>0.037315831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7.4">
            <text:p>17.4</text:p>
          </table:table-cell>
          <table:table-cell table:formula="of:=([.$E$11]*[.$E$12]*[.$E$13]*SQRT(2*[.G175]*[.$A$11]/([.$E$14]*(1-[.$E$15]^4))))*[.$A$15]" office:value-type="float" office:value="0.0374235254413228">
            <text:p>0.037423525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7.5">
            <text:p>17.5</text:p>
          </table:table-cell>
          <table:table-cell table:formula="of:=([.$E$11]*[.$E$12]*[.$E$13]*SQRT(2*[.G176]*[.$A$11]/([.$E$14]*(1-[.$E$15]^4))))*[.$A$15]" office:value-type="float" office:value="0.0375309102400737">
            <text:p>0.037530910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7.6">
            <text:p>17.6</text:p>
          </table:table-cell>
          <table:table-cell table:formula="of:=([.$E$11]*[.$E$12]*[.$E$13]*SQRT(2*[.G177]*[.$A$11]/([.$E$14]*(1-[.$E$15]^4))))*[.$A$15]" office:value-type="float" office:value="0.0376379886609208">
            <text:p>0.037637988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7.7">
            <text:p>17.7</text:p>
          </table:table-cell>
          <table:table-cell table:formula="of:=([.$E$11]*[.$E$12]*[.$E$13]*SQRT(2*[.G178]*[.$A$11]/([.$E$14]*(1-[.$E$15]^4))))*[.$A$15]" office:value-type="float" office:value="0.0377447633113619">
            <text:p>0.037744763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7.8">
            <text:p>17.8</text:p>
          </table:table-cell>
          <table:table-cell table:formula="of:=([.$E$11]*[.$E$12]*[.$E$13]*SQRT(2*[.G179]*[.$A$11]/([.$E$14]*(1-[.$E$15]^4))))*[.$A$15]" office:value-type="float" office:value="0.0378512367621174">
            <text:p>0.037851236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7.9">
            <text:p>17.9</text:p>
          </table:table-cell>
          <table:table-cell table:formula="of:=([.$E$11]*[.$E$12]*[.$E$13]*SQRT(2*[.G180]*[.$A$11]/([.$E$14]*(1-[.$E$15]^4))))*[.$A$15]" office:value-type="float" office:value="0.0379574115478519">
            <text:p>0.037957411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8">
            <text:p>18</text:p>
          </table:table-cell>
          <table:table-cell table:formula="of:=([.$E$11]*[.$E$12]*[.$E$13]*SQRT(2*[.G181]*[.$A$11]/([.$E$14]*(1-[.$E$15]^4))))*[.$A$15]" office:value-type="float" office:value="0.0380632901678788">
            <text:p>0.038063290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8.1">
            <text:p>18.1</text:p>
          </table:table-cell>
          <table:table-cell table:formula="of:=([.$E$11]*[.$E$12]*[.$E$13]*SQRT(2*[.G182]*[.$A$11]/([.$E$14]*(1-[.$E$15]^4))))*[.$A$15]" office:value-type="float" office:value="0.0381688750868462">
            <text:p>0.038168875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8.2">
            <text:p>18.2</text:p>
          </table:table-cell>
          <table:table-cell table:formula="of:=([.$E$11]*[.$E$12]*[.$E$13]*SQRT(2*[.G183]*[.$A$11]/([.$E$14]*(1-[.$E$15]^4))))*[.$A$15]" office:value-type="float" office:value="0.038274168735407">
            <text:p>0.038274168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8.3">
            <text:p>18.3</text:p>
          </table:table-cell>
          <table:table-cell table:formula="of:=([.$E$11]*[.$E$12]*[.$E$13]*SQRT(2*[.G184]*[.$A$11]/([.$E$14]*(1-[.$E$15]^4))))*[.$A$15]" office:value-type="float" office:value="0.038379173510871">
            <text:p>0.038379173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8.4">
            <text:p>18.4</text:p>
          </table:table-cell>
          <table:table-cell table:formula="of:=([.$E$11]*[.$E$12]*[.$E$13]*SQRT(2*[.G185]*[.$A$11]/([.$E$14]*(1-[.$E$15]^4))))*[.$A$15]" office:value-type="float" office:value="0.0384838917778422">
            <text:p>0.038483891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8.5">
            <text:p>18.5</text:p>
          </table:table-cell>
          <table:table-cell table:formula="of:=([.$E$11]*[.$E$12]*[.$E$13]*SQRT(2*[.G186]*[.$A$11]/([.$E$14]*(1-[.$E$15]^4))))*[.$A$15]" office:value-type="float" office:value="0.0385883258688403">
            <text:p>0.038588325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8.6">
            <text:p>18.6</text:p>
          </table:table-cell>
          <table:table-cell table:formula="of:=([.$E$11]*[.$E$12]*[.$E$13]*SQRT(2*[.G187]*[.$A$11]/([.$E$14]*(1-[.$E$15]^4))))*[.$A$15]" office:value-type="float" office:value="0.0386924780849061">
            <text:p>0.038692478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8.7">
            <text:p>18.7</text:p>
          </table:table-cell>
          <table:table-cell table:formula="of:=([.$E$11]*[.$E$12]*[.$E$13]*SQRT(2*[.G188]*[.$A$11]/([.$E$14]*(1-[.$E$15]^4))))*[.$A$15]" office:value-type="float" office:value="0.038796350696194">
            <text:p>0.038796350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8.8">
            <text:p>18.8</text:p>
          </table:table-cell>
          <table:table-cell table:formula="of:=([.$E$11]*[.$E$12]*[.$E$13]*SQRT(2*[.G189]*[.$A$11]/([.$E$14]*(1-[.$E$15]^4))))*[.$A$15]" office:value-type="float" office:value="0.0388999459425487">
            <text:p>0.038899945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8.9">
            <text:p>18.9</text:p>
          </table:table-cell>
          <table:table-cell table:formula="of:=([.$E$11]*[.$E$12]*[.$E$13]*SQRT(2*[.G190]*[.$A$11]/([.$E$14]*(1-[.$E$15]^4))))*[.$A$15]" office:value-type="float" office:value="0.0390032660340688">
            <text:p>0.03900326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9">
            <text:p>19</text:p>
          </table:table-cell>
          <table:table-cell table:formula="of:=([.$E$11]*[.$E$12]*[.$E$13]*SQRT(2*[.G191]*[.$A$11]/([.$E$14]*(1-[.$E$15]^4))))*[.$A$15]" office:value-type="float" office:value="0.0391063131516572">
            <text:p>0.039106313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9.1">
            <text:p>19.1</text:p>
          </table:table-cell>
          <table:table-cell table:formula="of:=([.$E$11]*[.$E$12]*[.$E$13]*SQRT(2*[.G192]*[.$A$11]/([.$E$14]*(1-[.$E$15]^4))))*[.$A$15]" office:value-type="float" office:value="0.0392090894475581">
            <text:p>0.039209089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9.2">
            <text:p>19.2</text:p>
          </table:table-cell>
          <table:table-cell table:formula="of:=([.$E$11]*[.$E$12]*[.$E$13]*SQRT(2*[.G193]*[.$A$11]/([.$E$14]*(1-[.$E$15]^4))))*[.$A$15]" office:value-type="float" office:value="0.0393115970458813">
            <text:p>0.03931159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9.3">
            <text:p>19.3</text:p>
          </table:table-cell>
          <table:table-cell table:formula="of:=([.$E$11]*[.$E$12]*[.$E$13]*SQRT(2*[.G194]*[.$A$11]/([.$E$14]*(1-[.$E$15]^4))))*[.$A$15]" office:value-type="float" office:value="0.0394138380431148">
            <text:p>0.03941383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9.4">
            <text:p>19.4</text:p>
          </table:table-cell>
          <table:table-cell table:formula="of:=([.$E$11]*[.$E$12]*[.$E$13]*SQRT(2*[.G195]*[.$A$11]/([.$E$14]*(1-[.$E$15]^4))))*[.$A$15]" office:value-type="float" office:value="0.0395158145086245">
            <text:p>0.039515814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9.5">
            <text:p>19.5</text:p>
          </table:table-cell>
          <table:table-cell table:formula="of:=([.$E$11]*[.$E$12]*[.$E$13]*SQRT(2*[.G196]*[.$A$11]/([.$E$14]*(1-[.$E$15]^4))))*[.$A$15]" office:value-type="float" office:value="0.0396175284851434">
            <text:p>0.039617528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9.6">
            <text:p>19.6</text:p>
          </table:table-cell>
          <table:table-cell table:formula="of:=([.$E$11]*[.$E$12]*[.$E$13]*SQRT(2*[.G197]*[.$A$11]/([.$E$14]*(1-[.$E$15]^4))))*[.$A$15]" office:value-type="float" office:value="0.039718981989249">
            <text:p>0.03971898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9.7">
            <text:p>19.7</text:p>
          </table:table-cell>
          <table:table-cell table:formula="of:=([.$E$11]*[.$E$12]*[.$E$13]*SQRT(2*[.G198]*[.$A$11]/([.$E$14]*(1-[.$E$15]^4))))*[.$A$15]" office:value-type="float" office:value="0.0398201770118293">
            <text:p>0.03982017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9.8">
            <text:p>19.8</text:p>
          </table:table-cell>
          <table:table-cell table:formula="of:=([.$E$11]*[.$E$12]*[.$E$13]*SQRT(2*[.G199]*[.$A$11]/([.$E$14]*(1-[.$E$15]^4))))*[.$A$15]" office:value-type="float" office:value="0.0399211155185392">
            <text:p>0.039921115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9.9">
            <text:p>19.9</text:p>
          </table:table-cell>
          <table:table-cell table:formula="of:=([.$E$11]*[.$E$12]*[.$E$13]*SQRT(2*[.G200]*[.$A$11]/([.$E$14]*(1-[.$E$15]^4))))*[.$A$15]" office:value-type="float" office:value="0.0400217994502457">
            <text:p>0.040021799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0">
            <text:p>20</text:p>
          </table:table-cell>
          <table:table-cell table:formula="of:=([.$E$11]*[.$E$12]*[.$E$13]*SQRT(2*[.G201]*[.$A$11]/([.$E$14]*(1-[.$E$15]^4))))*[.$A$15]" office:value-type="float" office:value="0.0401222307234633">
            <text:p>0.040122230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0.1">
            <text:p>20.1</text:p>
          </table:table-cell>
          <table:table-cell table:formula="of:=([.$E$11]*[.$E$12]*[.$E$13]*SQRT(2*[.G202]*[.$A$11]/([.$E$14]*(1-[.$E$15]^4))))*[.$A$15]" office:value-type="float" office:value="0.0402224112307797">
            <text:p>0.040222411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0.2">
            <text:p>20.2</text:p>
          </table:table-cell>
          <table:table-cell table:formula="of:=([.$E$11]*[.$E$12]*[.$E$13]*SQRT(2*[.G203]*[.$A$11]/([.$E$14]*(1-[.$E$15]^4))))*[.$A$15]" office:value-type="float" office:value="0.0403223428412721">
            <text:p>0.040322342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0.3">
            <text:p>20.3</text:p>
          </table:table-cell>
          <table:table-cell table:formula="of:=([.$E$11]*[.$E$12]*[.$E$13]*SQRT(2*[.G204]*[.$A$11]/([.$E$14]*(1-[.$E$15]^4))))*[.$A$15]" office:value-type="float" office:value="0.0404220274009138">
            <text:p>0.040422027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0.4">
            <text:p>20.4</text:p>
          </table:table-cell>
          <table:table-cell table:formula="of:=([.$E$11]*[.$E$12]*[.$E$13]*SQRT(2*[.G205]*[.$A$11]/([.$E$14]*(1-[.$E$15]^4))))*[.$A$15]" office:value-type="float" office:value="0.040521466732972">
            <text:p>0.040521466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0.5">
            <text:p>20.5</text:p>
          </table:table-cell>
          <table:table-cell table:formula="of:=([.$E$11]*[.$E$12]*[.$E$13]*SQRT(2*[.G206]*[.$A$11]/([.$E$14]*(1-[.$E$15]^4))))*[.$A$15]" office:value-type="float" office:value="0.0406206626383974">
            <text:p>0.040620662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0.6">
            <text:p>20.6</text:p>
          </table:table-cell>
          <table:table-cell table:formula="of:=([.$E$11]*[.$E$12]*[.$E$13]*SQRT(2*[.G207]*[.$A$11]/([.$E$14]*(1-[.$E$15]^4))))*[.$A$15]" office:value-type="float" office:value="0.040719616896204">
            <text:p>0.040719616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0.7">
            <text:p>20.7</text:p>
          </table:table-cell>
          <table:table-cell table:formula="of:=([.$E$11]*[.$E$12]*[.$E$13]*SQRT(2*[.G208]*[.$A$11]/([.$E$14]*(1-[.$E$15]^4))))*[.$A$15]" office:value-type="float" office:value="0.0408183312638422">
            <text:p>0.040818331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0.8">
            <text:p>20.8</text:p>
          </table:table-cell>
          <table:table-cell table:formula="of:=([.$E$11]*[.$E$12]*[.$E$13]*SQRT(2*[.G209]*[.$A$11]/([.$E$14]*(1-[.$E$15]^4))))*[.$A$15]" office:value-type="float" office:value="0.0409168074775622">
            <text:p>0.040916807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0.9">
            <text:p>20.9</text:p>
          </table:table-cell>
          <table:table-cell table:formula="of:=([.$E$11]*[.$E$12]*[.$E$13]*SQRT(2*[.G210]*[.$A$11]/([.$E$14]*(1-[.$E$15]^4))))*[.$A$15]" office:value-type="float" office:value="0.0410150472527709">
            <text:p>0.041015047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1">
            <text:p>21</text:p>
          </table:table-cell>
          <table:table-cell table:formula="of:=([.$E$11]*[.$E$12]*[.$E$13]*SQRT(2*[.G211]*[.$A$11]/([.$E$14]*(1-[.$E$15]^4))))*[.$A$15]" office:value-type="float" office:value="0.04111305228438">
            <text:p>0.041113052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1.1">
            <text:p>21.1</text:p>
          </table:table-cell>
          <table:table-cell table:formula="of:=([.$E$11]*[.$E$12]*[.$E$13]*SQRT(2*[.G212]*[.$A$11]/([.$E$14]*(1-[.$E$15]^4))))*[.$A$15]" office:value-type="float" office:value="0.0412108242471477">
            <text:p>0.041210824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1.2">
            <text:p>21.2</text:p>
          </table:table-cell>
          <table:table-cell table:formula="of:=([.$E$11]*[.$E$12]*[.$E$13]*SQRT(2*[.G213]*[.$A$11]/([.$E$14]*(1-[.$E$15]^4))))*[.$A$15]" office:value-type="float" office:value="0.0413083647960123">
            <text:p>0.041308364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1.3">
            <text:p>21.3</text:p>
          </table:table-cell>
          <table:table-cell table:formula="of:=([.$E$11]*[.$E$12]*[.$E$13]*SQRT(2*[.G214]*[.$A$11]/([.$E$14]*(1-[.$E$15]^4))))*[.$A$15]" office:value-type="float" office:value="0.0414056755664192">
            <text:p>0.041405675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1.4">
            <text:p>21.4</text:p>
          </table:table-cell>
          <table:table-cell table:formula="of:=([.$E$11]*[.$E$12]*[.$E$13]*SQRT(2*[.G215]*[.$A$11]/([.$E$14]*(1-[.$E$15]^4))))*[.$A$15]" office:value-type="float" office:value="0.0415027581746406">
            <text:p>0.041502758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1.5">
            <text:p>21.5</text:p>
          </table:table-cell>
          <table:table-cell table:formula="of:=([.$E$11]*[.$E$12]*[.$E$13]*SQRT(2*[.G216]*[.$A$11]/([.$E$14]*(1-[.$E$15]^4))))*[.$A$15]" office:value-type="float" office:value="0.041599614218089">
            <text:p>0.041599614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1.6">
            <text:p>21.6</text:p>
          </table:table-cell>
          <table:table-cell table:formula="of:=([.$E$11]*[.$E$12]*[.$E$13]*SQRT(2*[.G217]*[.$A$11]/([.$E$14]*(1-[.$E$15]^4))))*[.$A$15]" office:value-type="float" office:value="0.0416962452756236">
            <text:p>0.041696245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1.7">
            <text:p>21.7</text:p>
          </table:table-cell>
          <table:table-cell table:formula="of:=([.$E$11]*[.$E$12]*[.$E$13]*SQRT(2*[.G218]*[.$A$11]/([.$E$14]*(1-[.$E$15]^4))))*[.$A$15]" office:value-type="float" office:value="0.0417926529078509">
            <text:p>0.041792652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1.8">
            <text:p>21.8</text:p>
          </table:table-cell>
          <table:table-cell table:formula="of:=([.$E$11]*[.$E$12]*[.$E$13]*SQRT(2*[.G219]*[.$A$11]/([.$E$14]*(1-[.$E$15]^4))))*[.$A$15]" office:value-type="float" office:value="0.0418888386574184">
            <text:p>0.041888838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1.9">
            <text:p>21.9</text:p>
          </table:table-cell>
          <table:table-cell table:formula="of:=([.$E$11]*[.$E$12]*[.$E$13]*SQRT(2*[.G220]*[.$A$11]/([.$E$14]*(1-[.$E$15]^4))))*[.$A$15]" office:value-type="float" office:value="0.041984804049303">
            <text:p>0.04198480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2">
            <text:p>22</text:p>
          </table:table-cell>
          <table:table-cell table:formula="of:=([.$E$11]*[.$E$12]*[.$E$13]*SQRT(2*[.G221]*[.$A$11]/([.$E$14]*(1-[.$E$15]^4))))*[.$A$15]" office:value-type="float" office:value="0.0420805505910926">
            <text:p>0.042080550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2.1">
            <text:p>22.1</text:p>
          </table:table-cell>
          <table:table-cell table:formula="of:=([.$E$11]*[.$E$12]*[.$E$13]*SQRT(2*[.G222]*[.$A$11]/([.$E$14]*(1-[.$E$15]^4))))*[.$A$15]" office:value-type="float" office:value="0.0421760797732629">
            <text:p>0.042176079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2.2">
            <text:p>22.2</text:p>
          </table:table-cell>
          <table:table-cell table:formula="of:=([.$E$11]*[.$E$12]*[.$E$13]*SQRT(2*[.G223]*[.$A$11]/([.$E$14]*(1-[.$E$15]^4))))*[.$A$15]" office:value-type="float" office:value="0.0422713930694479">
            <text:p>0.042271393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2.3">
            <text:p>22.3</text:p>
          </table:table-cell>
          <table:table-cell table:formula="of:=([.$E$11]*[.$E$12]*[.$E$13]*SQRT(2*[.G224]*[.$A$11]/([.$E$14]*(1-[.$E$15]^4))))*[.$A$15]" office:value-type="float" office:value="0.0423664919367052">
            <text:p>0.042366491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2.4">
            <text:p>22.4</text:p>
          </table:table-cell>
          <table:table-cell table:formula="of:=([.$E$11]*[.$E$12]*[.$E$13]*SQRT(2*[.G225]*[.$A$11]/([.$E$14]*(1-[.$E$15]^4))))*[.$A$15]" office:value-type="float" office:value="0.0424613778157756">
            <text:p>0.042461377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2.5">
            <text:p>22.5</text:p>
          </table:table-cell>
          <table:table-cell table:formula="of:=([.$E$11]*[.$E$12]*[.$E$13]*SQRT(2*[.G226]*[.$A$11]/([.$E$14]*(1-[.$E$15]^4))))*[.$A$15]" office:value-type="float" office:value="0.0425560521313382">
            <text:p>0.042556052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2.6">
            <text:p>22.6</text:p>
          </table:table-cell>
          <table:table-cell table:formula="of:=([.$E$11]*[.$E$12]*[.$E$13]*SQRT(2*[.G227]*[.$A$11]/([.$E$14]*(1-[.$E$15]^4))))*[.$A$15]" office:value-type="float" office:value="0.0426505162922597">
            <text:p>0.042650516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2.7">
            <text:p>22.7</text:p>
          </table:table-cell>
          <table:table-cell table:formula="of:=([.$E$11]*[.$E$12]*[.$E$13]*SQRT(2*[.G228]*[.$A$11]/([.$E$14]*(1-[.$E$15]^4))))*[.$A$15]" office:value-type="float" office:value="0.042744771691839">
            <text:p>0.042744771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2.8">
            <text:p>22.8</text:p>
          </table:table-cell>
          <table:table-cell table:formula="of:=([.$E$11]*[.$E$12]*[.$E$13]*SQRT(2*[.G229]*[.$A$11]/([.$E$14]*(1-[.$E$15]^4))))*[.$A$15]" office:value-type="float" office:value="0.0428388197080472">
            <text:p>0.042838819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2.9">
            <text:p>22.9</text:p>
          </table:table-cell>
          <table:table-cell table:formula="of:=([.$E$11]*[.$E$12]*[.$E$13]*SQRT(2*[.G230]*[.$A$11]/([.$E$14]*(1-[.$E$15]^4))))*[.$A$15]" office:value-type="float" office:value="0.0429326617037624">
            <text:p>0.042932661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3">
            <text:p>23</text:p>
          </table:table-cell>
          <table:table-cell table:formula="of:=([.$E$11]*[.$E$12]*[.$E$13]*SQRT(2*[.G231]*[.$A$11]/([.$E$14]*(1-[.$E$15]^4))))*[.$A$15]" office:value-type="float" office:value="0.0430262990270002">
            <text:p>0.04302629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3.1">
            <text:p>23.1</text:p>
          </table:table-cell>
          <table:table-cell table:formula="of:=([.$E$11]*[.$E$12]*[.$E$13]*SQRT(2*[.G232]*[.$A$11]/([.$E$14]*(1-[.$E$15]^4))))*[.$A$15]" office:value-type="float" office:value="0.0431197330111398">
            <text:p>0.04311973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3.2">
            <text:p>23.2</text:p>
          </table:table-cell>
          <table:table-cell table:formula="of:=([.$E$11]*[.$E$12]*[.$E$13]*SQRT(2*[.G233]*[.$A$11]/([.$E$14]*(1-[.$E$15]^4))))*[.$A$15]" office:value-type="float" office:value="0.043212964975145">
            <text:p>0.04321296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3.3">
            <text:p>23.3</text:p>
          </table:table-cell>
          <table:table-cell table:formula="of:=([.$E$11]*[.$E$12]*[.$E$13]*SQRT(2*[.G234]*[.$A$11]/([.$E$14]*(1-[.$E$15]^4))))*[.$A$15]" office:value-type="float" office:value="0.0433059962237823">
            <text:p>0.043305996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3.4">
            <text:p>23.4</text:p>
          </table:table-cell>
          <table:table-cell table:formula="of:=([.$E$11]*[.$E$12]*[.$E$13]*SQRT(2*[.G235]*[.$A$11]/([.$E$14]*(1-[.$E$15]^4))))*[.$A$15]" office:value-type="float" office:value="0.043398828047833">
            <text:p>0.04339882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3.5">
            <text:p>23.5</text:p>
          </table:table-cell>
          <table:table-cell table:formula="of:=([.$E$11]*[.$E$12]*[.$E$13]*SQRT(2*[.G236]*[.$A$11]/([.$E$14]*(1-[.$E$15]^4))))*[.$A$15]" office:value-type="float" office:value="0.043491461724303">
            <text:p>0.043491461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3.6">
            <text:p>23.6</text:p>
          </table:table-cell>
          <table:table-cell table:formula="of:=([.$E$11]*[.$E$12]*[.$E$13]*SQRT(2*[.G237]*[.$A$11]/([.$E$14]*(1-[.$E$15]^4))))*[.$A$15]" office:value-type="float" office:value="0.0435838985166271">
            <text:p>0.043583898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3.7">
            <text:p>23.7</text:p>
          </table:table-cell>
          <table:table-cell table:formula="of:=([.$E$11]*[.$E$12]*[.$E$13]*SQRT(2*[.G238]*[.$A$11]/([.$E$14]*(1-[.$E$15]^4))))*[.$A$15]" office:value-type="float" office:value="0.0436761396748703">
            <text:p>0.043676139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3.8">
            <text:p>23.8</text:p>
          </table:table-cell>
          <table:table-cell table:formula="of:=([.$E$11]*[.$E$12]*[.$E$13]*SQRT(2*[.G239]*[.$A$11]/([.$E$14]*(1-[.$E$15]^4))))*[.$A$15]" office:value-type="float" office:value="0.0437681864359253">
            <text:p>0.043768186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3.9">
            <text:p>23.9</text:p>
          </table:table-cell>
          <table:table-cell table:formula="of:=([.$E$11]*[.$E$12]*[.$E$13]*SQRT(2*[.G240]*[.$A$11]/([.$E$14]*(1-[.$E$15]^4))))*[.$A$15]" office:value-type="float" office:value="0.0438600400237055">
            <text:p>0.0438600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4">
            <text:p>24</text:p>
          </table:table-cell>
          <table:table-cell table:formula="of:=([.$E$11]*[.$E$12]*[.$E$13]*SQRT(2*[.G241]*[.$A$11]/([.$E$14]*(1-[.$E$15]^4))))*[.$A$15]" office:value-type="float" office:value="0.0439517016493353">
            <text:p>0.043951701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4.1">
            <text:p>24.1</text:p>
          </table:table-cell>
          <table:table-cell table:formula="of:=([.$E$11]*[.$E$12]*[.$E$13]*SQRT(2*[.G242]*[.$A$11]/([.$E$14]*(1-[.$E$15]^4))))*[.$A$15]" office:value-type="float" office:value="0.0440431725113362">
            <text:p>0.044043172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4.2">
            <text:p>24.2</text:p>
          </table:table-cell>
          <table:table-cell table:formula="of:=([.$E$11]*[.$E$12]*[.$E$13]*SQRT(2*[.G243]*[.$A$11]/([.$E$14]*(1-[.$E$15]^4))))*[.$A$15]" office:value-type="float" office:value="0.0441344537958096">
            <text:p>0.044134453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4.3">
            <text:p>24.3</text:p>
          </table:table-cell>
          <table:table-cell table:formula="of:=([.$E$11]*[.$E$12]*[.$E$13]*SQRT(2*[.G244]*[.$A$11]/([.$E$14]*(1-[.$E$15]^4))))*[.$A$15]" office:value-type="float" office:value="0.0442255466766165">
            <text:p>0.044225546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4.4">
            <text:p>24.4</text:p>
          </table:table-cell>
          <table:table-cell table:formula="of:=([.$E$11]*[.$E$12]*[.$E$13]*SQRT(2*[.G245]*[.$A$11]/([.$E$14]*(1-[.$E$15]^4))))*[.$A$15]" office:value-type="float" office:value="0.0443164523155534">
            <text:p>0.044316452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4.5">
            <text:p>24.5</text:p>
          </table:table-cell>
          <table:table-cell table:formula="of:=([.$E$11]*[.$E$12]*[.$E$13]*SQRT(2*[.G246]*[.$A$11]/([.$E$14]*(1-[.$E$15]^4))))*[.$A$15]" office:value-type="float" office:value="0.0444071718625252">
            <text:p>0.044407171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4.6">
            <text:p>24.6</text:p>
          </table:table-cell>
          <table:table-cell table:formula="of:=([.$E$11]*[.$E$12]*[.$E$13]*SQRT(2*[.G247]*[.$A$11]/([.$E$14]*(1-[.$E$15]^4))))*[.$A$15]" office:value-type="float" office:value="0.0444977064557151">
            <text:p>0.044497706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4.7">
            <text:p>24.7</text:p>
          </table:table-cell>
          <table:table-cell table:formula="of:=([.$E$11]*[.$E$12]*[.$E$13]*SQRT(2*[.G248]*[.$A$11]/([.$E$14]*(1-[.$E$15]^4))))*[.$A$15]" office:value-type="float" office:value="0.0445880572217508">
            <text:p>0.044588057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4.8">
            <text:p>24.8</text:p>
          </table:table-cell>
          <table:table-cell table:formula="of:=([.$E$11]*[.$E$12]*[.$E$13]*SQRT(2*[.G249]*[.$A$11]/([.$E$14]*(1-[.$E$15]^4))))*[.$A$15]" office:value-type="float" office:value="0.0446782252758685">
            <text:p>0.044678225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4.9">
            <text:p>24.9</text:p>
          </table:table-cell>
          <table:table-cell table:formula="of:=([.$E$11]*[.$E$12]*[.$E$13]*SQRT(2*[.G250]*[.$A$11]/([.$E$14]*(1-[.$E$15]^4))))*[.$A$15]" office:value-type="float" office:value="0.0447682117220734">
            <text:p>0.044768211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5">
            <text:p>25</text:p>
          </table:table-cell>
          <table:table-cell table:formula="of:=([.$E$11]*[.$E$12]*[.$E$13]*SQRT(2*[.G251]*[.$A$11]/([.$E$14]*(1-[.$E$15]^4))))*[.$A$15]" office:value-type="float" office:value="0.0448580176532972">
            <text:p>0.044858017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5.1">
            <text:p>25.1</text:p>
          </table:table-cell>
          <table:table-cell table:formula="of:=([.$E$11]*[.$E$12]*[.$E$13]*SQRT(2*[.G252]*[.$A$11]/([.$E$14]*(1-[.$E$15]^4))))*[.$A$15]" office:value-type="float" office:value="0.0449476441515533">
            <text:p>0.044947644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5.2">
            <text:p>25.2</text:p>
          </table:table-cell>
          <table:table-cell table:formula="of:=([.$E$11]*[.$E$12]*[.$E$13]*SQRT(2*[.G253]*[.$A$11]/([.$E$14]*(1-[.$E$15]^4))))*[.$A$15]" office:value-type="float" office:value="0.0450370922880884">
            <text:p>0.045037092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5.3">
            <text:p>25.3</text:p>
          </table:table-cell>
          <table:table-cell table:formula="of:=([.$E$11]*[.$E$12]*[.$E$13]*SQRT(2*[.G254]*[.$A$11]/([.$E$14]*(1-[.$E$15]^4))))*[.$A$15]" office:value-type="float" office:value="0.0451263631235327">
            <text:p>0.045126363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5.4">
            <text:p>25.4</text:p>
          </table:table-cell>
          <table:table-cell table:formula="of:=([.$E$11]*[.$E$12]*[.$E$13]*SQRT(2*[.G255]*[.$A$11]/([.$E$14]*(1-[.$E$15]^4))))*[.$A$15]" office:value-type="float" office:value="0.0452154577080456">
            <text:p>0.045215457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5.5">
            <text:p>25.5</text:p>
          </table:table-cell>
          <table:table-cell table:formula="of:=([.$E$11]*[.$E$12]*[.$E$13]*SQRT(2*[.G256]*[.$A$11]/([.$E$14]*(1-[.$E$15]^4))))*[.$A$15]" office:value-type="float" office:value="0.0453043770814608">
            <text:p>0.045304377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5.6">
            <text:p>25.6</text:p>
          </table:table-cell>
          <table:table-cell table:formula="of:=([.$E$11]*[.$E$12]*[.$E$13]*SQRT(2*[.G257]*[.$A$11]/([.$E$14]*(1-[.$E$15]^4))))*[.$A$15]" office:value-type="float" office:value="0.0453931222734274">
            <text:p>0.045393122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5.7">
            <text:p>25.7</text:p>
          </table:table-cell>
          <table:table-cell table:formula="of:=([.$E$11]*[.$E$12]*[.$E$13]*SQRT(2*[.G258]*[.$A$11]/([.$E$14]*(1-[.$E$15]^4))))*[.$A$15]" office:value-type="float" office:value="0.0454816943035488">
            <text:p>0.045481694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5.8">
            <text:p>25.8</text:p>
          </table:table-cell>
          <table:table-cell table:formula="of:=([.$E$11]*[.$E$12]*[.$E$13]*SQRT(2*[.G259]*[.$A$11]/([.$E$14]*(1-[.$E$15]^4))))*[.$A$15]" office:value-type="float" office:value="0.0455700941815199">
            <text:p>0.045570094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5.9">
            <text:p>25.9</text:p>
          </table:table-cell>
          <table:table-cell table:formula="of:=([.$E$11]*[.$E$12]*[.$E$13]*SQRT(2*[.G260]*[.$A$11]/([.$E$14]*(1-[.$E$15]^4))))*[.$A$15]" office:value-type="float" office:value="0.0456583229072612">
            <text:p>0.045658322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6">
            <text:p>26</text:p>
          </table:table-cell>
          <table:table-cell table:formula="of:=([.$E$11]*[.$E$12]*[.$E$13]*SQRT(2*[.G261]*[.$A$11]/([.$E$14]*(1-[.$E$15]^4))))*[.$A$15]" office:value-type="float" office:value="0.0457463814710504">
            <text:p>0.045746381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6.1">
            <text:p>26.1</text:p>
          </table:table-cell>
          <table:table-cell table:formula="of:=([.$E$11]*[.$E$12]*[.$E$13]*SQRT(2*[.G262]*[.$A$11]/([.$E$14]*(1-[.$E$15]^4))))*[.$A$15]" office:value-type="float" office:value="0.0458342708536527">
            <text:p>0.045834270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6.2">
            <text:p>26.2</text:p>
          </table:table-cell>
          <table:table-cell table:formula="of:=([.$E$11]*[.$E$12]*[.$E$13]*SQRT(2*[.G263]*[.$A$11]/([.$E$14]*(1-[.$E$15]^4))))*[.$A$15]" office:value-type="float" office:value="0.0459219920264478">
            <text:p>0.04592199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6.3">
            <text:p>26.3</text:p>
          </table:table-cell>
          <table:table-cell table:formula="of:=([.$E$11]*[.$E$12]*[.$E$13]*SQRT(2*[.G264]*[.$A$11]/([.$E$14]*(1-[.$E$15]^4))))*[.$A$15]" office:value-type="float" office:value="0.0460095459515552">
            <text:p>0.04600954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6.4">
            <text:p>26.4</text:p>
          </table:table-cell>
          <table:table-cell table:formula="of:=([.$E$11]*[.$E$12]*[.$E$13]*SQRT(2*[.G265]*[.$A$11]/([.$E$14]*(1-[.$E$15]^4))))*[.$A$15]" office:value-type="float" office:value="0.0460969335819575">
            <text:p>0.046096933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6.5">
            <text:p>26.5</text:p>
          </table:table-cell>
          <table:table-cell table:formula="of:=([.$E$11]*[.$E$12]*[.$E$13]*SQRT(2*[.G266]*[.$A$11]/([.$E$14]*(1-[.$E$15]^4))))*[.$A$15]" office:value-type="float" office:value="0.0461841558616214">
            <text:p>0.046184155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6.6">
            <text:p>26.6</text:p>
          </table:table-cell>
          <table:table-cell table:formula="of:=([.$E$11]*[.$E$12]*[.$E$13]*SQRT(2*[.G267]*[.$A$11]/([.$E$14]*(1-[.$E$15]^4))))*[.$A$15]" office:value-type="float" office:value="0.0462712137256164">
            <text:p>0.046271213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6.7">
            <text:p>26.7</text:p>
          </table:table-cell>
          <table:table-cell table:formula="of:=([.$E$11]*[.$E$12]*[.$E$13]*SQRT(2*[.G268]*[.$A$11]/([.$E$14]*(1-[.$E$15]^4))))*[.$A$15]" office:value-type="float" office:value="0.0463581081002321">
            <text:p>0.046358108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6.8">
            <text:p>26.8</text:p>
          </table:table-cell>
          <table:table-cell table:formula="of:=([.$E$11]*[.$E$12]*[.$E$13]*SQRT(2*[.G269]*[.$A$11]/([.$E$14]*(1-[.$E$15]^4))))*[.$A$15]" office:value-type="float" office:value="0.046444839903093">
            <text:p>0.046444839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6.9">
            <text:p>26.9</text:p>
          </table:table-cell>
          <table:table-cell table:formula="of:=([.$E$11]*[.$E$12]*[.$E$13]*SQRT(2*[.G270]*[.$A$11]/([.$E$14]*(1-[.$E$15]^4))))*[.$A$15]" office:value-type="float" office:value="0.0465314100432715">
            <text:p>0.0465314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7">
            <text:p>27</text:p>
          </table:table-cell>
          <table:table-cell table:formula="of:=([.$E$11]*[.$E$12]*[.$E$13]*SQRT(2*[.G271]*[.$A$11]/([.$E$14]*(1-[.$E$15]^4))))*[.$A$15]" office:value-type="float" office:value="0.0466178194213994">
            <text:p>0.046617819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7.1">
            <text:p>27.1</text:p>
          </table:table-cell>
          <table:table-cell table:formula="of:=([.$E$11]*[.$E$12]*[.$E$13]*SQRT(2*[.G272]*[.$A$11]/([.$E$14]*(1-[.$E$15]^4))))*[.$A$15]" office:value-type="float" office:value="0.0467040689297768">
            <text:p>0.046704068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7.2">
            <text:p>27.2</text:p>
          </table:table-cell>
          <table:table-cell table:formula="of:=([.$E$11]*[.$E$12]*[.$E$13]*SQRT(2*[.G273]*[.$A$11]/([.$E$14]*(1-[.$E$15]^4))))*[.$A$15]" office:value-type="float" office:value="0.0467901594524797">
            <text:p>0.046790159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7.3">
            <text:p>27.3</text:p>
          </table:table-cell>
          <table:table-cell table:formula="of:=([.$E$11]*[.$E$12]*[.$E$13]*SQRT(2*[.G274]*[.$A$11]/([.$E$14]*(1-[.$E$15]^4))))*[.$A$15]" office:value-type="float" office:value="0.046876091865466">
            <text:p>0.046876091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7.4">
            <text:p>27.4</text:p>
          </table:table-cell>
          <table:table-cell table:formula="of:=([.$E$11]*[.$E$12]*[.$E$13]*SQRT(2*[.G275]*[.$A$11]/([.$E$14]*(1-[.$E$15]^4))))*[.$A$15]" office:value-type="float" office:value="0.0469618670366793">
            <text:p>0.04696186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7.5">
            <text:p>27.5</text:p>
          </table:table-cell>
          <table:table-cell table:formula="of:=([.$E$11]*[.$E$12]*[.$E$13]*SQRT(2*[.G276]*[.$A$11]/([.$E$14]*(1-[.$E$15]^4))))*[.$A$15]" office:value-type="float" office:value="0.047047485826151">
            <text:p>0.047047485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7.6">
            <text:p>27.6</text:p>
          </table:table-cell>
          <table:table-cell table:formula="of:=([.$E$11]*[.$E$12]*[.$E$13]*SQRT(2*[.G277]*[.$A$11]/([.$E$14]*(1-[.$E$15]^4))))*[.$A$15]" office:value-type="float" office:value="0.0471329490861012">
            <text:p>0.047132949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7.7">
            <text:p>27.7</text:p>
          </table:table-cell>
          <table:table-cell table:formula="of:=([.$E$11]*[.$E$12]*[.$E$13]*SQRT(2*[.G278]*[.$A$11]/([.$E$14]*(1-[.$E$15]^4))))*[.$A$15]" office:value-type="float" office:value="0.0472182576610377">
            <text:p>0.047218257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7.8">
            <text:p>27.8</text:p>
          </table:table-cell>
          <table:table-cell table:formula="of:=([.$E$11]*[.$E$12]*[.$E$13]*SQRT(2*[.G279]*[.$A$11]/([.$E$14]*(1-[.$E$15]^4))))*[.$A$15]" office:value-type="float" office:value="0.047303412387853">
            <text:p>0.047303412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7.9">
            <text:p>27.9</text:p>
          </table:table-cell>
          <table:table-cell table:formula="of:=([.$E$11]*[.$E$12]*[.$E$13]*SQRT(2*[.G280]*[.$A$11]/([.$E$14]*(1-[.$E$15]^4))))*[.$A$15]" office:value-type="float" office:value="0.0473884140959203">
            <text:p>0.047388414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8">
            <text:p>28</text:p>
          </table:table-cell>
          <table:table-cell table:formula="of:=([.$E$11]*[.$E$12]*[.$E$13]*SQRT(2*[.G281]*[.$A$11]/([.$E$14]*(1-[.$E$15]^4))))*[.$A$15]" office:value-type="float" office:value="0.0474732636071879">
            <text:p>0.047473263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8.1">
            <text:p>28.1</text:p>
          </table:table-cell>
          <table:table-cell table:formula="of:=([.$E$11]*[.$E$12]*[.$E$13]*SQRT(2*[.G282]*[.$A$11]/([.$E$14]*(1-[.$E$15]^4))))*[.$A$15]" office:value-type="float" office:value="0.0475579617362717">
            <text:p>0.047557961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8.2">
            <text:p>28.2</text:p>
          </table:table-cell>
          <table:table-cell table:formula="of:=([.$E$11]*[.$E$12]*[.$E$13]*SQRT(2*[.G283]*[.$A$11]/([.$E$14]*(1-[.$E$15]^4))))*[.$A$15]" office:value-type="float" office:value="0.0476425092905466">
            <text:p>0.047642509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8.3">
            <text:p>28.3</text:p>
          </table:table-cell>
          <table:table-cell table:formula="of:=([.$E$11]*[.$E$12]*[.$E$13]*SQRT(2*[.G284]*[.$A$11]/([.$E$14]*(1-[.$E$15]^4))))*[.$A$15]" office:value-type="float" office:value="0.0477269070702361">
            <text:p>0.047726907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8.4">
            <text:p>28.4</text:p>
          </table:table-cell>
          <table:table-cell table:formula="of:=([.$E$11]*[.$E$12]*[.$E$13]*SQRT(2*[.G285]*[.$A$11]/([.$E$14]*(1-[.$E$15]^4))))*[.$A$15]" office:value-type="float" office:value="0.0478111558685009">
            <text:p>0.047811155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8.5">
            <text:p>28.5</text:p>
          </table:table-cell>
          <table:table-cell table:formula="of:=([.$E$11]*[.$E$12]*[.$E$13]*SQRT(2*[.G286]*[.$A$11]/([.$E$14]*(1-[.$E$15]^4))))*[.$A$15]" office:value-type="float" office:value="0.0478952564715256">
            <text:p>0.047895256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9.2">
            <text:p>29.2</text:p>
          </table:table-cell>
          <table:table-cell table:formula="of:=([.$E$11]*[.$E$12]*[.$E$13]*SQRT(2*[.G287]*[.$A$11]/([.$E$14]*(1-[.$E$15]^4))))*[.$A$15]" office:value-type="float" office:value="0.0484798758394775">
            <text:p>0.048479875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9.3">
            <text:p>29.3</text:p>
          </table:table-cell>
          <table:table-cell table:formula="of:=([.$E$11]*[.$E$12]*[.$E$13]*SQRT(2*[.G288]*[.$A$11]/([.$E$14]*(1-[.$E$15]^4))))*[.$A$15]" office:value-type="float" office:value="0.0485628183737547">
            <text:p>0.048562818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9.4">
            <text:p>29.4</text:p>
          </table:table-cell>
          <table:table-cell table:formula="of:=([.$E$11]*[.$E$12]*[.$E$13]*SQRT(2*[.G289]*[.$A$11]/([.$E$14]*(1-[.$E$15]^4))))*[.$A$15]" office:value-type="float" office:value="0.0486456194882276">
            <text:p>0.048645619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9.5">
            <text:p>29.5</text:p>
          </table:table-cell>
          <table:table-cell table:formula="of:=([.$E$11]*[.$E$12]*[.$E$13]*SQRT(2*[.G290]*[.$A$11]/([.$E$14]*(1-[.$E$15]^4))))*[.$A$15]" office:value-type="float" office:value="0.0487282799038152">
            <text:p>0.048728279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0.2">
            <text:p>30.2</text:p>
          </table:table-cell>
          <table:table-cell table:formula="of:=([.$E$11]*[.$E$12]*[.$E$13]*SQRT(2*[.G291]*[.$A$11]/([.$E$14]*(1-[.$E$15]^4))))*[.$A$15]" office:value-type="float" office:value="0.0493030225373911">
            <text:p>0.049303022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0.3">
            <text:p>30.3</text:p>
          </table:table-cell>
          <table:table-cell table:formula="of:=([.$E$11]*[.$E$12]*[.$E$13]*SQRT(2*[.G292]*[.$A$11]/([.$E$14]*(1-[.$E$15]^4))))*[.$A$15]" office:value-type="float" office:value="0.0493845825973414">
            <text:p>0.049384582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0.4">
            <text:p>30.4</text:p>
          </table:table-cell>
          <table:table-cell table:formula="of:=([.$E$11]*[.$E$12]*[.$E$13]*SQRT(2*[.G293]*[.$A$11]/([.$E$14]*(1-[.$E$15]^4))))*[.$A$15]" office:value-type="float" office:value="0.0494660081804138">
            <text:p>0.049466008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0.5">
            <text:p>30.5</text:p>
          </table:table-cell>
          <table:table-cell table:formula="of:=([.$E$11]*[.$E$12]*[.$E$13]*SQRT(2*[.G294]*[.$A$11]/([.$E$14]*(1-[.$E$15]^4))))*[.$A$15]" office:value-type="float" office:value="0.0495472999496027">
            <text:p>0.049547299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1.2">
            <text:p>31.2</text:p>
          </table:table-cell>
          <table:table-cell table:formula="of:=([.$E$11]*[.$E$12]*[.$E$13]*SQRT(2*[.G295]*[.$A$11]/([.$E$14]*(1-[.$E$15]^4))))*[.$A$15]" office:value-type="float" office:value="0.0501126501118614">
            <text:p>0.050112650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1.3">
            <text:p>31.3</text:p>
          </table:table-cell>
          <table:table-cell table:formula="of:=([.$E$11]*[.$E$12]*[.$E$13]*SQRT(2*[.G296]*[.$A$11]/([.$E$14]*(1-[.$E$15]^4))))*[.$A$15]" office:value-type="float" office:value="0.0501928945989866">
            <text:p>0.050192894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1.4">
            <text:p>31.4</text:p>
          </table:table-cell>
          <table:table-cell table:formula="of:=([.$E$11]*[.$E$12]*[.$E$13]*SQRT(2*[.G297]*[.$A$11]/([.$E$14]*(1-[.$E$15]^4))))*[.$A$15]" office:value-type="float" office:value="0.0502730110020885">
            <text:p>0.05027301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1.5">
            <text:p>31.5</text:p>
          </table:table-cell>
          <table:table-cell table:formula="of:=([.$E$11]*[.$E$12]*[.$E$13]*SQRT(2*[.G298]*[.$A$11]/([.$E$14]*(1-[.$E$15]^4))))*[.$A$15]" office:value-type="float" office:value="0.0503529999325486">
            <text:p>0.050352999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2.2">
            <text:p>32.2</text:p>
          </table:table-cell>
          <table:table-cell table:formula="of:=([.$E$11]*[.$E$12]*[.$E$13]*SQRT(2*[.G299]*[.$A$11]/([.$E$14]*(1-[.$E$15]^4))))*[.$A$15]" office:value-type="float" office:value="0.050909403563047">
            <text:p>0.050909403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2.3">
            <text:p>32.3</text:p>
          </table:table-cell>
          <table:table-cell table:formula="of:=([.$E$11]*[.$E$12]*[.$E$13]*SQRT(2*[.G300]*[.$A$11]/([.$E$14]*(1-[.$E$15]^4))))*[.$A$15]" office:value-type="float" office:value="0.0509883941513783">
            <text:p>0.050988394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2.4">
            <text:p>32.4</text:p>
          </table:table-cell>
          <table:table-cell table:formula="of:=([.$E$11]*[.$E$12]*[.$E$13]*SQRT(2*[.G301]*[.$A$11]/([.$E$14]*(1-[.$E$15]^4))))*[.$A$15]" office:value-type="float" office:value="0.0510672625576058">
            <text:p>0.051067262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2.5">
            <text:p>32.5</text:p>
          </table:table-cell>
          <table:table-cell table:formula="of:=([.$E$11]*[.$E$12]*[.$E$13]*SQRT(2*[.G302]*[.$A$11]/([.$E$14]*(1-[.$E$15]^4))))*[.$A$15]" office:value-type="float" office:value="0.0511460093469528">
            <text:p>0.051146009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3.2">
            <text:p>33.2</text:p>
          </table:table-cell>
          <table:table-cell table:formula="of:=([.$E$11]*[.$E$12]*[.$E$13]*SQRT(2*[.G303]*[.$A$11]/([.$E$14]*(1-[.$E$15]^4))))*[.$A$15]" office:value-type="float" office:value="0.0516938781777545">
            <text:p>0.051693878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3.3">
            <text:p>33.3</text:p>
          </table:table-cell>
          <table:table-cell table:formula="of:=([.$E$11]*[.$E$12]*[.$E$13]*SQRT(2*[.G304]*[.$A$11]/([.$E$14]*(1-[.$E$15]^4))))*[.$A$15]" office:value-type="float" office:value="0.0517716718683843">
            <text:p>0.051771671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3.4">
            <text:p>33.4</text:p>
          </table:table-cell>
          <table:table-cell table:formula="of:=([.$E$11]*[.$E$12]*[.$E$13]*SQRT(2*[.G305]*[.$A$11]/([.$E$14]*(1-[.$E$15]^4))))*[.$A$15]" office:value-type="float" office:value="0.051849348839101">
            <text:p>0.051849348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3.5">
            <text:p>33.5</text:p>
          </table:table-cell>
          <table:table-cell table:formula="of:=([.$E$11]*[.$E$12]*[.$E$13]*SQRT(2*[.G306]*[.$A$11]/([.$E$14]*(1-[.$E$15]^4))))*[.$A$15]" office:value-type="float" office:value="0.0519269096137053">
            <text:p>0.051926909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4.2">
            <text:p>34.2</text:p>
          </table:table-cell>
          <table:table-cell table:formula="of:=([.$E$11]*[.$E$12]*[.$E$13]*SQRT(2*[.G307]*[.$A$11]/([.$E$14]*(1-[.$E$15]^4))))*[.$A$15]" office:value-type="float" office:value="0.0524666247338998">
            <text:p>0.052466624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4.3">
            <text:p>34.3</text:p>
          </table:table-cell>
          <table:table-cell table:formula="of:=([.$E$11]*[.$E$12]*[.$E$13]*SQRT(2*[.G308]*[.$A$11]/([.$E$14]*(1-[.$E$15]^4))))*[.$A$15]" office:value-type="float" office:value="0.0525432743361032">
            <text:p>0.052543274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4.4">
            <text:p>34.4</text:p>
          </table:table-cell>
          <table:table-cell table:formula="of:=([.$E$11]*[.$E$12]*[.$E$13]*SQRT(2*[.G309]*[.$A$11]/([.$E$14]*(1-[.$E$15]^4))))*[.$A$15]" office:value-type="float" office:value="0.0526198122853943">
            <text:p>0.052619812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4.5">
            <text:p>34.5</text:p>
          </table:table-cell>
          <table:table-cell table:formula="of:=([.$E$11]*[.$E$12]*[.$E$13]*SQRT(2*[.G310]*[.$A$11]/([.$E$14]*(1-[.$E$15]^4))))*[.$A$15]" office:value-type="float" office:value="0.0526962390682795">
            <text:p>0.052696239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5.2">
            <text:p>35.2</text:p>
          </table:table-cell>
          <table:table-cell table:formula="of:=([.$E$11]*[.$E$12]*[.$E$13]*SQRT(2*[.G311]*[.$A$11]/([.$E$14]*(1-[.$E$15]^4))))*[.$A$15]" office:value-type="float" office:value="0.053228154024719">
            <text:p>0.05322815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5.3">
            <text:p>35.3</text:p>
          </table:table-cell>
          <table:table-cell table:formula="of:=([.$E$11]*[.$E$12]*[.$E$13]*SQRT(2*[.G312]*[.$A$11]/([.$E$14]*(1-[.$E$15]^4))))*[.$A$15]" office:value-type="float" office:value="0.0533037085752046">
            <text:p>0.053303708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5.4">
            <text:p>35.4</text:p>
          </table:table-cell>
          <table:table-cell table:formula="of:=([.$E$11]*[.$E$12]*[.$E$13]*SQRT(2*[.G313]*[.$A$11]/([.$E$14]*(1-[.$E$15]^4))))*[.$A$15]" office:value-type="float" office:value="0.0533791561834905">
            <text:p>0.053379156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5.5">
            <text:p>35.5</text:p>
          </table:table-cell>
          <table:table-cell table:formula="of:=([.$E$11]*[.$E$12]*[.$E$13]*SQRT(2*[.G314]*[.$A$11]/([.$E$14]*(1-[.$E$15]^4))))*[.$A$15]" office:value-type="float" office:value="0.053454497302403">
            <text:p>0.053454497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6.2">
            <text:p>36.2</text:p>
          </table:table-cell>
          <table:table-cell table:formula="of:=([.$E$11]*[.$E$12]*[.$E$13]*SQRT(2*[.G315]*[.$A$11]/([.$E$14]*(1-[.$E$15]^4))))*[.$A$15]" office:value-type="float" office:value="0.0539789408083425">
            <text:p>0.053978940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6.3">
            <text:p>36.3</text:p>
          </table:table-cell>
          <table:table-cell table:formula="of:=([.$E$11]*[.$E$12]*[.$E$13]*SQRT(2*[.G316]*[.$A$11]/([.$E$14]*(1-[.$E$15]^4))))*[.$A$15]" office:value-type="float" office:value="0.0540534459380868">
            <text:p>0.054053445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6.4">
            <text:p>36.4</text:p>
          </table:table-cell>
          <table:table-cell table:formula="of:=([.$E$11]*[.$E$12]*[.$E$13]*SQRT(2*[.G317]*[.$A$11]/([.$E$14]*(1-[.$E$15]^4))))*[.$A$15]" office:value-type="float" office:value="0.0541278485141689">
            <text:p>0.054127848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6.5">
            <text:p>36.5</text:p>
          </table:table-cell>
          <table:table-cell table:formula="of:=([.$E$11]*[.$E$12]*[.$E$13]*SQRT(2*[.G318]*[.$A$11]/([.$E$14]*(1-[.$E$15]^4))))*[.$A$15]" office:value-type="float" office:value="0.0542021489589107">
            <text:p>0.05420214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7.2">
            <text:p>37.2</text:p>
          </table:table-cell>
          <table:table-cell table:formula="of:=([.$E$11]*[.$E$12]*[.$E$13]*SQRT(2*[.G319]*[.$A$11]/([.$E$14]*(1-[.$E$15]^4))))*[.$A$15]" office:value-type="float" office:value="0.054719427269498">
            <text:p>0.054719427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7.3">
            <text:p>37.3</text:p>
          </table:table-cell>
          <table:table-cell table:formula="of:=([.$E$11]*[.$E$12]*[.$E$13]*SQRT(2*[.G320]*[.$A$11]/([.$E$14]*(1-[.$E$15]^4))))*[.$A$15]" office:value-type="float" office:value="0.0547929255259565">
            <text:p>0.054792925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7.4">
            <text:p>37.4</text:p>
          </table:table-cell>
          <table:table-cell table:formula="of:=([.$E$11]*[.$E$12]*[.$E$13]*SQRT(2*[.G321]*[.$A$11]/([.$E$14]*(1-[.$E$15]^4))))*[.$A$15]" office:value-type="float" office:value="0.0548663253251405">
            <text:p>0.054866325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7.5">
            <text:p>37.5</text:p>
          </table:table-cell>
          <table:table-cell table:formula="of:=([.$E$11]*[.$E$12]*[.$E$13]*SQRT(2*[.G322]*[.$A$11]/([.$E$14]*(1-[.$E$15]^4))))*[.$A$15]" office:value-type="float" office:value="0.0549396270616691">
            <text:p>0.054939627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8.2">
            <text:p>38.2</text:p>
          </table:table-cell>
          <table:table-cell table:formula="of:=([.$E$11]*[.$E$12]*[.$E$13]*SQRT(2*[.G323]*[.$A$11]/([.$E$14]*(1-[.$E$15]^4))))*[.$A$15]" office:value-type="float" office:value="0.0554500260650365">
            <text:p>0.055450026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8.3">
            <text:p>38.3</text:p>
          </table:table-cell>
          <table:table-cell table:formula="of:=([.$E$11]*[.$E$12]*[.$E$13]*SQRT(2*[.G324]*[.$A$11]/([.$E$14]*(1-[.$E$15]^4))))*[.$A$15]" office:value-type="float" office:value="0.0555225571961915">
            <text:p>0.055522557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8.4">
            <text:p>38.4</text:p>
          </table:table-cell>
          <table:table-cell table:formula="of:=([.$E$11]*[.$E$12]*[.$E$13]*SQRT(2*[.G325]*[.$A$11]/([.$E$14]*(1-[.$E$15]^4))))*[.$A$15]" office:value-type="float" office:value="0.0555949937008315">
            <text:p>0.055594993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8.5">
            <text:p>38.5</text:p>
          </table:table-cell>
          <table:table-cell table:formula="of:=([.$E$11]*[.$E$12]*[.$E$13]*SQRT(2*[.G326]*[.$A$11]/([.$E$14]*(1-[.$E$15]^4))))*[.$A$15]" office:value-type="float" office:value="0.0556673359483515">
            <text:p>0.055667335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9.2">
            <text:p>39.2</text:p>
          </table:table-cell>
          <table:table-cell table:formula="of:=([.$E$11]*[.$E$12]*[.$E$13]*SQRT(2*[.G327]*[.$A$11]/([.$E$14]*(1-[.$E$15]^4))))*[.$A$15]" office:value-type="float" office:value="0.0561711230128486">
            <text:p>0.05617112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9.3">
            <text:p>39.3</text:p>
          </table:table-cell>
          <table:table-cell table:formula="of:=([.$E$11]*[.$E$12]*[.$E$13]*SQRT(2*[.G328]*[.$A$11]/([.$E$14]*(1-[.$E$15]^4))))*[.$A$15]" office:value-type="float" office:value="0.0562427242184774">
            <text:p>0.056242724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9.4">
            <text:p>39.4</text:p>
          </table:table-cell>
          <table:table-cell table:formula="of:=([.$E$11]*[.$E$12]*[.$E$13]*SQRT(2*[.G329]*[.$A$11]/([.$E$14]*(1-[.$E$15]^4))))*[.$A$15]" office:value-type="float" office:value="0.0563142343862263">
            <text:p>0.056314234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9.5">
            <text:p>39.5</text:p>
          </table:table-cell>
          <table:table-cell table:formula="of:=([.$E$11]*[.$E$12]*[.$E$13]*SQRT(2*[.G330]*[.$A$11]/([.$E$14]*(1-[.$E$15]^4))))*[.$A$15]" office:value-type="float" office:value="0.0563856538624673">
            <text:p>0.056385653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0.2">
            <text:p>40.2</text:p>
          </table:table-cell>
          <table:table-cell table:formula="of:=([.$E$11]*[.$E$12]*[.$E$13]*SQRT(2*[.G331]*[.$A$11]/([.$E$14]*(1-[.$E$15]^4))))*[.$A$15]" office:value-type="float" office:value="0.0568830794739166">
            <text:p>0.056883079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0.3">
            <text:p>40.3</text:p>
          </table:table-cell>
          <table:table-cell table:formula="of:=([.$E$11]*[.$E$12]*[.$E$13]*SQRT(2*[.G332]*[.$A$11]/([.$E$14]*(1-[.$E$15]^4))))*[.$A$15]" office:value-type="float" office:value="0.056953785628587">
            <text:p>0.056953785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0.4">
            <text:p>40.4</text:p>
          </table:table-cell>
          <table:table-cell table:formula="of:=([.$E$11]*[.$E$12]*[.$E$13]*SQRT(2*[.G333]*[.$A$11]/([.$E$14]*(1-[.$E$15]^4))))*[.$A$15]" office:value-type="float" office:value="0.0570244041127847">
            <text:p>0.057024404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0.5">
            <text:p>40.5</text:p>
          </table:table-cell>
          <table:table-cell table:formula="of:=([.$E$11]*[.$E$12]*[.$E$13]*SQRT(2*[.G334]*[.$A$11]/([.$E$14]*(1-[.$E$15]^4))))*[.$A$15]" office:value-type="float" office:value="0.0570949352518182">
            <text:p>0.057094935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1.2">
            <text:p>41.2</text:p>
          </table:table-cell>
          <table:table-cell table:formula="of:=([.$E$11]*[.$E$12]*[.$E$13]*SQRT(2*[.G335]*[.$A$11]/([.$E$14]*(1-[.$E$15]^4))))*[.$A$15]" office:value-type="float" office:value="0.0575862344692484">
            <text:p>0.057586234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1.3">
            <text:p>41.3</text:p>
          </table:table-cell>
          <table:table-cell table:formula="of:=([.$E$11]*[.$E$12]*[.$E$13]*SQRT(2*[.G336]*[.$A$11]/([.$E$14]*(1-[.$E$15]^4))))*[.$A$15]" office:value-type="float" office:value="0.0576560783208361">
            <text:p>0.057656078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1.4">
            <text:p>41.4</text:p>
          </table:table-cell>
          <table:table-cell table:formula="of:=([.$E$11]*[.$E$12]*[.$E$13]*SQRT(2*[.G337]*[.$A$11]/([.$E$14]*(1-[.$E$15]^4))))*[.$A$15]" office:value-type="float" office:value="0.0577258376667634">
            <text:p>0.057725837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1.5">
            <text:p>41.5</text:p>
          </table:table-cell>
          <table:table-cell table:formula="of:=([.$E$11]*[.$E$12]*[.$E$13]*SQRT(2*[.G338]*[.$A$11]/([.$E$14]*(1-[.$E$15]^4))))*[.$A$15]" office:value-type="float" office:value="0.057795512813026">
            <text:p>0.057795512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2.2">
            <text:p>42.2</text:p>
          </table:table-cell>
          <table:table-cell table:formula="of:=([.$E$11]*[.$E$12]*[.$E$13]*SQRT(2*[.G339]*[.$A$11]/([.$E$14]*(1-[.$E$15]^4))))*[.$A$15]" office:value-type="float" office:value="0.0582809065668902">
            <text:p>0.058280906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2.3">
            <text:p>42.3</text:p>
          </table:table-cell>
          <table:table-cell table:formula="of:=([.$E$11]*[.$E$12]*[.$E$13]*SQRT(2*[.G340]*[.$A$11]/([.$E$14]*(1-[.$E$15]^4))))*[.$A$15]" office:value-type="float" office:value="0.058349918913823">
            <text:p>0.058349918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2.4">
            <text:p>42.4</text:p>
          </table:table-cell>
          <table:table-cell table:formula="of:=([.$E$11]*[.$E$12]*[.$E$13]*SQRT(2*[.G341]*[.$A$11]/([.$E$14]*(1-[.$E$15]^4))))*[.$A$15]" office:value-type="float" office:value="0.0584188497339759">
            <text:p>0.058418849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2.5">
            <text:p>42.5</text:p>
          </table:table-cell>
          <table:table-cell table:formula="of:=([.$E$11]*[.$E$12]*[.$E$13]*SQRT(2*[.G342]*[.$A$11]/([.$E$14]*(1-[.$E$15]^4))))*[.$A$15]" office:value-type="float" office:value="0.0584876993155996">
            <text:p>0.058487699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3.2">
            <text:p>43.2</text:p>
          </table:table-cell>
          <table:table-cell table:formula="of:=([.$E$11]*[.$E$12]*[.$E$13]*SQRT(2*[.G343]*[.$A$11]/([.$E$14]*(1-[.$E$15]^4))))*[.$A$15]" office:value-type="float" office:value="0.058967395568822">
            <text:p>0.058967395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3.3">
            <text:p>43.3</text:p>
          </table:table-cell>
          <table:table-cell table:formula="of:=([.$E$11]*[.$E$12]*[.$E$13]*SQRT(2*[.G344]*[.$A$11]/([.$E$14]*(1-[.$E$15]^4))))*[.$A$15]" office:value-type="float" office:value="0.059035605418773">
            <text:p>0.059035605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3.4">
            <text:p>43.4</text:p>
          </table:table-cell>
          <table:table-cell table:formula="of:=([.$E$11]*[.$E$12]*[.$E$13]*SQRT(2*[.G345]*[.$A$11]/([.$E$14]*(1-[.$E$15]^4))))*[.$A$15]" office:value-type="float" office:value="0.0591037365498341">
            <text:p>0.059103736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3.5">
            <text:p>43.5</text:p>
          </table:table-cell>
          <table:table-cell table:formula="of:=([.$E$11]*[.$E$12]*[.$E$13]*SQRT(2*[.G346]*[.$A$11]/([.$E$14]*(1-[.$E$15]^4))))*[.$A$15]" office:value-type="float" office:value="0.059171789233919">
            <text:p>0.059171789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4.2">
            <text:p>44.2</text:p>
          </table:table-cell>
          <table:table-cell table:formula="of:=([.$E$11]*[.$E$12]*[.$E$13]*SQRT(2*[.G347]*[.$A$11]/([.$E$14]*(1-[.$E$15]^4))))*[.$A$15]" office:value-type="float" office:value="0.059645984023078">
            <text:p>0.05964598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4.3">
            <text:p>44.3</text:p>
          </table:table-cell>
          <table:table-cell table:formula="of:=([.$E$11]*[.$E$12]*[.$E$13]*SQRT(2*[.G348]*[.$A$11]/([.$E$14]*(1-[.$E$15]^4))))*[.$A$15]" office:value-type="float" office:value="0.0597134187354267">
            <text:p>0.059713418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4.4">
            <text:p>44.4</text:p>
          </table:table-cell>
          <table:table-cell table:formula="of:=([.$E$11]*[.$E$12]*[.$E$13]*SQRT(2*[.G349]*[.$A$11]/([.$E$14]*(1-[.$E$15]^4))))*[.$A$15]" office:value-type="float" office:value="0.0597807773792173">
            <text:p>0.059780777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4.5">
            <text:p>44.5</text:p>
          </table:table-cell>
          <table:table-cell table:formula="of:=([.$E$11]*[.$E$12]*[.$E$13]*SQRT(2*[.G350]*[.$A$11]/([.$E$14]*(1-[.$E$15]^4))))*[.$A$15]" office:value-type="float" office:value="0.059848060211294">
            <text:p>0.059848060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5.2">
            <text:p>45.2</text:p>
          </table:table-cell>
          <table:table-cell table:formula="of:=([.$E$11]*[.$E$12]*[.$E$13]*SQRT(2*[.G351]*[.$A$11]/([.$E$14]*(1-[.$E$15]^4))))*[.$A$15]" office:value-type="float" office:value="0.0603169385827283">
            <text:p>0.060316938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5.3">
            <text:p>45.3</text:p>
          </table:table-cell>
          <table:table-cell table:formula="of:=([.$E$11]*[.$E$12]*[.$E$13]*SQRT(2*[.G352]*[.$A$11]/([.$E$14]*(1-[.$E$15]^4))))*[.$A$15]" office:value-type="float" office:value="0.0603836239967737">
            <text:p>0.06038362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5.4">
            <text:p>45.4</text:p>
          </table:table-cell>
          <table:table-cell table:formula="of:=([.$E$11]*[.$E$12]*[.$E$13]*SQRT(2*[.G353]*[.$A$11]/([.$E$14]*(1-[.$E$15]^4))))*[.$A$15]" office:value-type="float" office:value="0.0604502358471403">
            <text:p>0.060450235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5.5">
            <text:p>45.5</text:p>
          </table:table-cell>
          <table:table-cell table:formula="of:=([.$E$11]*[.$E$12]*[.$E$13]*SQRT(2*[.G354]*[.$A$11]/([.$E$14]*(1-[.$E$15]^4))))*[.$A$15]" office:value-type="float" office:value="0.0605167743767463">
            <text:p>0.060516774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6.2">
            <text:p>46.2</text:p>
          </table:table-cell>
          <table:table-cell table:formula="of:=([.$E$11]*[.$E$12]*[.$E$13]*SQRT(2*[.G355]*[.$A$11]/([.$E$14]*(1-[.$E$15]^4))))*[.$A$15]" office:value-type="float" office:value="0.0609805112302607">
            <text:p>0.060980511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6.3">
            <text:p>46.3</text:p>
          </table:table-cell>
          <table:table-cell table:formula="of:=([.$E$11]*[.$E$12]*[.$E$13]*SQRT(2*[.G356]*[.$A$11]/([.$E$14]*(1-[.$E$15]^4))))*[.$A$15]" office:value-type="float" office:value="0.0610464717808907">
            <text:p>0.061046471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6.4">
            <text:p>46.4</text:p>
          </table:table-cell>
          <table:table-cell table:formula="of:=([.$E$11]*[.$E$12]*[.$E$13]*SQRT(2*[.G357]*[.$A$11]/([.$E$14]*(1-[.$E$15]^4))))*[.$A$15]" office:value-type="float" office:value="0.0611123611382036">
            <text:p>0.061112361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6.5">
            <text:p>46.5</text:p>
          </table:table-cell>
          <table:table-cell table:formula="of:=([.$E$11]*[.$E$12]*[.$E$13]*SQRT(2*[.G358]*[.$A$11]/([.$E$14]*(1-[.$E$15]^4))))*[.$A$15]" office:value-type="float" office:value="0.0611781795322267">
            <text:p>0.061178179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7.2">
            <text:p>47.2</text:p>
          </table:table-cell>
          <table:table-cell table:formula="of:=([.$E$11]*[.$E$12]*[.$E$13]*SQRT(2*[.G359]*[.$A$11]/([.$E$14]*(1-[.$E$15]^4))))*[.$A$15]" office:value-type="float" office:value="0.0616369403833066">
            <text:p>0.061636940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7.3">
            <text:p>47.3</text:p>
          </table:table-cell>
          <table:table-cell table:formula="of:=([.$E$11]*[.$E$12]*[.$E$13]*SQRT(2*[.G360]*[.$A$11]/([.$E$14]*(1-[.$E$15]^4))))*[.$A$15]" office:value-type="float" office:value="0.061702199205591">
            <text:p>0.061702199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7.4">
            <text:p>47.4</text:p>
          </table:table-cell>
          <table:table-cell table:formula="of:=([.$E$11]*[.$E$12]*[.$E$13]*SQRT(2*[.G361]*[.$A$11]/([.$E$14]*(1-[.$E$15]^4))))*[.$A$15]" office:value-type="float" office:value="0.0617673890803032">
            <text:p>0.061767389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7.5">
            <text:p>47.5</text:p>
          </table:table-cell>
          <table:table-cell table:formula="of:=([.$E$11]*[.$E$12]*[.$E$13]*SQRT(2*[.G362]*[.$A$11]/([.$E$14]*(1-[.$E$15]^4))))*[.$A$15]" office:value-type="float" office:value="0.0618325102255173">
            <text:p>0.061832510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8.2">
            <text:p>48.2</text:p>
          </table:table-cell>
          <table:table-cell table:formula="of:=([.$E$11]*[.$E$12]*[.$E$13]*SQRT(2*[.G363]*[.$A$11]/([.$E$14]*(1-[.$E$15]^4))))*[.$A$15]" office:value-type="float" office:value="0.0622864518954695">
            <text:p>0.062286451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8.3">
            <text:p>48.3</text:p>
          </table:table-cell>
          <table:table-cell table:formula="of:=([.$E$11]*[.$E$12]*[.$E$13]*SQRT(2*[.G364]*[.$A$11]/([.$E$14]*(1-[.$E$15]^4))))*[.$A$15]" office:value-type="float" office:value="0.0623510309194465">
            <text:p>0.062351030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8.4">
            <text:p>48.4</text:p>
          </table:table-cell>
          <table:table-cell table:formula="of:=([.$E$11]*[.$E$12]*[.$E$13]*SQRT(2*[.G365]*[.$A$11]/([.$E$14]*(1-[.$E$15]^4))))*[.$A$15]" office:value-type="float" office:value="0.0624155431259627">
            <text:p>0.062415543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8.5">
            <text:p>48.5</text:p>
          </table:table-cell>
          <table:table-cell table:formula="of:=([.$E$11]*[.$E$12]*[.$E$13]*SQRT(2*[.G366]*[.$A$11]/([.$E$14]*(1-[.$E$15]^4))))*[.$A$15]" office:value-type="float" office:value="0.0624799887219903">
            <text:p>0.062479988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9.2">
            <text:p>49.2</text:p>
          </table:table-cell>
          <table:table-cell table:formula="of:=([.$E$11]*[.$E$12]*[.$E$13]*SQRT(2*[.G367]*[.$A$11]/([.$E$14]*(1-[.$E$15]^4))))*[.$A$15]" office:value-type="float" office:value="0.0629292599641691">
            <text:p>0.0629292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9.3">
            <text:p>49.3</text:p>
          </table:table-cell>
          <table:table-cell table:formula="of:=([.$E$11]*[.$E$12]*[.$E$13]*SQRT(2*[.G368]*[.$A$11]/([.$E$14]*(1-[.$E$15]^4))))*[.$A$15]" office:value-type="float" office:value="0.0629931800009264">
            <text:p>0.0629931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9.4">
            <text:p>49.4</text:p>
          </table:table-cell>
          <table:table-cell table:formula="of:=([.$E$11]*[.$E$12]*[.$E$13]*SQRT(2*[.G369]*[.$A$11]/([.$E$14]*(1-[.$E$15]^4))))*[.$A$15]" office:value-type="float" office:value="0.0630570352428676">
            <text:p>0.063057035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9.5">
            <text:p>49.5</text:p>
          </table:table-cell>
          <table:table-cell table:formula="of:=([.$E$11]*[.$E$12]*[.$E$13]*SQRT(2*[.G370]*[.$A$11]/([.$E$14]*(1-[.$E$15]^4))))*[.$A$15]" office:value-type="float" office:value="0.0631208258866389">
            <text:p>0.063120825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0.2">
            <text:p>50.2</text:p>
          </table:table-cell>
          <table:table-cell table:formula="of:=([.$E$11]*[.$E$12]*[.$E$13]*SQRT(2*[.G371]*[.$A$11]/([.$E$14]*(1-[.$E$15]^4))))*[.$A$15]" office:value-type="float" office:value="0.0635655679558463">
            <text:p>0.06356556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0.3">
            <text:p>50.3</text:p>
          </table:table-cell>
          <table:table-cell table:formula="of:=([.$E$11]*[.$E$12]*[.$E$13]*SQRT(2*[.G372]*[.$A$11]/([.$E$14]*(1-[.$E$15]^4))))*[.$A$15]" office:value-type="float" office:value="0.0636288487758536">
            <text:p>0.063628848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0.4">
            <text:p>50.4</text:p>
          </table:table-cell>
          <table:table-cell table:formula="of:=([.$E$11]*[.$E$12]*[.$E$13]*SQRT(2*[.G373]*[.$A$11]/([.$E$14]*(1-[.$E$15]^4))))*[.$A$15]" office:value-type="float" office:value="0.0636920667236634">
            <text:p>0.063692066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0.5">
            <text:p>50.5</text:p>
          </table:table-cell>
          <table:table-cell table:formula="of:=([.$E$11]*[.$E$12]*[.$E$13]*SQRT(2*[.G374]*[.$A$11]/([.$E$14]*(1-[.$E$15]^4))))*[.$A$15]" office:value-type="float" office:value="0.0637552219863026">
            <text:p>0.06375522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1.2">
            <text:p>51.2</text:p>
          </table:table-cell>
          <table:table-cell table:formula="of:=([.$E$11]*[.$E$12]*[.$E$13]*SQRT(2*[.G375]*[.$A$11]/([.$E$14]*(1-[.$E$15]^4))))*[.$A$15]" office:value-type="float" office:value="0.0641955691575412">
            <text:p>0.064195569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1.3">
            <text:p>51.3</text:p>
          </table:table-cell>
          <table:table-cell table:formula="of:=([.$E$11]*[.$E$12]*[.$E$13]*SQRT(2*[.G376]*[.$A$11]/([.$E$14]*(1-[.$E$15]^4))))*[.$A$15]" office:value-type="float" office:value="0.0642582295620708">
            <text:p>0.064258229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1.4">
            <text:p>51.4</text:p>
          </table:table-cell>
          <table:table-cell table:formula="of:=([.$E$11]*[.$E$12]*[.$E$13]*SQRT(2*[.G377]*[.$A$11]/([.$E$14]*(1-[.$E$15]^4))))*[.$A$15]" office:value-type="float" office:value="0.0643208289237858">
            <text:p>0.064320828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1.5">
            <text:p>51.5</text:p>
          </table:table-cell>
          <table:table-cell table:formula="of:=([.$E$11]*[.$E$12]*[.$E$13]*SQRT(2*[.G378]*[.$A$11]/([.$E$14]*(1-[.$E$15]^4))))*[.$A$15]" office:value-type="float" office:value="0.0643833674207404">
            <text:p>0.064383367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2.2">
            <text:p>52.2</text:p>
          </table:table-cell>
          <table:table-cell table:formula="of:=([.$E$11]*[.$E$12]*[.$E$13]*SQRT(2*[.G379]*[.$A$11]/([.$E$14]*(1-[.$E$15]^4))))*[.$A$15]" office:value-type="float" office:value="0.0648194474627175">
            <text:p>0.064819447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2.3">
            <text:p>52.3</text:p>
          </table:table-cell>
          <table:table-cell table:formula="of:=([.$E$11]*[.$E$12]*[.$E$13]*SQRT(2*[.G380]*[.$A$11]/([.$E$14]*(1-[.$E$15]^4))))*[.$A$15]" office:value-type="float" office:value="0.0648815053490834">
            <text:p>0.064881505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2.4">
            <text:p>52.4</text:p>
          </table:table-cell>
          <table:table-cell table:formula="of:=([.$E$11]*[.$E$12]*[.$E$13]*SQRT(2*[.G381]*[.$A$11]/([.$E$14]*(1-[.$E$15]^4))))*[.$A$15]" office:value-type="float" office:value="0.0649435039349916">
            <text:p>0.064943503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2.5">
            <text:p>52.5</text:p>
          </table:table-cell>
          <table:table-cell table:formula="of:=([.$E$11]*[.$E$12]*[.$E$13]*SQRT(2*[.G382]*[.$A$11]/([.$E$14]*(1-[.$E$15]^4))))*[.$A$15]" office:value-type="float" office:value="0.0650054433901147">
            <text:p>0.065005443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3.2">
            <text:p>53.2</text:p>
          </table:table-cell>
          <table:table-cell table:formula="of:=([.$E$11]*[.$E$12]*[.$E$13]*SQRT(2*[.G383]*[.$A$11]/([.$E$14]*(1-[.$E$15]^4))))*[.$A$15]" office:value-type="float" office:value="0.0654373779982308">
            <text:p>0.06543737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3.3">
            <text:p>53.3</text:p>
          </table:table-cell>
          <table:table-cell table:formula="of:=([.$E$11]*[.$E$12]*[.$E$13]*SQRT(2*[.G384]*[.$A$11]/([.$E$14]*(1-[.$E$15]^4))))*[.$A$15]" office:value-type="float" office:value="0.0654988504194881">
            <text:p>0.065498850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3.4">
            <text:p>53.4</text:p>
          </table:table-cell>
          <table:table-cell table:formula="of:=([.$E$11]*[.$E$12]*[.$E$13]*SQRT(2*[.G385]*[.$A$11]/([.$E$14]*(1-[.$E$15]^4))))*[.$A$15]" office:value-type="float" office:value="0.0655602652013063">
            <text:p>0.065560265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3.5">
            <text:p>53.5</text:p>
          </table:table-cell>
          <table:table-cell table:formula="of:=([.$E$11]*[.$E$12]*[.$E$13]*SQRT(2*[.G386]*[.$A$11]/([.$E$14]*(1-[.$E$15]^4))))*[.$A$15]" office:value-type="float" office:value="0.0656216225055183">
            <text:p>0.065621622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4.2">
            <text:p>54.2</text:p>
          </table:table-cell>
          <table:table-cell table:formula="of:=([.$E$11]*[.$E$12]*[.$E$13]*SQRT(2*[.G387]*[.$A$11]/([.$E$14]*(1-[.$E$15]^4))))*[.$A$15]" office:value-type="float" office:value="0.0660495276984982">
            <text:p>0.066049527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4.3">
            <text:p>54.3</text:p>
          </table:table-cell>
          <table:table-cell table:formula="of:=([.$E$11]*[.$E$12]*[.$E$13]*SQRT(2*[.G388]*[.$A$11]/([.$E$14]*(1-[.$E$15]^4))))*[.$A$15]" office:value-type="float" office:value="0.0661104309181676">
            <text:p>0.066110430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4.4">
            <text:p>54.4</text:p>
          </table:table-cell>
          <table:table-cell table:formula="of:=([.$E$11]*[.$E$12]*[.$E$13]*SQRT(2*[.G389]*[.$A$11]/([.$E$14]*(1-[.$E$15]^4))))*[.$A$15]" office:value-type="float" office:value="0.0661712780832964">
            <text:p>0.066171278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4.5">
            <text:p>54.5</text:p>
          </table:table-cell>
          <table:table-cell table:formula="of:=([.$E$11]*[.$E$12]*[.$E$13]*SQRT(2*[.G390]*[.$A$11]/([.$E$14]*(1-[.$E$15]^4))))*[.$A$15]" office:value-type="float" office:value="0.066232069348376">
            <text:p>0.066232069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5.2">
            <text:p>55.2</text:p>
          </table:table-cell>
          <table:table-cell table:formula="of:=([.$E$11]*[.$E$12]*[.$E$13]*SQRT(2*[.G391]*[.$A$11]/([.$E$14]*(1-[.$E$15]^4))))*[.$A$15]" office:value-type="float" office:value="0.066656055832205">
            <text:p>0.066656055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5.3">
            <text:p>55.3</text:p>
          </table:table-cell>
          <table:table-cell table:formula="of:=([.$E$11]*[.$E$12]*[.$E$13]*SQRT(2*[.G392]*[.$A$11]/([.$E$14]*(1-[.$E$15]^4))))*[.$A$15]" office:value-type="float" office:value="0.0667164053745191">
            <text:p>0.066716405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5.4">
            <text:p>55.4</text:p>
          </table:table-cell>
          <table:table-cell table:formula="of:=([.$E$11]*[.$E$12]*[.$E$13]*SQRT(2*[.G393]*[.$A$11]/([.$E$14]*(1-[.$E$15]^4))))*[.$A$15]" office:value-type="float" office:value="0.0667767003758668">
            <text:p>0.066776700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5.5">
            <text:p>55.5</text:p>
          </table:table-cell>
          <table:table-cell table:formula="of:=([.$E$11]*[.$E$12]*[.$E$13]*SQRT(2*[.G394]*[.$A$11]/([.$E$14]*(1-[.$E$15]^4))))*[.$A$15]" office:value-type="float" office:value="0.0668369409838558">
            <text:p>0.06683694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6.2">
            <text:p>56.2</text:p>
          </table:table-cell>
          <table:table-cell table:formula="of:=([.$E$11]*[.$E$12]*[.$E$13]*SQRT(2*[.G395]*[.$A$11]/([.$E$14]*(1-[.$E$15]^4))))*[.$A$15]" office:value-type="float" office:value="0.0672571144862561">
            <text:p>0.067257114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6.3">
            <text:p>56.3</text:p>
          </table:table-cell>
          <table:table-cell table:formula="of:=([.$E$11]*[.$E$12]*[.$E$13]*SQRT(2*[.G396]*[.$A$11]/([.$E$14]*(1-[.$E$15]^4))))*[.$A$15]" office:value-type="float" office:value="0.0673169251823677">
            <text:p>0.067316925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6.4">
            <text:p>56.4</text:p>
          </table:table-cell>
          <table:table-cell table:formula="of:=([.$E$11]*[.$E$12]*[.$E$13]*SQRT(2*[.G397]*[.$A$11]/([.$E$14]*(1-[.$E$15]^4))))*[.$A$15]" office:value-type="float" office:value="0.0673766827841771">
            <text:p>0.067376682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6.5">
            <text:p>56.5</text:p>
          </table:table-cell>
          <table:table-cell table:formula="of:=([.$E$11]*[.$E$12]*[.$E$13]*SQRT(2*[.G398]*[.$A$11]/([.$E$14]*(1-[.$E$15]^4))))*[.$A$15]" office:value-type="float" office:value="0.0674363874328301">
            <text:p>0.067436387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7.2">
            <text:p>57.2</text:p>
          </table:table-cell>
          <table:table-cell table:formula="of:=([.$E$11]*[.$E$12]*[.$E$13]*SQRT(2*[.G399]*[.$A$11]/([.$E$14]*(1-[.$E$15]^4))))*[.$A$15]" office:value-type="float" office:value="0.0678528490111411">
            <text:p>0.06785284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7.3">
            <text:p>57.3</text:p>
          </table:table-cell>
          <table:table-cell table:formula="of:=([.$E$11]*[.$E$12]*[.$E$13]*SQRT(2*[.G400]*[.$A$11]/([.$E$14]*(1-[.$E$15]^4))))*[.$A$15]" office:value-type="float" office:value="0.0679121350416834">
            <text:p>0.06791213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7.4">
            <text:p>57.4</text:p>
          </table:table-cell>
          <table:table-cell table:formula="of:=([.$E$11]*[.$E$12]*[.$E$13]*SQRT(2*[.G401]*[.$A$11]/([.$E$14]*(1-[.$E$15]^4))))*[.$A$15]" office:value-type="float" office:value="0.0679713693617465">
            <text:p>0.067971369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7.5">
            <text:p>57.5</text:p>
          </table:table-cell>
          <table:table-cell table:formula="of:=([.$E$11]*[.$E$12]*[.$E$13]*SQRT(2*[.G402]*[.$A$11]/([.$E$14]*(1-[.$E$15]^4))))*[.$A$15]" office:value-type="float" office:value="0.0680305521064037">
            <text:p>0.068030552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8.2">
            <text:p>58.2</text:p>
          </table:table-cell>
          <table:table-cell table:formula="of:=([.$E$11]*[.$E$12]*[.$E$13]*SQRT(2*[.G403]*[.$A$11]/([.$E$14]*(1-[.$E$15]^4))))*[.$A$15]" office:value-type="float" office:value="0.0684433984314049">
            <text:p>0.068443398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8.3">
            <text:p>58.3</text:p>
          </table:table-cell>
          <table:table-cell table:formula="of:=([.$E$11]*[.$E$12]*[.$E$13]*SQRT(2*[.G404]*[.$A$11]/([.$E$14]*(1-[.$E$15]^4))))*[.$A$15]" office:value-type="float" office:value="0.0685021733657494">
            <text:p>0.068502173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8.4">
            <text:p>58.4</text:p>
          </table:table-cell>
          <table:table-cell table:formula="of:=([.$E$11]*[.$E$12]*[.$E$13]*SQRT(2*[.G405]*[.$A$11]/([.$E$14]*(1-[.$E$15]^4))))*[.$A$15]" office:value-type="float" office:value="0.0685608979143529">
            <text:p>0.068560897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8.5">
            <text:p>58.5</text:p>
          </table:table-cell>
          <table:table-cell table:formula="of:=([.$E$11]*[.$E$12]*[.$E$13]*SQRT(2*[.G406]*[.$A$11]/([.$E$14]*(1-[.$E$15]^4))))*[.$A$15]" office:value-type="float" office:value="0.0686195722065756">
            <text:p>0.068619572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9.2">
            <text:p>59.2</text:p>
          </table:table-cell>
          <table:table-cell table:formula="of:=([.$E$11]*[.$E$12]*[.$E$13]*SQRT(2*[.G407]*[.$A$11]/([.$E$14]*(1-[.$E$15]^4))))*[.$A$15]" office:value-type="float" office:value="0.0690288958245124">
            <text:p>0.069028895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9.3">
            <text:p>59.3</text:p>
          </table:table-cell>
          <table:table-cell table:formula="of:=([.$E$11]*[.$E$12]*[.$E$13]*SQRT(2*[.G408]*[.$A$11]/([.$E$14]*(1-[.$E$15]^4))))*[.$A$15]" office:value-type="float" office:value="0.0690871726570318">
            <text:p>0.069087172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9.4">
            <text:p>59.4</text:p>
          </table:table-cell>
          <table:table-cell table:formula="of:=([.$E$11]*[.$E$12]*[.$E$13]*SQRT(2*[.G409]*[.$A$11]/([.$E$14]*(1-[.$E$15]^4))))*[.$A$15]" office:value-type="float" office:value="0.0691454003729363">
            <text:p>0.069145400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9.5">
            <text:p>59.5</text:p>
          </table:table-cell>
          <table:table-cell table:formula="of:=([.$E$11]*[.$E$12]*[.$E$13]*SQRT(2*[.G410]*[.$A$11]/([.$E$14]*(1-[.$E$15]^4))))*[.$A$15]" office:value-type="float" office:value="0.0692035790962056">
            <text:p>0.069203579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0.2">
            <text:p>60.2</text:p>
          </table:table-cell>
          <table:table-cell table:formula="of:=([.$E$11]*[.$E$12]*[.$E$13]*SQRT(2*[.G411]*[.$A$11]/([.$E$14]*(1-[.$E$15]^4))))*[.$A$15]" office:value-type="float" office:value="0.0696094686710273">
            <text:p>0.069609468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0.3">
            <text:p>60.3</text:p>
          </table:table-cell>
          <table:table-cell table:formula="of:=([.$E$11]*[.$E$12]*[.$E$13]*SQRT(2*[.G412]*[.$A$11]/([.$E$14]*(1-[.$E$15]^4))))*[.$A$15]" office:value-type="float" office:value="0.0696672598546395">
            <text:p>0.069667259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0.4">
            <text:p>60.4</text:p>
          </table:table-cell>
          <table:table-cell table:formula="of:=([.$E$11]*[.$E$12]*[.$E$13]*SQRT(2*[.G413]*[.$A$11]/([.$E$14]*(1-[.$E$15]^4))))*[.$A$15]" office:value-type="float" office:value="0.0697250031383649">
            <text:p>0.069725003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0.5">
            <text:p>60.5</text:p>
          </table:table-cell>
          <table:table-cell table:formula="of:=([.$E$11]*[.$E$12]*[.$E$13]*SQRT(2*[.G414]*[.$A$11]/([.$E$14]*(1-[.$E$15]^4))))*[.$A$15]" office:value-type="float" office:value="0.0697826986411111">
            <text:p>0.069782698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1.2">
            <text:p>61.2</text:p>
          </table:table-cell>
          <table:table-cell table:formula="of:=([.$E$11]*[.$E$12]*[.$E$13]*SQRT(2*[.G415]*[.$A$11]/([.$E$14]*(1-[.$E$15]^4))))*[.$A$15]" office:value-type="float" office:value="0.0701852391787195">
            <text:p>0.070185239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1.3">
            <text:p>61.3</text:p>
          </table:table-cell>
          <table:table-cell table:formula="of:=([.$E$11]*[.$E$12]*[.$E$13]*SQRT(2*[.G416]*[.$A$11]/([.$E$14]*(1-[.$E$15]^4))))*[.$A$15]" office:value-type="float" office:value="0.0702425566559561">
            <text:p>0.070242556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1.4">
            <text:p>61.4</text:p>
          </table:table-cell>
          <table:table-cell table:formula="of:=([.$E$11]*[.$E$12]*[.$E$13]*SQRT(2*[.G417]*[.$A$11]/([.$E$14]*(1-[.$E$15]^4))))*[.$A$15]" office:value-type="float" office:value="0.0702998274006155">
            <text:p>0.070299827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1.5">
            <text:p>61.5</text:p>
          </table:table-cell>
          <table:table-cell table:formula="of:=([.$E$11]*[.$E$12]*[.$E$13]*SQRT(2*[.G418]*[.$A$11]/([.$E$14]*(1-[.$E$15]^4))))*[.$A$15]" office:value-type="float" office:value="0.070357051526819">
            <text:p>0.070357051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2.2">
            <text:p>62.2</text:p>
          </table:table-cell>
          <table:table-cell table:formula="of:=([.$E$11]*[.$E$12]*[.$E$13]*SQRT(2*[.G419]*[.$A$11]/([.$E$14]*(1-[.$E$15]^4))))*[.$A$15]" office:value-type="float" office:value="0.0707563245829333">
            <text:p>0.070756324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2.3">
            <text:p>62.3</text:p>
          </table:table-cell>
          <table:table-cell table:formula="of:=([.$E$11]*[.$E$12]*[.$E$13]*SQRT(2*[.G420]*[.$A$11]/([.$E$14]*(1-[.$E$15]^4))))*[.$A$15]" office:value-type="float" office:value="0.070813179814753">
            <text:p>0.070813179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2.4">
            <text:p>62.4</text:p>
          </table:table-cell>
          <table:table-cell table:formula="of:=([.$E$11]*[.$E$12]*[.$E$13]*SQRT(2*[.G421]*[.$A$11]/([.$E$14]*(1-[.$E$15]^4))))*[.$A$15]" office:value-type="float" office:value="0.0708699894346519">
            <text:p>0.070869989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2.5">
            <text:p>62.5</text:p>
          </table:table-cell>
          <table:table-cell table:formula="of:=([.$E$11]*[.$E$12]*[.$E$13]*SQRT(2*[.G422]*[.$A$11]/([.$E$14]*(1-[.$E$15]^4))))*[.$A$15]" office:value-type="float" office:value="0.0709267535522303">
            <text:p>0.070926753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3.2">
            <text:p>63.2</text:p>
          </table:table-cell>
          <table:table-cell table:formula="of:=([.$E$11]*[.$E$12]*[.$E$13]*SQRT(2*[.G423]*[.$A$11]/([.$E$14]*(1-[.$E$15]^4))))*[.$A$15]" office:value-type="float" office:value="0.0713228374253068">
            <text:p>0.071322837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3.3">
            <text:p>63.3</text:p>
          </table:table-cell>
          <table:table-cell table:formula="of:=([.$E$11]*[.$E$12]*[.$E$13]*SQRT(2*[.G424]*[.$A$11]/([.$E$14]*(1-[.$E$15]^4))))*[.$A$15]" office:value-type="float" office:value="0.0713792414178512">
            <text:p>0.071379241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3.4">
            <text:p>63.4</text:p>
          </table:table-cell>
          <table:table-cell table:formula="of:=([.$E$11]*[.$E$12]*[.$E$13]*SQRT(2*[.G425]*[.$A$11]/([.$E$14]*(1-[.$E$15]^4))))*[.$A$15]" office:value-type="float" office:value="0.071435600875047">
            <text:p>0.071435600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3.5">
            <text:p>63.5</text:p>
          </table:table-cell>
          <table:table-cell table:formula="of:=([.$E$11]*[.$E$12]*[.$E$13]*SQRT(2*[.G426]*[.$A$11]/([.$E$14]*(1-[.$E$15]^4))))*[.$A$15]" office:value-type="float" office:value="0.0714919159022204">
            <text:p>0.071491915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4.2">
            <text:p>64.2</text:p>
          </table:table-cell>
          <table:table-cell table:formula="of:=([.$E$11]*[.$E$12]*[.$E$13]*SQRT(2*[.G427]*[.$A$11]/([.$E$14]*(1-[.$E$15]^4))))*[.$A$15]" office:value-type="float" office:value="0.0718848858127221">
            <text:p>0.071884885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4.3">
            <text:p>64.3</text:p>
          </table:table-cell>
          <table:table-cell table:formula="of:=([.$E$11]*[.$E$12]*[.$E$13]*SQRT(2*[.G428]*[.$A$11]/([.$E$14]*(1-[.$E$15]^4))))*[.$A$15]" office:value-type="float" office:value="0.0719408491421892">
            <text:p>0.071940849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4.4">
            <text:p>64.4</text:p>
          </table:table-cell>
          <table:table-cell table:formula="of:=([.$E$11]*[.$E$12]*[.$E$13]*SQRT(2*[.G429]*[.$A$11]/([.$E$14]*(1-[.$E$15]^4))))*[.$A$15]" office:value-type="float" office:value="0.0719967689711862">
            <text:p>0.07199676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4.5">
            <text:p>64.5</text:p>
          </table:table-cell>
          <table:table-cell table:formula="of:=([.$E$11]*[.$E$12]*[.$E$13]*SQRT(2*[.G430]*[.$A$11]/([.$E$14]*(1-[.$E$15]^4))))*[.$A$15]" office:value-type="float" office:value="0.0720526454009948">
            <text:p>0.072052645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5.2">
            <text:p>65.2</text:p>
          </table:table-cell>
          <table:table-cell table:formula="of:=([.$E$11]*[.$E$12]*[.$E$13]*SQRT(2*[.G431]*[.$A$11]/([.$E$14]*(1-[.$E$15]^4))))*[.$A$15]" office:value-type="float" office:value="0.0724425736581703">
            <text:p>0.072442573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5.3">
            <text:p>65.3</text:p>
          </table:table-cell>
          <table:table-cell table:formula="of:=([.$E$11]*[.$E$12]*[.$E$13]*SQRT(2*[.G432]*[.$A$11]/([.$E$14]*(1-[.$E$15]^4))))*[.$A$15]" office:value-type="float" office:value="0.0724981064939669">
            <text:p>0.072498106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5.4">
            <text:p>65.4</text:p>
          </table:table-cell>
          <table:table-cell table:formula="of:=([.$E$11]*[.$E$12]*[.$E$13]*SQRT(2*[.G433]*[.$A$11]/([.$E$14]*(1-[.$E$15]^4))))*[.$A$15]" office:value-type="float" office:value="0.072553596824704">
            <text:p>0.072553596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5.5">
            <text:p>65.5</text:p>
          </table:table-cell>
          <table:table-cell table:formula="of:=([.$E$11]*[.$E$12]*[.$E$13]*SQRT(2*[.G434]*[.$A$11]/([.$E$14]*(1-[.$E$15]^4))))*[.$A$15]" office:value-type="float" office:value="0.0726090447478331">
            <text:p>0.072609044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6.2">
            <text:p>66.2</text:p>
          </table:table-cell>
          <table:table-cell table:formula="of:=([.$E$11]*[.$E$12]*[.$E$13]*SQRT(2*[.G435]*[.$A$11]/([.$E$14]*(1-[.$E$15]^4))))*[.$A$15]" office:value-type="float" office:value="0.0729960009050549">
            <text:p>0.072996000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6.3">
            <text:p>66.3</text:p>
          </table:table-cell>
          <table:table-cell table:formula="of:=([.$E$11]*[.$E$12]*[.$E$13]*SQRT(2*[.G436]*[.$A$11]/([.$E$14]*(1-[.$E$15]^4))))*[.$A$15]" office:value-type="float" office:value="0.0730511130313694">
            <text:p>0.07305111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6.4">
            <text:p>66.4</text:p>
          </table:table-cell>
          <table:table-cell table:formula="of:=([.$E$11]*[.$E$12]*[.$E$13]*SQRT(2*[.G437]*[.$A$11]/([.$E$14]*(1-[.$E$15]^4))))*[.$A$15]" office:value-type="float" office:value="0.073106183610643">
            <text:p>0.073106183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6.5">
            <text:p>66.5</text:p>
          </table:table-cell>
          <table:table-cell table:formula="of:=([.$E$11]*[.$E$12]*[.$E$13]*SQRT(2*[.G438]*[.$A$11]/([.$E$14]*(1-[.$E$15]^4))))*[.$A$15]" office:value-type="float" office:value="0.0731612127366966">
            <text:p>0.073161212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7.2">
            <text:p>67.2</text:p>
          </table:table-cell>
          <table:table-cell table:formula="of:=([.$E$11]*[.$E$12]*[.$E$13]*SQRT(2*[.G439]*[.$A$11]/([.$E$14]*(1-[.$E$15]^4))))*[.$A$15]" office:value-type="float" office:value="0.0735452637363013">
            <text:p>0.073545263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7.3">
            <text:p>67.3</text:p>
          </table:table-cell>
          <table:table-cell table:formula="of:=([.$E$11]*[.$E$12]*[.$E$13]*SQRT(2*[.G440]*[.$A$11]/([.$E$14]*(1-[.$E$15]^4))))*[.$A$15]" office:value-type="float" office:value="0.0735999645722282">
            <text:p>0.073599964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7.4">
            <text:p>67.4</text:p>
          </table:table-cell>
          <table:table-cell table:formula="of:=([.$E$11]*[.$E$12]*[.$E$13]*SQRT(2*[.G441]*[.$A$11]/([.$E$14]*(1-[.$E$15]^4))))*[.$A$15]" office:value-type="float" office:value="0.0736546247836779">
            <text:p>0.073654624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7.5">
            <text:p>67.5</text:p>
          </table:table-cell>
          <table:table-cell table:formula="of:=([.$E$11]*[.$E$12]*[.$E$13]*SQRT(2*[.G442]*[.$A$11]/([.$E$14]*(1-[.$E$15]^4))))*[.$A$15]" office:value-type="float" office:value="0.0737092444610275">
            <text:p>0.073709244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8.2">
            <text:p>68.2</text:p>
          </table:table-cell>
          <table:table-cell table:formula="of:=([.$E$11]*[.$E$12]*[.$E$13]*SQRT(2*[.G443]*[.$A$11]/([.$E$14]*(1-[.$E$15]^4))))*[.$A$15]" office:value-type="float" office:value="0.0740904547695144">
            <text:p>0.074090454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8.3">
            <text:p>68.3</text:p>
          </table:table-cell>
          <table:table-cell table:formula="of:=([.$E$11]*[.$E$12]*[.$E$13]*SQRT(2*[.G444]*[.$A$11]/([.$E$14]*(1-[.$E$15]^4))))*[.$A$15]" office:value-type="float" office:value="0.0741447533878466">
            <text:p>0.074144753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8.4">
            <text:p>68.4</text:p>
          </table:table-cell>
          <table:table-cell table:formula="of:=([.$E$11]*[.$E$12]*[.$E$13]*SQRT(2*[.G445]*[.$A$11]/([.$E$14]*(1-[.$E$15]^4))))*[.$A$15]" office:value-type="float" office:value="0.0741990122706207">
            <text:p>0.074199012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8.5">
            <text:p>68.5</text:p>
          </table:table-cell>
          <table:table-cell table:formula="of:=([.$E$11]*[.$E$12]*[.$E$13]*SQRT(2*[.G446]*[.$A$11]/([.$E$14]*(1-[.$E$15]^4))))*[.$A$15]" office:value-type="float" office:value="0.0742532315049443">
            <text:p>0.074253231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9.2">
            <text:p>69.2</text:p>
          </table:table-cell>
          <table:table-cell table:formula="of:=([.$E$11]*[.$E$12]*[.$E$13]*SQRT(2*[.G447]*[.$A$11]/([.$E$14]*(1-[.$E$15]^4))))*[.$A$15]" office:value-type="float" office:value="0.0746316632393034">
            <text:p>0.074631663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9.3">
            <text:p>69.3</text:p>
          </table:table-cell>
          <table:table-cell table:formula="of:=([.$E$11]*[.$E$12]*[.$E$13]*SQRT(2*[.G448]*[.$A$11]/([.$E$14]*(1-[.$E$15]^4))))*[.$A$15]" office:value-type="float" office:value="0.074685568384099">
            <text:p>0.074685568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9.4">
            <text:p>69.4</text:p>
          </table:table-cell>
          <table:table-cell table:formula="of:=([.$E$11]*[.$E$12]*[.$E$13]*SQRT(2*[.G449]*[.$A$11]/([.$E$14]*(1-[.$E$15]^4))))*[.$A$15]" office:value-type="float" office:value="0.074739434650304">
            <text:p>0.074739434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9.5">
            <text:p>69.5</text:p>
          </table:table-cell>
          <table:table-cell table:formula="of:=([.$E$11]*[.$E$12]*[.$E$13]*SQRT(2*[.G450]*[.$A$11]/([.$E$14]*(1-[.$E$15]^4))))*[.$A$15]" office:value-type="float" office:value="0.0747932621219198">
            <text:p>0.074793262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0.2">
            <text:p>70.2</text:p>
          </table:table-cell>
          <table:table-cell table:formula="of:=([.$E$11]*[.$E$12]*[.$E$13]*SQRT(2*[.G451]*[.$A$11]/([.$E$14]*(1-[.$E$15]^4))))*[.$A$15]" office:value-type="float" office:value="0.075168975167792">
            <text:p>0.075168975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0.3">
            <text:p>70.3</text:p>
          </table:table-cell>
          <table:table-cell table:formula="of:=([.$E$11]*[.$E$12]*[.$E$13]*SQRT(2*[.G452]*[.$A$11]/([.$E$14]*(1-[.$E$15]^4))))*[.$A$15]" office:value-type="float" office:value="0.0752224952708116">
            <text:p>0.075222495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0.4">
            <text:p>70.4</text:p>
          </table:table-cell>
          <table:table-cell table:formula="of:=([.$E$11]*[.$E$12]*[.$E$13]*SQRT(2*[.G453]*[.$A$11]/([.$E$14]*(1-[.$E$15]^4))))*[.$A$15]" office:value-type="float" office:value="0.0752759773218416">
            <text:p>0.075275977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0.5">
            <text:p>70.5</text:p>
          </table:table-cell>
          <table:table-cell table:formula="of:=([.$E$11]*[.$E$12]*[.$E$13]*SQRT(2*[.G454]*[.$A$11]/([.$E$14]*(1-[.$E$15]^4))))*[.$A$15]" office:value-type="float" office:value="0.0753294214019299">
            <text:p>0.075329421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1.2">
            <text:p>71.2</text:p>
          </table:table-cell>
          <table:table-cell table:formula="of:=([.$E$11]*[.$E$12]*[.$E$13]*SQRT(2*[.G455]*[.$A$11]/([.$E$14]*(1-[.$E$15]^4))))*[.$A$15]" office:value-type="float" office:value="0.0757024735242348">
            <text:p>0.075702473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1.3">
            <text:p>71.3</text:p>
          </table:table-cell>
          <table:table-cell table:formula="of:=([.$E$11]*[.$E$12]*[.$E$13]*SQRT(2*[.G456]*[.$A$11]/([.$E$14]*(1-[.$E$15]^4))))*[.$A$15]" office:value-type="float" office:value="0.0757556167203371">
            <text:p>0.075755616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1.4">
            <text:p>71.4</text:p>
          </table:table-cell>
          <table:table-cell table:formula="of:=([.$E$11]*[.$E$12]*[.$E$13]*SQRT(2*[.G457]*[.$A$11]/([.$E$14]*(1-[.$E$15]^4))))*[.$A$15]" office:value-type="float" office:value="0.0758087226621696">
            <text:p>0.075808722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1.5">
            <text:p>71.5</text:p>
          </table:table-cell>
          <table:table-cell table:formula="of:=([.$E$11]*[.$E$12]*[.$E$13]*SQRT(2*[.G458]*[.$A$11]/([.$E$14]*(1-[.$E$15]^4))))*[.$A$15]" office:value-type="float" office:value="0.0758617914279704">
            <text:p>0.075861791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2.2">
            <text:p>72.2</text:p>
          </table:table-cell>
          <table:table-cell table:formula="of:=([.$E$11]*[.$E$12]*[.$E$13]*SQRT(2*[.G459]*[.$A$11]/([.$E$14]*(1-[.$E$15]^4))))*[.$A$15]" office:value-type="float" office:value="0.0762322383745802">
            <text:p>0.076232238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2.3">
            <text:p>72.3</text:p>
          </table:table-cell>
          <table:table-cell table:formula="of:=([.$E$11]*[.$E$12]*[.$E$13]*SQRT(2*[.G460]*[.$A$11]/([.$E$14]*(1-[.$E$15]^4))))*[.$A$15]" office:value-type="float" office:value="0.0762850125161552">
            <text:p>0.076285012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2.4">
            <text:p>72.4</text:p>
          </table:table-cell>
          <table:table-cell table:formula="of:=([.$E$11]*[.$E$12]*[.$E$13]*SQRT(2*[.G461]*[.$A$11]/([.$E$14]*(1-[.$E$15]^4))))*[.$A$15]" office:value-type="float" office:value="0.0763377501736925">
            <text:p>0.076337750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2.5">
            <text:p>72.5</text:p>
          </table:table-cell>
          <table:table-cell table:formula="of:=([.$E$11]*[.$E$12]*[.$E$13]*SQRT(2*[.G462]*[.$A$11]/([.$E$14]*(1-[.$E$15]^4))))*[.$A$15]" office:value-type="float" office:value="0.0763904514227545">
            <text:p>0.076390451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3.2">
            <text:p>73.2</text:p>
          </table:table-cell>
          <table:table-cell table:formula="of:=([.$E$11]*[.$E$12]*[.$E$13]*SQRT(2*[.G463]*[.$A$11]/([.$E$14]*(1-[.$E$15]^4))))*[.$A$15]" office:value-type="float" office:value="0.0767583470217419">
            <text:p>0.07675834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3.3">
            <text:p>73.3</text:p>
          </table:table-cell>
          <table:table-cell table:formula="of:=([.$E$11]*[.$E$12]*[.$E$13]*SQRT(2*[.G464]*[.$A$11]/([.$E$14]*(1-[.$E$15]^4))))*[.$A$15]" office:value-type="float" office:value="0.0768107596922547">
            <text:p>0.076810759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3.4">
            <text:p>73.4</text:p>
          </table:table-cell>
          <table:table-cell table:formula="of:=([.$E$11]*[.$E$12]*[.$E$13]*SQRT(2*[.G465]*[.$A$11]/([.$E$14]*(1-[.$E$15]^4))))*[.$A$15]" office:value-type="float" office:value="0.0768631366227819">
            <text:p>0.076863136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3.5">
            <text:p>73.5</text:p>
          </table:table-cell>
          <table:table-cell table:formula="of:=([.$E$11]*[.$E$12]*[.$E$13]*SQRT(2*[.G466]*[.$A$11]/([.$E$14]*(1-[.$E$15]^4))))*[.$A$15]" office:value-type="float" office:value="0.0769154778863368">
            <text:p>0.076915477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4.2">
            <text:p>74.2</text:p>
          </table:table-cell>
          <table:table-cell table:formula="of:=([.$E$11]*[.$E$12]*[.$E$13]*SQRT(2*[.G467]*[.$A$11]/([.$E$14]*(1-[.$E$15]^4))))*[.$A$15]" office:value-type="float" office:value="0.077280874137276">
            <text:p>0.077280874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4.3">
            <text:p>74.3</text:p>
          </table:table-cell>
          <table:table-cell table:formula="of:=([.$E$11]*[.$E$12]*[.$E$13]*SQRT(2*[.G468]*[.$A$11]/([.$E$14]*(1-[.$E$15]^4))))*[.$A$15]" office:value-type="float" office:value="0.0773329326639863">
            <text:p>0.077332932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4.4">
            <text:p>74.4</text:p>
          </table:table-cell>
          <table:table-cell table:formula="of:=([.$E$11]*[.$E$12]*[.$E$13]*SQRT(2*[.G469]*[.$A$11]/([.$E$14]*(1-[.$E$15]^4))))*[.$A$15]" office:value-type="float" office:value="0.0773849561698123">
            <text:p>0.077384956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4.5">
            <text:p>74.5</text:p>
          </table:table-cell>
          <table:table-cell table:formula="of:=([.$E$11]*[.$E$12]*[.$E$13]*SQRT(2*[.G470]*[.$A$11]/([.$E$14]*(1-[.$E$15]^4))))*[.$A$15]" office:value-type="float" office:value="0.077436944725337">
            <text:p>0.077436944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5.2">
            <text:p>75.2</text:p>
          </table:table-cell>
          <table:table-cell table:formula="of:=([.$E$11]*[.$E$12]*[.$E$13]*SQRT(2*[.G471]*[.$A$11]/([.$E$14]*(1-[.$E$15]^4))))*[.$A$15]" office:value-type="float" office:value="0.0777998918850974">
            <text:p>0.077799891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5.3">
            <text:p>75.3</text:p>
          </table:table-cell>
          <table:table-cell table:formula="of:=([.$E$11]*[.$E$12]*[.$E$13]*SQRT(2*[.G472]*[.$A$11]/([.$E$14]*(1-[.$E$15]^4))))*[.$A$15]" office:value-type="float" office:value="0.0778516033510163">
            <text:p>0.077851603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5.4">
            <text:p>75.4</text:p>
          </table:table-cell>
          <table:table-cell table:formula="of:=([.$E$11]*[.$E$12]*[.$E$13]*SQRT(2*[.G473]*[.$A$11]/([.$E$14]*(1-[.$E$15]^4))))*[.$A$15]" office:value-type="float" office:value="0.0779032804913574">
            <text:p>0.077903280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5.5">
            <text:p>75.5</text:p>
          </table:table-cell>
          <table:table-cell table:formula="of:=([.$E$11]*[.$E$12]*[.$E$13]*SQRT(2*[.G474]*[.$A$11]/([.$E$14]*(1-[.$E$15]^4))))*[.$A$15]" office:value-type="float" office:value="0.0779549233743851">
            <text:p>0.077954923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6.2">
            <text:p>76.2</text:p>
          </table:table-cell>
          <table:table-cell table:formula="of:=([.$E$11]*[.$E$12]*[.$E$13]*SQRT(2*[.G475]*[.$A$11]/([.$E$14]*(1-[.$E$15]^4))))*[.$A$15]" office:value-type="float" office:value="0.0783154700378168">
            <text:p>0.0783154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6.3">
            <text:p>76.3</text:p>
          </table:table-cell>
          <table:table-cell table:formula="of:=([.$E$11]*[.$E$12]*[.$E$13]*SQRT(2*[.G476]*[.$A$11]/([.$E$14]*(1-[.$E$15]^4))))*[.$A$15]" office:value-type="float" office:value="0.0783668412929558">
            <text:p>0.078366841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6.4">
            <text:p>76.4</text:p>
          </table:table-cell>
          <table:table-cell table:formula="of:=([.$E$11]*[.$E$12]*[.$E$13]*SQRT(2*[.G477]*[.$A$11]/([.$E$14]*(1-[.$E$15]^4))))*[.$A$15]" office:value-type="float" office:value="0.0784181788951162">
            <text:p>0.078418178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6.5">
            <text:p>76.5</text:p>
          </table:table-cell>
          <table:table-cell table:formula="of:=([.$E$11]*[.$E$12]*[.$E$13]*SQRT(2*[.G478]*[.$A$11]/([.$E$14]*(1-[.$E$15]^4))))*[.$A$15]" office:value-type="float" office:value="0.0784694829103492">
            <text:p>0.078469482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7.2">
            <text:p>77.2</text:p>
          </table:table-cell>
          <table:table-cell table:formula="of:=([.$E$11]*[.$E$12]*[.$E$13]*SQRT(2*[.G479]*[.$A$11]/([.$E$14]*(1-[.$E$15]^4))))*[.$A$15]" office:value-type="float" office:value="0.0788276760862295">
            <text:p>0.078827676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7.3">
            <text:p>77.3</text:p>
          </table:table-cell>
          <table:table-cell table:formula="of:=([.$E$11]*[.$E$12]*[.$E$13]*SQRT(2*[.G480]*[.$A$11]/([.$E$14]*(1-[.$E$15]^4))))*[.$A$15]" office:value-type="float" office:value="0.0788787137581912">
            <text:p>0.078878713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7.4">
            <text:p>77.4</text:p>
          </table:table-cell>
          <table:table-cell table:formula="of:=([.$E$11]*[.$E$12]*[.$E$13]*SQRT(2*[.G481]*[.$A$11]/([.$E$14]*(1-[.$E$15]^4))))*[.$A$15]" office:value-type="float" office:value="0.0789297184280914">
            <text:p>0.078929718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7.5">
            <text:p>77.5</text:p>
          </table:table-cell>
          <table:table-cell table:formula="of:=([.$E$11]*[.$E$12]*[.$E$13]*SQRT(2*[.G482]*[.$A$11]/([.$E$14]*(1-[.$E$15]^4))))*[.$A$15]" office:value-type="float" office:value="0.0789806901598671">
            <text:p>0.078980690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8.2">
            <text:p>78.2</text:p>
          </table:table-cell>
          <table:table-cell table:formula="of:=([.$E$11]*[.$E$12]*[.$E$13]*SQRT(2*[.G483]*[.$A$11]/([.$E$14]*(1-[.$E$15]^4))))*[.$A$15]" office:value-type="float" office:value="0.0793365753424413">
            <text:p>0.079336575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8.3">
            <text:p>78.3</text:p>
          </table:table-cell>
          <table:table-cell table:formula="of:=([.$E$11]*[.$E$12]*[.$E$13]*SQRT(2*[.G484]*[.$A$11]/([.$E$14]*(1-[.$E$15]^4))))*[.$A$15]" office:value-type="float" office:value="0.0793872858463999">
            <text:p>0.079387285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8.4">
            <text:p>78.4</text:p>
          </table:table-cell>
          <table:table-cell table:formula="of:=([.$E$11]*[.$E$12]*[.$E$13]*SQRT(2*[.G485]*[.$A$11]/([.$E$14]*(1-[.$E$15]^4))))*[.$A$15]" office:value-type="float" office:value="0.0794379639784979">
            <text:p>0.07943796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8.5">
            <text:p>78.5</text:p>
          </table:table-cell>
          <table:table-cell table:formula="of:=([.$E$11]*[.$E$12]*[.$E$13]*SQRT(2*[.G486]*[.$A$11]/([.$E$14]*(1-[.$E$15]^4))))*[.$A$15]" office:value-type="float" office:value="0.0794886098006517">
            <text:p>0.079488609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9.2">
            <text:p>79.2</text:p>
          </table:table-cell>
          <table:table-cell table:formula="of:=([.$E$11]*[.$E$12]*[.$E$13]*SQRT(2*[.G487]*[.$A$11]/([.$E$14]*(1-[.$E$15]^4))))*[.$A$15]" office:value-type="float" office:value="0.0798422310370784">
            <text:p>0.07984223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9.3">
            <text:p>79.3</text:p>
          </table:table-cell>
          <table:table-cell table:formula="of:=([.$E$11]*[.$E$12]*[.$E$13]*SQRT(2*[.G488]*[.$A$11]/([.$E$14]*(1-[.$E$15]^4))))*[.$A$15]" office:value-type="float" office:value="0.0798926205851914">
            <text:p>0.079892620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9.4">
            <text:p>79.4</text:p>
          </table:table-cell>
          <table:table-cell table:formula="of:=([.$E$11]*[.$E$12]*[.$E$13]*SQRT(2*[.G489]*[.$A$11]/([.$E$14]*(1-[.$E$15]^4))))*[.$A$15]" office:value-type="float" office:value="0.07994297837184">
            <text:p>0.079942978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9.5">
            <text:p>79.5</text:p>
          </table:table-cell>
          <table:table-cell table:formula="of:=([.$E$11]*[.$E$12]*[.$E$13]*SQRT(2*[.G490]*[.$A$11]/([.$E$14]*(1-[.$E$15]^4))))*[.$A$15]" office:value-type="float" office:value="0.0799933044570082">
            <text:p>0.079993304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0.2">
            <text:p>80.2</text:p>
          </table:table-cell>
          <table:table-cell table:formula="of:=([.$E$11]*[.$E$12]*[.$E$13]*SQRT(2*[.G491]*[.$A$11]/([.$E$14]*(1-[.$E$15]^4))))*[.$A$15]" office:value-type="float" office:value="0.0803447044109912">
            <text:p>0.080344704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0.3">
            <text:p>80.3</text:p>
          </table:table-cell>
          <table:table-cell table:formula="of:=([.$E$11]*[.$E$12]*[.$E$13]*SQRT(2*[.G492]*[.$A$11]/([.$E$14]*(1-[.$E$15]^4))))*[.$A$15]" office:value-type="float" office:value="0.0803947790212815">
            <text:p>0.08039477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0.4">
            <text:p>80.4</text:p>
          </table:table-cell>
          <table:table-cell table:formula="of:=([.$E$11]*[.$E$12]*[.$E$13]*SQRT(2*[.G493]*[.$A$11]/([.$E$14]*(1-[.$E$15]^4))))*[.$A$15]" office:value-type="float" office:value="0.0804448224615594">
            <text:p>0.080444822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0.5">
            <text:p>80.5</text:p>
          </table:table-cell>
          <table:table-cell table:formula="of:=([.$E$11]*[.$E$12]*[.$E$13]*SQRT(2*[.G494]*[.$A$11]/([.$E$14]*(1-[.$E$15]^4))))*[.$A$15]" office:value-type="float" office:value="0.08049483478996">
            <text:p>0.080494834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1.2">
            <text:p>81.2</text:p>
          </table:table-cell>
          <table:table-cell table:formula="of:=([.$E$11]*[.$E$12]*[.$E$13]*SQRT(2*[.G495]*[.$A$11]/([.$E$14]*(1-[.$E$15]^4))))*[.$A$15]" office:value-type="float" office:value="0.0808440548018275">
            <text:p>0.080844054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1.3">
            <text:p>81.3</text:p>
          </table:table-cell>
          <table:table-cell table:formula="of:=([.$E$11]*[.$E$12]*[.$E$13]*SQRT(2*[.G496]*[.$A$11]/([.$E$14]*(1-[.$E$15]^4))))*[.$A$15]" office:value-type="float" office:value="0.0808938203065724">
            <text:p>0.080893820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1.4">
            <text:p>81.4</text:p>
          </table:table-cell>
          <table:table-cell table:formula="of:=([.$E$11]*[.$E$12]*[.$E$13]*SQRT(2*[.G497]*[.$A$11]/([.$E$14]*(1-[.$E$15]^4))))*[.$A$15]" office:value-type="float" office:value="0.0809435552146257">
            <text:p>0.080943555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1.5">
            <text:p>81.5</text:p>
          </table:table-cell>
          <table:table-cell table:formula="of:=([.$E$11]*[.$E$12]*[.$E$13]*SQRT(2*[.G498]*[.$A$11]/([.$E$14]*(1-[.$E$15]^4))))*[.$A$15]" office:value-type="float" office:value="0.0809932595823522">
            <text:p>0.080993259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2.2">
            <text:p>82.2</text:p>
          </table:table-cell>
          <table:table-cell table:formula="of:=([.$E$11]*[.$E$12]*[.$E$13]*SQRT(2*[.G499]*[.$A$11]/([.$E$14]*(1-[.$E$15]^4))))*[.$A$15]" office:value-type="float" office:value="0.0813403397258226">
            <text:p>0.081340339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2.3">
            <text:p>82.3</text:p>
          </table:table-cell>
          <table:table-cell table:formula="of:=([.$E$11]*[.$E$12]*[.$E$13]*SQRT(2*[.G500]*[.$A$11]/([.$E$14]*(1-[.$E$15]^4))))*[.$A$15]" office:value-type="float" office:value="0.081389801779482">
            <text:p>0.081389801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2.4">
            <text:p>82.4</text:p>
          </table:table-cell>
          <table:table-cell table:formula="of:=([.$E$11]*[.$E$12]*[.$E$13]*SQRT(2*[.G501]*[.$A$11]/([.$E$14]*(1-[.$E$15]^4))))*[.$A$15]" office:value-type="float" office:value="0.0814392337924081">
            <text:p>0.081439233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2.5">
            <text:p>82.5</text:p>
          </table:table-cell>
          <table:table-cell table:formula="of:=([.$E$11]*[.$E$12]*[.$E$13]*SQRT(2*[.G502]*[.$A$11]/([.$E$14]*(1-[.$E$15]^4))))*[.$A$15]" office:value-type="float" office:value="0.0814886358192701">
            <text:p>0.081488635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3.2">
            <text:p>83.2</text:p>
          </table:table-cell>
          <table:table-cell table:formula="of:=([.$E$11]*[.$E$12]*[.$E$13]*SQRT(2*[.G503]*[.$A$11]/([.$E$14]*(1-[.$E$15]^4))))*[.$A$15]" office:value-type="float" office:value="0.0818336149551245">
            <text:p>0.08183361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3.3">
            <text:p>83.3</text:p>
          </table:table-cell>
          <table:table-cell table:formula="of:=([.$E$11]*[.$E$12]*[.$E$13]*SQRT(2*[.G504]*[.$A$11]/([.$E$14]*(1-[.$E$15]^4))))*[.$A$15]" office:value-type="float" office:value="0.0818827790418395">
            <text:p>0.08188277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3.4">
            <text:p>83.4</text:p>
          </table:table-cell>
          <table:table-cell table:formula="of:=([.$E$11]*[.$E$12]*[.$E$13]*SQRT(2*[.G505]*[.$A$11]/([.$E$14]*(1-[.$E$15]^4))))*[.$A$15]" office:value-type="float" office:value="0.0819319136271443">
            <text:p>0.081931913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3.5">
            <text:p>83.5</text:p>
          </table:table-cell>
          <table:table-cell table:formula="of:=([.$E$11]*[.$E$12]*[.$E$13]*SQRT(2*[.G506]*[.$A$11]/([.$E$14]*(1-[.$E$15]^4))))*[.$A$15]" office:value-type="float" office:value="0.0819810187640833">
            <text:p>0.081981018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4.2">
            <text:p>84.2</text:p>
          </table:table-cell>
          <table:table-cell table:formula="of:=([.$E$11]*[.$E$12]*[.$E$13]*SQRT(2*[.G507]*[.$A$11]/([.$E$14]*(1-[.$E$15]^4))))*[.$A$15]" office:value-type="float" office:value="0.0823239345909494">
            <text:p>0.082323934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4.3">
            <text:p>84.3</text:p>
          </table:table-cell>
          <table:table-cell table:formula="of:=([.$E$11]*[.$E$12]*[.$E$13]*SQRT(2*[.G508]*[.$A$11]/([.$E$14]*(1-[.$E$15]^4))))*[.$A$15]" office:value-type="float" office:value="0.0823728060316391">
            <text:p>0.08237280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4.4">
            <text:p>84.4</text:p>
          </table:table-cell>
          <table:table-cell table:formula="of:=([.$E$11]*[.$E$12]*[.$E$13]*SQRT(2*[.G509]*[.$A$11]/([.$E$14]*(1-[.$E$15]^4))))*[.$A$15]" office:value-type="float" office:value="0.0824216484942954">
            <text:p>0.082421648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4.5">
            <text:p>84.5</text:p>
          </table:table-cell>
          <table:table-cell table:formula="of:=([.$E$11]*[.$E$12]*[.$E$13]*SQRT(2*[.G510]*[.$A$11]/([.$E$14]*(1-[.$E$15]^4))))*[.$A$15]" office:value-type="float" office:value="0.0824704620304041">
            <text:p>0.08247046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5.2">
            <text:p>85.2</text:p>
          </table:table-cell>
          <table:table-cell table:formula="of:=([.$E$11]*[.$E$12]*[.$E$13]*SQRT(2*[.G511]*[.$A$11]/([.$E$14]*(1-[.$E$15]^4))))*[.$A$15]" office:value-type="float" office:value="0.0828113511328384">
            <text:p>0.082811351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5.3">
            <text:p>85.3</text:p>
          </table:table-cell>
          <table:table-cell table:formula="of:=([.$E$11]*[.$E$12]*[.$E$13]*SQRT(2*[.G512]*[.$A$11]/([.$E$14]*(1-[.$E$15]^4))))*[.$A$15]" office:value-type="float" office:value="0.0828599350919211">
            <text:p>0.082859935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5.4">
            <text:p>85.4</text:p>
          </table:table-cell>
          <table:table-cell table:formula="of:=([.$E$11]*[.$E$12]*[.$E$13]*SQRT(2*[.G513]*[.$A$11]/([.$E$14]*(1-[.$E$15]^4))))*[.$A$15]" office:value-type="float" office:value="0.0829084905810528">
            <text:p>0.082908490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5.5">
            <text:p>85.5</text:p>
          </table:table-cell>
          <table:table-cell table:formula="of:=([.$E$11]*[.$E$12]*[.$E$13]*SQRT(2*[.G514]*[.$A$11]/([.$E$14]*(1-[.$E$15]^4))))*[.$A$15]" office:value-type="float" office:value="0.0829570176502245">
            <text:p>0.082957017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6.2">
            <text:p>86.2</text:p>
          </table:table-cell>
          <table:table-cell table:formula="of:=([.$E$11]*[.$E$12]*[.$E$13]*SQRT(2*[.G515]*[.$A$11]/([.$E$14]*(1-[.$E$15]^4))))*[.$A$15]" office:value-type="float" office:value="0.0832959155442666">
            <text:p>0.083295915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6.3">
            <text:p>86.3</text:p>
          </table:table-cell>
          <table:table-cell table:formula="of:=([.$E$11]*[.$E$12]*[.$E$13]*SQRT(2*[.G516]*[.$A$11]/([.$E$14]*(1-[.$E$15]^4))))*[.$A$15]" office:value-type="float" office:value="0.0833442170360291">
            <text:p>0.08334421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6.4">
            <text:p>86.4</text:p>
          </table:table-cell>
          <table:table-cell table:formula="of:=([.$E$11]*[.$E$12]*[.$E$13]*SQRT(2*[.G517]*[.$A$11]/([.$E$14]*(1-[.$E$15]^4))))*[.$A$15]" office:value-type="float" office:value="0.0833924905512473">
            <text:p>0.083392490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6.5">
            <text:p>86.5</text:p>
          </table:table-cell>
          <table:table-cell table:formula="of:=([.$E$11]*[.$E$12]*[.$E$13]*SQRT(2*[.G518]*[.$A$11]/([.$E$14]*(1-[.$E$15]^4))))*[.$A$15]" office:value-type="float" office:value="0.0834407361384773">
            <text:p>0.083440736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7.2">
            <text:p>87.2</text:p>
          </table:table-cell>
          <table:table-cell table:formula="of:=([.$E$11]*[.$E$12]*[.$E$13]*SQRT(2*[.G519]*[.$A$11]/([.$E$14]*(1-[.$E$15]^4))))*[.$A$15]" office:value-type="float" office:value="0.0837776773148369">
            <text:p>0.083777677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7.3">
            <text:p>87.3</text:p>
          </table:table-cell>
          <table:table-cell table:formula="of:=([.$E$11]*[.$E$12]*[.$E$13]*SQRT(2*[.G520]*[.$A$11]/([.$E$14]*(1-[.$E$15]^4))))*[.$A$15]" office:value-type="float" office:value="0.0838257012094743">
            <text:p>0.083825701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7.4">
            <text:p>87.4</text:p>
          </table:table-cell>
          <table:table-cell table:formula="of:=([.$E$11]*[.$E$12]*[.$E$13]*SQRT(2*[.G521]*[.$A$11]/([.$E$14]*(1-[.$E$15]^4))))*[.$A$15]" office:value-type="float" office:value="0.0838736976068851">
            <text:p>0.083873697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7.5">
            <text:p>87.5</text:p>
          </table:table-cell>
          <table:table-cell table:formula="of:=([.$E$11]*[.$E$12]*[.$E$13]*SQRT(2*[.G522]*[.$A$11]/([.$E$14]*(1-[.$E$15]^4))))*[.$A$15]" office:value-type="float" office:value="0.0839216665542477">
            <text:p>0.083921666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8.2">
            <text:p>88.2</text:p>
          </table:table-cell>
          <table:table-cell table:formula="of:=([.$E$11]*[.$E$12]*[.$E$13]*SQRT(2*[.G523]*[.$A$11]/([.$E$14]*(1-[.$E$15]^4))))*[.$A$15]" office:value-type="float" office:value="0.0842566845192729">
            <text:p>0.084256684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8.3">
            <text:p>88.3</text:p>
          </table:table-cell>
          <table:table-cell table:formula="of:=([.$E$11]*[.$E$12]*[.$E$13]*SQRT(2*[.G524]*[.$A$11]/([.$E$14]*(1-[.$E$15]^4))))*[.$A$15]" office:value-type="float" office:value="0.0843044355486199">
            <text:p>0.084304435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8.4">
            <text:p>88.4</text:p>
          </table:table-cell>
          <table:table-cell table:formula="of:=([.$E$11]*[.$E$12]*[.$E$13]*SQRT(2*[.G525]*[.$A$11]/([.$E$14]*(1-[.$E$15]^4))))*[.$A$15]" office:value-type="float" office:value="0.0843521595465258">
            <text:p>0.084352159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8.5">
            <text:p>88.5</text:p>
          </table:table-cell>
          <table:table-cell table:formula="of:=([.$E$11]*[.$E$12]*[.$E$13]*SQRT(2*[.G526]*[.$A$11]/([.$E$14]*(1-[.$E$15]^4))))*[.$A$15]" office:value-type="float" office:value="0.0843998565588454">
            <text:p>0.084399856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9.2">
            <text:p>89.2</text:p>
          </table:table-cell>
          <table:table-cell table:formula="of:=([.$E$11]*[.$E$12]*[.$E$13]*SQRT(2*[.G527]*[.$A$11]/([.$E$14]*(1-[.$E$15]^4))))*[.$A$15]" office:value-type="float" office:value="0.0847329838734103">
            <text:p>0.084732983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9.3">
            <text:p>89.3</text:p>
          </table:table-cell>
          <table:table-cell table:formula="of:=([.$E$11]*[.$E$12]*[.$E$13]*SQRT(2*[.G528]*[.$A$11]/([.$E$14]*(1-[.$E$15]^4))))*[.$A$15]" office:value-type="float" office:value="0.0847804666363824">
            <text:p>0.084780466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9.4">
            <text:p>89.4</text:p>
          </table:table-cell>
          <table:table-cell table:formula="of:=([.$E$11]*[.$E$12]*[.$E$13]*SQRT(2*[.G529]*[.$A$11]/([.$E$14]*(1-[.$E$15]^4))))*[.$A$15]" office:value-type="float" office:value="0.0848279228206956">
            <text:p>0.084827922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9.5">
            <text:p>89.5</text:p>
          </table:table-cell>
          <table:table-cell table:formula="of:=([.$E$11]*[.$E$12]*[.$E$13]*SQRT(2*[.G530]*[.$A$11]/([.$E$14]*(1-[.$E$15]^4))))*[.$A$15]" office:value-type="float" office:value="0.0848753524709325">
            <text:p>0.084875352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0.2">
            <text:p>90.2</text:p>
          </table:table-cell>
          <table:table-cell table:formula="of:=([.$E$11]*[.$E$12]*[.$E$13]*SQRT(2*[.G531]*[.$A$11]/([.$E$14]*(1-[.$E$15]^4))))*[.$A$15]" office:value-type="float" office:value="0.0852066207873717">
            <text:p>0.085206620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0.3">
            <text:p>90.3</text:p>
          </table:table-cell>
          <table:table-cell table:formula="of:=([.$E$11]*[.$E$12]*[.$E$13]*SQRT(2*[.G532]*[.$A$11]/([.$E$14]*(1-[.$E$15]^4))))*[.$A$15]" office:value-type="float" office:value="0.0852538397551341">
            <text:p>0.085253839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0.4">
            <text:p>90.4</text:p>
          </table:table-cell>
          <table:table-cell table:formula="of:=([.$E$11]*[.$E$12]*[.$E$13]*SQRT(2*[.G533]*[.$A$11]/([.$E$14]*(1-[.$E$15]^4))))*[.$A$15]" office:value-type="float" office:value="0.0853010325845193">
            <text:p>0.085301032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0.5">
            <text:p>90.5</text:p>
          </table:table-cell>
          <table:table-cell table:formula="of:=([.$E$11]*[.$E$12]*[.$E$13]*SQRT(2*[.G534]*[.$A$11]/([.$E$14]*(1-[.$E$15]^4))))*[.$A$15]" office:value-type="float" office:value="0.0853481993188864">
            <text:p>0.085348199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1.2">
            <text:p>91.2</text:p>
          </table:table-cell>
          <table:table-cell table:formula="of:=([.$E$11]*[.$E$12]*[.$E$13]*SQRT(2*[.G535]*[.$A$11]/([.$E$14]*(1-[.$E$15]^4))))*[.$A$15]" office:value-type="float" office:value="0.0856776394160944">
            <text:p>0.085677639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1.3">
            <text:p>91.3</text:p>
          </table:table-cell>
          <table:table-cell table:formula="of:=([.$E$11]*[.$E$12]*[.$E$13]*SQRT(2*[.G536]*[.$A$11]/([.$E$14]*(1-[.$E$15]^4))))*[.$A$15]" office:value-type="float" office:value="0.0857245989369763">
            <text:p>0.085724598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1.4">
            <text:p>91.4</text:p>
          </table:table-cell>
          <table:table-cell table:formula="of:=([.$E$11]*[.$E$12]*[.$E$13]*SQRT(2*[.G537]*[.$A$11]/([.$E$14]*(1-[.$E$15]^4))))*[.$A$15]" office:value-type="float" office:value="0.0857715327477396">
            <text:p>0.085771532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1.5">
            <text:p>91.5</text:p>
          </table:table-cell>
          <table:table-cell table:formula="of:=([.$E$11]*[.$E$12]*[.$E$13]*SQRT(2*[.G538]*[.$A$11]/([.$E$14]*(1-[.$E$15]^4))))*[.$A$15]" office:value-type="float" office:value="0.0858184408905668">
            <text:p>0.085818440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2.2">
            <text:p>92.2</text:p>
          </table:table-cell>
          <table:table-cell table:formula="of:=([.$E$11]*[.$E$12]*[.$E$13]*SQRT(2*[.G539]*[.$A$11]/([.$E$14]*(1-[.$E$15]^4))))*[.$A$15]" office:value-type="float" office:value="0.0861460827073735">
            <text:p>0.086146082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2.3">
            <text:p>92.3</text:p>
          </table:table-cell>
          <table:table-cell table:formula="of:=([.$E$11]*[.$E$12]*[.$E$13]*SQRT(2*[.G540]*[.$A$11]/([.$E$14]*(1-[.$E$15]^4))))*[.$A$15]" office:value-type="float" office:value="0.0861927870115404">
            <text:p>0.08619278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2.4">
            <text:p>92.4</text:p>
          </table:table-cell>
          <table:table-cell table:formula="of:=([.$E$11]*[.$E$12]*[.$E$13]*SQRT(2*[.G541]*[.$A$11]/([.$E$14]*(1-[.$E$15]^4))))*[.$A$15]" office:value-type="float" office:value="0.0862394660222796">
            <text:p>0.08623946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2.5">
            <text:p>92.5</text:p>
          </table:table-cell>
          <table:table-cell table:formula="of:=([.$E$11]*[.$E$12]*[.$E$13]*SQRT(2*[.G542]*[.$A$11]/([.$E$14]*(1-[.$E$15]^4))))*[.$A$15]" office:value-type="float" office:value="0.0862861197806405">
            <text:p>0.086286119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3.2">
            <text:p>93.2</text:p>
          </table:table-cell>
          <table:table-cell table:formula="of:=([.$E$11]*[.$E$12]*[.$E$13]*SQRT(2*[.G543]*[.$A$11]/([.$E$14]*(1-[.$E$15]^4))))*[.$A$15]" office:value-type="float" office:value="0.0866119924475646">
            <text:p>0.086611992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3.3">
            <text:p>93.3</text:p>
          </table:table-cell>
          <table:table-cell table:formula="of:=([.$E$11]*[.$E$12]*[.$E$13]*SQRT(2*[.G544]*[.$A$11]/([.$E$14]*(1-[.$E$15]^4))))*[.$A$15]" office:value-type="float" office:value="0.0866584456514662">
            <text:p>0.086658445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3.4">
            <text:p>93.4</text:p>
          </table:table-cell>
          <table:table-cell table:formula="of:=([.$E$11]*[.$E$12]*[.$E$13]*SQRT(2*[.G545]*[.$A$11]/([.$E$14]*(1-[.$E$15]^4))))*[.$A$15]" office:value-type="float" office:value="0.0867048739674953">
            <text:p>0.08670487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3.5">
            <text:p>93.5</text:p>
          </table:table-cell>
          <table:table-cell table:formula="of:=([.$E$11]*[.$E$12]*[.$E$13]*SQRT(2*[.G546]*[.$A$11]/([.$E$14]*(1-[.$E$15]^4))))*[.$A$15]" office:value-type="float" office:value="0.0867512774356112">
            <text:p>0.086751277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4.2">
            <text:p>94.2</text:p>
          </table:table-cell>
          <table:table-cell table:formula="of:=([.$E$11]*[.$E$12]*[.$E$13]*SQRT(2*[.G547]*[.$A$11]/([.$E$14]*(1-[.$E$15]^4))))*[.$A$15]" office:value-type="float" office:value="0.0870754093050864">
            <text:p>0.087075409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4.3">
            <text:p>94.3</text:p>
          </table:table-cell>
          <table:table-cell table:formula="of:=([.$E$11]*[.$E$12]*[.$E$13]*SQRT(2*[.G548]*[.$A$11]/([.$E$14]*(1-[.$E$15]^4))))*[.$A$15]" office:value-type="float" office:value="0.0871216154156904">
            <text:p>0.087121615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4.4">
            <text:p>94.4</text:p>
          </table:table-cell>
          <table:table-cell table:formula="of:=([.$E$11]*[.$E$12]*[.$E$13]*SQRT(2*[.G549]*[.$A$11]/([.$E$14]*(1-[.$E$15]^4))))*[.$A$15]" office:value-type="float" office:value="0.0871677970332541">
            <text:p>0.08716779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4.5">
            <text:p>94.5</text:p>
          </table:table-cell>
          <table:table-cell table:formula="of:=([.$E$11]*[.$E$12]*[.$E$13]*SQRT(2*[.G550]*[.$A$11]/([.$E$14]*(1-[.$E$15]^4))))*[.$A$15]" office:value-type="float" office:value="0.0872139541966865">
            <text:p>0.087213954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5.2">
            <text:p>95.2</text:p>
          </table:table-cell>
          <table:table-cell table:formula="of:=([.$E$11]*[.$E$12]*[.$E$13]*SQRT(2*[.G551]*[.$A$11]/([.$E$14]*(1-[.$E$15]^4))))*[.$A$15]" office:value-type="float" office:value="0.0875363728718506">
            <text:p>0.087536372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5.3">
            <text:p>95.3</text:p>
          </table:table-cell>
          <table:table-cell table:formula="of:=([.$E$11]*[.$E$12]*[.$E$13]*SQRT(2*[.G552]*[.$A$11]/([.$E$14]*(1-[.$E$15]^4))))*[.$A$15]" office:value-type="float" office:value="0.0875823357906764">
            <text:p>0.087582335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5.4">
            <text:p>95.4</text:p>
          </table:table-cell>
          <table:table-cell table:formula="of:=([.$E$11]*[.$E$12]*[.$E$13]*SQRT(2*[.G553]*[.$A$11]/([.$E$14]*(1-[.$E$15]^4))))*[.$A$15]" office:value-type="float" office:value="0.0876282746009639">
            <text:p>0.087628274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5.5">
            <text:p>95.5</text:p>
          </table:table-cell>
          <table:table-cell table:formula="of:=([.$E$11]*[.$E$12]*[.$E$13]*SQRT(2*[.G554]*[.$A$11]/([.$E$14]*(1-[.$E$15]^4))))*[.$A$15]" office:value-type="float" office:value="0.0876741893406096">
            <text:p>0.087674189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6.2">
            <text:p>96.2</text:p>
          </table:table-cell>
          <table:table-cell table:formula="of:=([.$E$11]*[.$E$12]*[.$E$13]*SQRT(2*[.G555]*[.$A$11]/([.$E$14]*(1-[.$E$15]^4))))*[.$A$15]" office:value-type="float" office:value="0.0879949217027381">
            <text:p>0.087994921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6.3">
            <text:p>96.3</text:p>
          </table:table-cell>
          <table:table-cell table:formula="of:=([.$E$11]*[.$E$12]*[.$E$13]*SQRT(2*[.G556]*[.$A$11]/([.$E$14]*(1-[.$E$15]^4))))*[.$A$15]" office:value-type="float" office:value="0.0880406452297014">
            <text:p>0.088040645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6.4">
            <text:p>96.4</text:p>
          </table:table-cell>
          <table:table-cell table:formula="of:=([.$E$11]*[.$E$12]*[.$E$13]*SQRT(2*[.G557]*[.$A$11]/([.$E$14]*(1-[.$E$15]^4))))*[.$A$15]" office:value-type="float" office:value="0.0880863450226723">
            <text:p>0.08808634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6.5">
            <text:p>96.5</text:p>
          </table:table-cell>
          <table:table-cell table:formula="of:=([.$E$11]*[.$E$12]*[.$E$13]*SQRT(2*[.G558]*[.$A$11]/([.$E$14]*(1-[.$E$15]^4))))*[.$A$15]" office:value-type="float" office:value="0.0881320211185719">
            <text:p>0.088132021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7.2">
            <text:p>97.2</text:p>
          </table:table-cell>
          <table:table-cell table:formula="of:=([.$E$11]*[.$E$12]*[.$E$13]*SQRT(2*[.G559]*[.$A$11]/([.$E$14]*(1-[.$E$15]^4))))*[.$A$15]" office:value-type="float" office:value="0.088451093353233">
            <text:p>0.088451093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7.3">
            <text:p>97.3</text:p>
          </table:table-cell>
          <table:table-cell table:formula="of:=([.$E$11]*[.$E$12]*[.$E$13]*SQRT(2*[.G560]*[.$A$11]/([.$E$14]*(1-[.$E$15]^4))))*[.$A$15]" office:value-type="float" office:value="0.088496581190312">
            <text:p>0.088496581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7.4">
            <text:p>97.4</text:p>
          </table:table-cell>
          <table:table-cell table:formula="of:=([.$E$11]*[.$E$12]*[.$E$13]*SQRT(2*[.G561]*[.$A$11]/([.$E$14]*(1-[.$E$15]^4))))*[.$A$15]" office:value-type="float" office:value="0.0885420456583459">
            <text:p>0.088542045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7.5">
            <text:p>97.5</text:p>
          </table:table-cell>
          <table:table-cell table:formula="of:=([.$E$11]*[.$E$12]*[.$E$13]*SQRT(2*[.G562]*[.$A$11]/([.$E$14]*(1-[.$E$15]^4))))*[.$A$15]" office:value-type="float" office:value="0.0885874867933149">
            <text:p>0.088587486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8.2">
            <text:p>98.2</text:p>
          </table:table-cell>
          <table:table-cell table:formula="of:=([.$E$11]*[.$E$12]*[.$E$13]*SQRT(2*[.G563]*[.$A$11]/([.$E$14]*(1-[.$E$15]^4))))*[.$A$15]" office:value-type="float" office:value="0.0889049244153196">
            <text:p>0.088904924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8.3">
            <text:p>98.3</text:p>
          </table:table-cell>
          <table:table-cell table:formula="of:=([.$E$11]*[.$E$12]*[.$E$13]*SQRT(2*[.G564]*[.$A$11]/([.$E$14]*(1-[.$E$15]^4))))*[.$A$15]" office:value-type="float" office:value="0.0889501801700526">
            <text:p>0.088950180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8.4">
            <text:p>98.4</text:p>
          </table:table-cell>
          <table:table-cell table:formula="of:=([.$E$11]*[.$E$12]*[.$E$13]*SQRT(2*[.G565]*[.$A$11]/([.$E$14]*(1-[.$E$15]^4))))*[.$A$15]" office:value-type="float" office:value="0.0889954129114302">
            <text:p>0.088995412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8.5">
            <text:p>98.5</text:p>
          </table:table-cell>
          <table:table-cell table:formula="of:=([.$E$11]*[.$E$12]*[.$E$13]*SQRT(2*[.G566]*[.$A$11]/([.$E$14]*(1-[.$E$15]^4))))*[.$A$15]" office:value-type="float" office:value="0.0890406226745247">
            <text:p>0.089040622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9.2">
            <text:p>99.2</text:p>
          </table:table-cell>
          <table:table-cell table:formula="of:=([.$E$11]*[.$E$12]*[.$E$13]*SQRT(2*[.G567]*[.$A$11]/([.$E$14]*(1-[.$E$15]^4))))*[.$A$15]" office:value-type="float" office:value="0.089356450551737">
            <text:p>0.089356450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9.3">
            <text:p>99.3</text:p>
          </table:table-cell>
          <table:table-cell table:formula="of:=([.$E$11]*[.$E$12]*[.$E$13]*SQRT(2*[.G568]*[.$A$11]/([.$E$14]*(1-[.$E$15]^4))))*[.$A$15]" office:value-type="float" office:value="0.0894014777405618">
            <text:p>0.089401477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9.4">
            <text:p>99.4</text:p>
          </table:table-cell>
          <table:table-cell table:formula="of:=([.$E$11]*[.$E$12]*[.$E$13]*SQRT(2*[.G569]*[.$A$11]/([.$E$14]*(1-[.$E$15]^4))))*[.$A$15]" office:value-type="float" office:value="0.0894464822627883">
            <text:p>0.089446482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9.5">
            <text:p>99.5</text:p>
          </table:table-cell>
          <table:table-cell table:formula="of:=([.$E$11]*[.$E$12]*[.$E$13]*SQRT(2*[.G570]*[.$A$11]/([.$E$14]*(1-[.$E$15]^4))))*[.$A$15]" office:value-type="float" office:value="0.0894914641526131">
            <text:p>0.089491464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0.2">
            <text:p>100.2</text:p>
          </table:table-cell>
          <table:table-cell table:formula="of:=([.$E$11]*[.$E$12]*[.$E$13]*SQRT(2*[.G571]*[.$A$11]/([.$E$14]*(1-[.$E$15]^4))))*[.$A$15]" office:value-type="float" office:value="0.0898057065286854">
            <text:p>0.089805706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0.3">
            <text:p>100.3</text:p>
          </table:table-cell>
          <table:table-cell table:formula="of:=([.$E$11]*[.$E$12]*[.$E$13]*SQRT(2*[.G572]*[.$A$11]/([.$E$14]*(1-[.$E$15]^4))))*[.$A$15]" office:value-type="float" office:value="0.0898505085801271">
            <text:p>0.089850508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0.4">
            <text:p>100.4</text:p>
          </table:table-cell>
          <table:table-cell table:formula="of:=([.$E$11]*[.$E$12]*[.$E$13]*SQRT(2*[.G573]*[.$A$11]/([.$E$14]*(1-[.$E$15]^4))))*[.$A$15]" office:value-type="float" office:value="0.0898952883031065">
            <text:p>0.089895288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0.5">
            <text:p>100.5</text:p>
          </table:table-cell>
          <table:table-cell table:formula="of:=([.$E$11]*[.$E$12]*[.$E$13]*SQRT(2*[.G574]*[.$A$11]/([.$E$14]*(1-[.$E$15]^4))))*[.$A$15]" office:value-type="float" office:value="0.0899400457309744">
            <text:p>0.089940045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1.2">
            <text:p>101.2</text:p>
          </table:table-cell>
          <table:table-cell table:formula="of:=([.$E$11]*[.$E$12]*[.$E$13]*SQRT(2*[.G575]*[.$A$11]/([.$E$14]*(1-[.$E$15]^4))))*[.$A$15]" office:value-type="float" office:value="0.0902527262470653">
            <text:p>0.090252726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1.3">
            <text:p>101.3</text:p>
          </table:table-cell>
          <table:table-cell table:formula="of:=([.$E$11]*[.$E$12]*[.$E$13]*SQRT(2*[.G576]*[.$A$11]/([.$E$14]*(1-[.$E$15]^4))))*[.$A$15]" office:value-type="float" office:value="0.0902973065047836">
            <text:p>0.090297306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1.4">
            <text:p>101.4</text:p>
          </table:table-cell>
          <table:table-cell table:formula="of:=([.$E$11]*[.$E$12]*[.$E$13]*SQRT(2*[.G577]*[.$A$11]/([.$E$14]*(1-[.$E$15]^4))))*[.$A$15]" office:value-type="float" office:value="0.0903418647638512">
            <text:p>0.090341864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1.5">
            <text:p>101.5</text:p>
          </table:table-cell>
          <table:table-cell table:formula="of:=([.$E$11]*[.$E$12]*[.$E$13]*SQRT(2*[.G578]*[.$A$11]/([.$E$14]*(1-[.$E$15]^4))))*[.$A$15]" office:value-type="float" office:value="0.0903864010568023">
            <text:p>0.090386401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2.2">
            <text:p>102.2</text:p>
          </table:table-cell>
          <table:table-cell table:formula="of:=([.$E$11]*[.$E$12]*[.$E$13]*SQRT(2*[.G579]*[.$A$11]/([.$E$14]*(1-[.$E$15]^4))))*[.$A$15]" office:value-type="float" office:value="0.0906975427723323">
            <text:p>0.090697542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2.3">
            <text:p>102.3</text:p>
          </table:table-cell>
          <table:table-cell table:formula="of:=([.$E$11]*[.$E$12]*[.$E$13]*SQRT(2*[.G580]*[.$A$11]/([.$E$14]*(1-[.$E$15]^4))))*[.$A$15]" office:value-type="float" office:value="0.0907419044980332">
            <text:p>0.090741904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2.4">
            <text:p>102.4</text:p>
          </table:table-cell>
          <table:table-cell table:formula="of:=([.$E$11]*[.$E$12]*[.$E$13]*SQRT(2*[.G581]*[.$A$11]/([.$E$14]*(1-[.$E$15]^4))))*[.$A$15]" office:value-type="float" office:value="0.0907862445468548">
            <text:p>0.090786244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2.5">
            <text:p>102.5</text:p>
          </table:table-cell>
          <table:table-cell table:formula="of:=([.$E$11]*[.$E$12]*[.$E$13]*SQRT(2*[.G582]*[.$A$11]/([.$E$14]*(1-[.$E$15]^4))))*[.$A$15]" office:value-type="float" office:value="0.0908305629505424">
            <text:p>0.09083056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3.2">
            <text:p>103.2</text:p>
          </table:table-cell>
          <table:table-cell table:formula="of:=([.$E$11]*[.$E$12]*[.$E$13]*SQRT(2*[.G583]*[.$A$11]/([.$E$14]*(1-[.$E$15]^4))))*[.$A$15]" office:value-type="float" office:value="0.0911401883630399">
            <text:p>0.091140188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3.3">
            <text:p>103.3</text:p>
          </table:table-cell>
          <table:table-cell table:formula="of:=([.$E$11]*[.$E$12]*[.$E$13]*SQRT(2*[.G584]*[.$A$11]/([.$E$14]*(1-[.$E$15]^4))))*[.$A$15]" office:value-type="float" office:value="0.0911843347392606">
            <text:p>0.091184334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3.4">
            <text:p>103.4</text:p>
          </table:table-cell>
          <table:table-cell table:formula="of:=([.$E$11]*[.$E$12]*[.$E$13]*SQRT(2*[.G585]*[.$A$11]/([.$E$14]*(1-[.$E$15]^4))))*[.$A$15]" office:value-type="float" office:value="0.0912284597526049">
            <text:p>0.091228459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3.5">
            <text:p>103.5</text:p>
          </table:table-cell>
          <table:table-cell table:formula="of:=([.$E$11]*[.$E$12]*[.$E$13]*SQRT(2*[.G586]*[.$A$11]/([.$E$14]*(1-[.$E$15]^4))))*[.$A$15]" office:value-type="float" office:value="0.0912725634340561">
            <text:p>0.091272563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4.2">
            <text:p>104.2</text:p>
          </table:table-cell>
          <table:table-cell table:formula="of:=([.$E$11]*[.$E$12]*[.$E$13]*SQRT(2*[.G587]*[.$A$11]/([.$E$14]*(1-[.$E$15]^4))))*[.$A$15]" office:value-type="float" office:value="0.0915806944981404">
            <text:p>0.091580694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4.3">
            <text:p>104.3</text:p>
          </table:table-cell>
          <table:table-cell table:formula="of:=([.$E$11]*[.$E$12]*[.$E$13]*SQRT(2*[.G588]*[.$A$11]/([.$E$14]*(1-[.$E$15]^4))))*[.$A$15]" office:value-type="float" office:value="0.0916246286309138">
            <text:p>0.091624628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4.4">
            <text:p>104.4</text:p>
          </table:table-cell>
          <table:table-cell table:formula="of:=([.$E$11]*[.$E$12]*[.$E$13]*SQRT(2*[.G589]*[.$A$11]/([.$E$14]*(1-[.$E$15]^4))))*[.$A$15]" office:value-type="float" office:value="0.0916685417073054">
            <text:p>0.091668541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4.5">
            <text:p>104.5</text:p>
          </table:table-cell>
          <table:table-cell table:formula="of:=([.$E$11]*[.$E$12]*[.$E$13]*SQRT(2*[.G590]*[.$A$11]/([.$E$14]*(1-[.$E$15]^4))))*[.$A$15]" office:value-type="float" office:value="0.0917124337575616">
            <text:p>0.091712433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5.2">
            <text:p>105.2</text:p>
          </table:table-cell>
          <table:table-cell table:formula="of:=([.$E$11]*[.$E$12]*[.$E$13]*SQRT(2*[.G591]*[.$A$11]/([.$E$14]*(1-[.$E$15]^4))))*[.$A$15]" office:value-type="float" office:value="0.0920190919031104">
            <text:p>0.092019091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5.3">
            <text:p>105.3</text:p>
          </table:table-cell>
          <table:table-cell table:formula="of:=([.$E$11]*[.$E$12]*[.$E$13]*SQRT(2*[.G592]*[.$A$11]/([.$E$14]*(1-[.$E$15]^4))))*[.$A$15]" office:value-type="float" office:value="0.092062816824515">
            <text:p>0.092062816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5.4">
            <text:p>105.4</text:p>
          </table:table-cell>
          <table:table-cell table:formula="of:=([.$E$11]*[.$E$12]*[.$E$13]*SQRT(2*[.G593]*[.$A$11]/([.$E$14]*(1-[.$E$15]^4))))*[.$A$15]" office:value-type="float" office:value="0.0921065209887733">
            <text:p>0.09210652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5.5">
            <text:p>105.5</text:p>
          </table:table-cell>
          <table:table-cell table:formula="of:=([.$E$11]*[.$E$12]*[.$E$13]*SQRT(2*[.G594]*[.$A$11]/([.$E$14]*(1-[.$E$15]^4))))*[.$A$15]" office:value-type="float" office:value="0.0921502044254188">
            <text:p>0.092150204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6.2">
            <text:p>106.2</text:p>
          </table:table-cell>
          <table:table-cell table:formula="of:=([.$E$11]*[.$E$12]*[.$E$13]*SQRT(2*[.G595]*[.$A$11]/([.$E$14]*(1-[.$E$15]^4))))*[.$A$15]" office:value-type="float" office:value="0.0924554105749599">
            <text:p>0.092455410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6.3">
            <text:p>106.3</text:p>
          </table:table-cell>
          <table:table-cell table:formula="of:=([.$E$11]*[.$E$12]*[.$E$13]*SQRT(2*[.G596]*[.$A$11]/([.$E$14]*(1-[.$E$15]^4))))*[.$A$15]" office:value-type="float" office:value="0.0924989292455623">
            <text:p>0.092498929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6.4">
            <text:p>106.4</text:p>
          </table:table-cell>
          <table:table-cell table:formula="of:=([.$E$11]*[.$E$12]*[.$E$13]*SQRT(2*[.G597]*[.$A$11]/([.$E$14]*(1-[.$E$15]^4))))*[.$A$15]" office:value-type="float" office:value="0.0925424274512328">
            <text:p>0.092542427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6.5">
            <text:p>106.5</text:p>
          </table:table-cell>
          <table:table-cell table:formula="of:=([.$E$11]*[.$E$12]*[.$E$13]*SQRT(2*[.G598]*[.$A$11]/([.$E$14]*(1-[.$E$15]^4))))*[.$A$15]" office:value-type="float" office:value="0.0925859052208154">
            <text:p>0.092585905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7.2">
            <text:p>107.2</text:p>
          </table:table-cell>
          <table:table-cell table:formula="of:=([.$E$11]*[.$E$12]*[.$E$13]*SQRT(2*[.G599]*[.$A$11]/([.$E$14]*(1-[.$E$15]^4))))*[.$A$15]" office:value-type="float" office:value="0.092889679806186">
            <text:p>0.092889679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7.3">
            <text:p>107.3</text:p>
          </table:table-cell>
          <table:table-cell table:formula="of:=([.$E$11]*[.$E$12]*[.$E$13]*SQRT(2*[.G600]*[.$A$11]/([.$E$14]*(1-[.$E$15]^4))))*[.$A$15]" office:value-type="float" office:value="0.0929329951173795">
            <text:p>0.092932995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7.4">
            <text:p>107.4</text:p>
          </table:table-cell>
          <table:table-cell table:formula="of:=([.$E$11]*[.$E$12]*[.$E$13]*SQRT(2*[.G601]*[.$A$11]/([.$E$14]*(1-[.$E$15]^4))))*[.$A$15]" office:value-type="float" office:value="0.0929762902490631">
            <text:p>0.092976290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7.5">
            <text:p>107.5</text:p>
          </table:table-cell>
          <table:table-cell table:formula="of:=([.$E$11]*[.$E$12]*[.$E$13]*SQRT(2*[.G602]*[.$A$11]/([.$E$14]*(1-[.$E$15]^4))))*[.$A$15]" office:value-type="float" office:value="0.0930195652294137">
            <text:p>0.093019565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8.2">
            <text:p>108.2</text:p>
          </table:table-cell>
          <table:table-cell table:formula="of:=([.$E$11]*[.$E$12]*[.$E$13]*SQRT(2*[.G603]*[.$A$11]/([.$E$14]*(1-[.$E$15]^4))))*[.$A$15]" office:value-type="float" office:value="0.0933219282077213">
            <text:p>0.093321928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8.3">
            <text:p>108.3</text:p>
          </table:table-cell>
          <table:table-cell table:formula="of:=([.$E$11]*[.$E$12]*[.$E$13]*SQRT(2*[.G604]*[.$A$11]/([.$E$14]*(1-[.$E$15]^4))))*[.$A$15]" office:value-type="float" office:value="0.0933650429839682">
            <text:p>0.09336504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8.4">
            <text:p>108.4</text:p>
          </table:table-cell>
          <table:table-cell table:formula="of:=([.$E$11]*[.$E$12]*[.$E$13]*SQRT(2*[.G605]*[.$A$11]/([.$E$14]*(1-[.$E$15]^4))))*[.$A$15]" office:value-type="float" office:value="0.0934081378595536">
            <text:p>0.093408137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8.5">
            <text:p>108.5</text:p>
          </table:table-cell>
          <table:table-cell table:formula="of:=([.$E$11]*[.$E$12]*[.$E$13]*SQRT(2*[.G606]*[.$A$11]/([.$E$14]*(1-[.$E$15]^4))))*[.$A$15]" office:value-type="float" office:value="0.0934512128620089">
            <text:p>0.093451212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9.2">
            <text:p>109.2</text:p>
          </table:table-cell>
          <table:table-cell table:formula="of:=([.$E$11]*[.$E$12]*[.$E$13]*SQRT(2*[.G607]*[.$A$11]/([.$E$14]*(1-[.$E$15]^4))))*[.$A$15]" office:value-type="float" office:value="0.093752183730932">
            <text:p>0.093752183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9.3">
            <text:p>109.3</text:p>
          </table:table-cell>
          <table:table-cell table:formula="of:=([.$E$11]*[.$E$12]*[.$E$13]*SQRT(2*[.G608]*[.$A$11]/([.$E$14]*(1-[.$E$15]^4))))*[.$A$15]" office:value-type="float" office:value="0.0937951007319123">
            <text:p>0.093795100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9.4">
            <text:p>109.4</text:p>
          </table:table-cell>
          <table:table-cell table:formula="of:=([.$E$11]*[.$E$12]*[.$E$13]*SQRT(2*[.G609]*[.$A$11]/([.$E$14]*(1-[.$E$15]^4))))*[.$A$15]" office:value-type="float" office:value="0.0938379981047161">
            <text:p>0.093837998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9.5">
            <text:p>109.5</text:p>
          </table:table-cell>
          <table:table-cell table:formula="of:=([.$E$11]*[.$E$12]*[.$E$13]*SQRT(2*[.G610]*[.$A$11]/([.$E$14]*(1-[.$E$15]^4))))*[.$A$15]" office:value-type="float" office:value="0.0938808758762499">
            <text:p>0.093880875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10.2">
            <text:p>110.2</text:p>
          </table:table-cell>
          <table:table-cell table:formula="of:=([.$E$11]*[.$E$12]*[.$E$13]*SQRT(2*[.G611]*[.$A$11]/([.$E$14]*(1-[.$E$15]^4))))*[.$A$15]" office:value-type="float" office:value="0.0941804736887099">
            <text:p>0.094180473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10.3">
            <text:p>110.3</text:p>
          </table:table-cell>
          <table:table-cell table:formula="of:=([.$E$11]*[.$E$12]*[.$E$13]*SQRT(2*[.G612]*[.$A$11]/([.$E$14]*(1-[.$E$15]^4))))*[.$A$15]" office:value-type="float" office:value="0.0942231956113828">
            <text:p>0.094223195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10.4">
            <text:p>110.4</text:p>
          </table:table-cell>
          <table:table-cell table:formula="of:=([.$E$11]*[.$E$12]*[.$E$13]*SQRT(2*[.G613]*[.$A$11]/([.$E$14]*(1-[.$E$15]^4))))*[.$A$15]" office:value-type="float" office:value="0.0942658981722025">
            <text:p>0.094265898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10.5">
            <text:p>110.5</text:p>
          </table:table-cell>
          <table:table-cell table:formula="of:=([.$E$11]*[.$E$12]*[.$E$13]*SQRT(2*[.G614]*[.$A$11]/([.$E$14]*(1-[.$E$15]^4))))*[.$A$15]" office:value-type="float" office:value="0.0943085813974698">
            <text:p>0.094308581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11.2">
            <text:p>111.2</text:p>
          </table:table-cell>
          <table:table-cell table:formula="of:=([.$E$11]*[.$E$12]*[.$E$13]*SQRT(2*[.G615]*[.$A$11]/([.$E$14]*(1-[.$E$15]^4))))*[.$A$15]" office:value-type="float" office:value="0.0946068247757059">
            <text:p>0.094606824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11.3">
            <text:p>111.3</text:p>
          </table:table-cell>
          <table:table-cell table:formula="of:=([.$E$11]*[.$E$12]*[.$E$13]*SQRT(2*[.G616]*[.$A$11]/([.$E$14]*(1-[.$E$15]^4))))*[.$A$15]" office:value-type="float" office:value="0.0946493542562877">
            <text:p>0.094649354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11.4">
            <text:p>111.4</text:p>
          </table:table-cell>
          <table:table-cell table:formula="of:=([.$E$11]*[.$E$12]*[.$E$13]*SQRT(2*[.G617]*[.$A$11]/([.$E$14]*(1-[.$E$15]^4))))*[.$A$15]" office:value-type="float" office:value="0.0946918646353708">
            <text:p>0.094691864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11.5">
            <text:p>111.5</text:p>
          </table:table-cell>
          <table:table-cell table:formula="of:=([.$E$11]*[.$E$12]*[.$E$13]*SQRT(2*[.G618]*[.$A$11]/([.$E$14]*(1-[.$E$15]^4))))*[.$A$15]" office:value-type="float" office:value="0.0947343559386695">
            <text:p>0.094734355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12.2">
            <text:p>112.2</text:p>
          </table:table-cell>
          <table:table-cell table:formula="of:=([.$E$11]*[.$E$12]*[.$E$13]*SQRT(2*[.G619]*[.$A$11]/([.$E$14]*(1-[.$E$15]^4))))*[.$A$15]" office:value-type="float" office:value="0.0950312630877463">
            <text:p>0.095031263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12.3">
            <text:p>112.3</text:p>
          </table:table-cell>
          <table:table-cell table:formula="of:=([.$E$11]*[.$E$12]*[.$E$13]*SQRT(2*[.G620]*[.$A$11]/([.$E$14]*(1-[.$E$15]^4))))*[.$A$15]" office:value-type="float" office:value="0.0950736027036085">
            <text:p>0.095073602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12.4">
            <text:p>112.4</text:p>
          </table:table-cell>
          <table:table-cell table:formula="of:=([.$E$11]*[.$E$12]*[.$E$13]*SQRT(2*[.G621]*[.$A$11]/([.$E$14]*(1-[.$E$15]^4))))*[.$A$15]" office:value-type="float" office:value="0.0951159234725434">
            <text:p>0.095115923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12.5">
            <text:p>112.5</text:p>
          </table:table-cell>
          <table:table-cell table:formula="of:=([.$E$11]*[.$E$12]*[.$E$13]*SQRT(2*[.G622]*[.$A$11]/([.$E$14]*(1-[.$E$15]^4))))*[.$A$15]" office:value-type="float" office:value="0.095158225419697">
            <text:p>0.095158225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13.2">
            <text:p>113.2</text:p>
          </table:table-cell>
          <table:table-cell table:formula="of:=([.$E$11]*[.$E$12]*[.$E$13]*SQRT(2*[.G623]*[.$A$11]/([.$E$14]*(1-[.$E$15]^4))))*[.$A$15]" office:value-type="float" office:value="0.0954538141404722">
            <text:p>0.095453814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13.3">
            <text:p>113.3</text:p>
          </table:table-cell>
          <table:table-cell table:formula="of:=([.$E$11]*[.$E$12]*[.$E$13]*SQRT(2*[.G624]*[.$A$11]/([.$E$14]*(1-[.$E$15]^4))))*[.$A$15]" office:value-type="float" office:value="0.0954959664119639">
            <text:p>0.095495966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13.4">
            <text:p>113.4</text:p>
          </table:table-cell>
          <table:table-cell table:formula="of:=([.$E$11]*[.$E$12]*[.$E$13]*SQRT(2*[.G625]*[.$A$11]/([.$E$14]*(1-[.$E$15]^4))))*[.$A$15]" office:value-type="float" office:value="0.095538100085495">
            <text:p>0.095538100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13.5">
            <text:p>113.5</text:p>
          </table:table-cell>
          <table:table-cell table:formula="of:=([.$E$11]*[.$E$12]*[.$E$13]*SQRT(2*[.G626]*[.$A$11]/([.$E$14]*(1-[.$E$15]^4))))*[.$A$15]" office:value-type="float" office:value="0.0955802151856607">
            <text:p>0.095580215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14.2">
            <text:p>114.2</text:p>
          </table:table-cell>
          <table:table-cell table:formula="of:=([.$E$11]*[.$E$12]*[.$E$13]*SQRT(2*[.G627]*[.$A$11]/([.$E$14]*(1-[.$E$15]^4))))*[.$A$15]" office:value-type="float" office:value="0.0958745028872387">
            <text:p>0.095874502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14.3">
            <text:p>114.3</text:p>
          </table:table-cell>
          <table:table-cell table:formula="of:=([.$E$11]*[.$E$12]*[.$E$13]*SQRT(2*[.G628]*[.$A$11]/([.$E$14]*(1-[.$E$15]^4))))*[.$A$15]" office:value-type="float" office:value="0.0959164702794378">
            <text:p>0.095916470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14.4">
            <text:p>114.4</text:p>
          </table:table-cell>
          <table:table-cell table:formula="of:=([.$E$11]*[.$E$12]*[.$E$13]*SQRT(2*[.G629]*[.$A$11]/([.$E$14]*(1-[.$E$15]^4))))*[.$A$15]" office:value-type="float" office:value="0.0959584193172095">
            <text:p>0.095958419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14.5">
            <text:p>114.5</text:p>
          </table:table-cell>
          <table:table-cell table:formula="of:=([.$E$11]*[.$E$12]*[.$E$13]*SQRT(2*[.G630]*[.$A$11]/([.$E$14]*(1-[.$E$15]^4))))*[.$A$15]" office:value-type="float" office:value="0.0960003500246147">
            <text:p>0.0960003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15.2">
            <text:p>115.2</text:p>
          </table:table-cell>
          <table:table-cell table:formula="of:=([.$E$11]*[.$E$12]*[.$E$13]*SQRT(2*[.G631]*[.$A$11]/([.$E$14]*(1-[.$E$15]^4))))*[.$A$15]" office:value-type="float" office:value="0.0962933537363118">
            <text:p>0.0962933537</text:p>
          </table:table-cell>
          <table:table-cell table:number-columns-repeated="1016"/>
        </table:table-row>
        <table:table-row table:style-name="ro2" table:number-rows-repeated="10479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charge Coefficient" table:style-name="ta1" table:print="false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020" table:default-cell-style-name="ce1"/>
        <table:table-row table:style-name="ro4">
          <table:table-cell table:style-name="ce9" office:value-type="string">
            <text:p>Equipment Type</text:p>
          </table:table-cell>
          <table:table-cell table:style-name="ce11" office:value-type="string">
            <text:p>β</text:p>
            <text:p/>
            <text:p><text:span text:style-name="T2">β</text:span><text:span text:style-name="T3"> min</text:span></text:p>
          </table:table-cell>
          <table:table-cell table:style-name="ce11" office:value-type="string">
            <text:p>β</text:p>
            <text:p/>
            <text:p><text:span text:style-name="T2">β</text:span><text:span text:style-name="T3"> max</text:span></text:p>
          </table:table-cell>
          <table:table-cell table:style-name="ce12" office:value-type="string">
            <text:p>Cd</text:p>
          </table:table-cell>
          <table:table-cell table:number-columns-repeated="1020"/>
        </table:table-row>
        <table:table-row table:style-name="ro2">
          <table:table-cell table:style-name="ce10" office:value-type="string">
            <text:p>Orifice Plate, thin sharp edged</text:p>
          </table:table-cell>
          <table:table-cell table:number-columns-repeated="2" table:style-name="ce10" office:value-type="string">
            <text:p>-</text:p>
          </table:table-cell>
          <table:table-cell table:style-name="ce10" office:value-type="float" office:value="0.61">
            <text:p>0.61</text:p>
          </table:table-cell>
          <table:table-cell table:number-columns-repeated="1020"/>
        </table:table-row>
        <table:table-row table:style-name="ro2">
          <table:table-cell table:style-name="ce10" office:value-type="string">
            <text:p>Venturi Nozzle, Machined</text:p>
          </table:table-cell>
          <table:table-cell table:style-name="ce10" office:value-type="float" office:value="0.4">
            <text:p>0.4</text:p>
          </table:table-cell>
          <table:table-cell table:style-name="ce10" office:value-type="float" office:value="0.75">
            <text:p>0.75</text:p>
          </table:table-cell>
          <table:table-cell table:style-name="ce10" office:value-type="float" office:value="0.995">
            <text:p>0.995</text:p>
          </table:table-cell>
          <table:table-cell table:number-columns-repeated="1020"/>
        </table:table-row>
        <table:table-row table:style-name="ro2">
          <table:table-cell table:style-name="ce10" office:value-type="string">
            <text:p>Venturi Nozzle, Rough Welded Sheet Metal</text:p>
          </table:table-cell>
          <table:table-cell table:style-name="ce10" office:value-type="float" office:value="0.4">
            <text:p>0.4</text:p>
          </table:table-cell>
          <table:table-cell table:style-name="ce10" office:value-type="float" office:value="0.7">
            <text:p>0.7</text:p>
          </table:table-cell>
          <table:table-cell table:style-name="ce10" office:value-type="float" office:value="0.985">
            <text:p>0.985</text:p>
          </table:table-cell>
          <table:table-cell table:number-columns-repeated="1020"/>
        </table:table-row>
        <table:table-row table:style-name="ro2">
          <table:table-cell table:style-name="ce10" office:value-type="string">
            <text:p>Venturi Nozzle, Rough Cast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.77">
            <text:p>0.77</text:p>
          </table:table-cell>
          <table:table-cell table:style-name="ce10" office:value-type="float" office:value="0.984">
            <text:p>0.984</text:p>
          </table:table-cell>
          <table:table-cell table:number-columns-repeated="1020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 Hose Chart" table:style-name="ta1" table:print="false">
        <table:table-column table:style-name="co6" table:number-columns-repeated="1024" table:default-cell-style-name="ce1"/>
        <table:table-row table:style-name="ro5">
          <table:table-cell table:style-name="ce13" office:value-type="string">
            <text:p>Male Thread Size</text:p>
          </table:table-cell>
          <table:table-cell table:style-name="ce13" office:value-type="string">
            <text:p>AN Size*</text:p>
          </table:table-cell>
          <table:table-cell table:style-name="ce13" office:value-type="string">
            <text:p>Equivalent Tube Size </text:p>
            <text:p>(Nominal OD)</text:p>
          </table:table-cell>
          <table:table-cell table:style-name="ce13" office:value-type="string">
            <text:p>Hose ID**</text:p>
          </table:table-cell>
          <table:table-cell table:number-columns-repeated="1020"/>
        </table:table-row>
        <table:table-row table:style-name="ro2">
          <table:table-cell table:style-name="ce14" office:value-type="date" office:date-value="2024-03-08">
            <text:p>03/08/24</text:p>
          </table:table-cell>
          <table:table-cell table:style-name="ce13" office:value-type="string">
            <text:p>3AN</text:p>
          </table:table-cell>
          <table:table-cell table:style-name="ce15" office:value-type="string">
            <text:p>3/16"</text:p>
          </table:table-cell>
          <table:table-cell table:style-name="ce15" office:value-type="string">
            <text:p>0.13" **</text:p>
          </table:table-cell>
          <table:table-cell table:number-columns-repeated="1020"/>
        </table:table-row>
        <table:table-row table:style-name="ro2">
          <table:table-cell table:style-name="ce14" office:value-type="date" office:date-value="2020-07-16">
            <text:p>07/16/20</text:p>
          </table:table-cell>
          <table:table-cell table:style-name="ce13" office:value-type="string">
            <text:p>4AN</text:p>
          </table:table-cell>
          <table:table-cell table:style-name="ce15" office:value-type="string">
            <text:p>1/4"</text:p>
          </table:table-cell>
          <table:table-cell table:style-name="ce15" office:value-type="string">
            <text:p>0.22"</text:p>
          </table:table-cell>
          <table:table-cell table:number-columns-repeated="1020"/>
        </table:table-row>
        <table:table-row table:style-name="ro2">
          <table:table-cell table:style-name="ce14" office:value-type="date" office:date-value="2018-09-16">
            <text:p>09/16/18</text:p>
          </table:table-cell>
          <table:table-cell table:style-name="ce13" office:value-type="string">
            <text:p>6AN</text:p>
          </table:table-cell>
          <table:table-cell table:style-name="ce15" office:value-type="string">
            <text:p>3/8"</text:p>
          </table:table-cell>
          <table:table-cell table:style-name="ce15" office:value-type="string">
            <text:p>0.34"</text:p>
          </table:table-cell>
          <table:table-cell table:number-columns-repeated="1020"/>
        </table:table-row>
        <table:table-row table:style-name="ro2">
          <table:table-cell table:style-name="ce14" office:value-type="date" office:date-value="2016-03-04">
            <text:p>03/04/16</text:p>
          </table:table-cell>
          <table:table-cell table:style-name="ce13" office:value-type="string">
            <text:p>8AN</text:p>
          </table:table-cell>
          <table:table-cell table:style-name="ce15" office:value-type="string">
            <text:p>1/2"</text:p>
          </table:table-cell>
          <table:table-cell table:style-name="ce15" office:value-type="string">
            <text:p>0.44"</text:p>
          </table:table-cell>
          <table:table-cell table:number-columns-repeated="1020"/>
        </table:table-row>
        <table:table-row table:style-name="ro2">
          <table:table-cell table:style-name="ce14" office:value-type="date" office:date-value="2014-07-08">
            <text:p>07/08/14</text:p>
          </table:table-cell>
          <table:table-cell table:style-name="ce13" office:value-type="string">
            <text:p>10AN</text:p>
          </table:table-cell>
          <table:table-cell table:style-name="ce15" office:value-type="string">
            <text:p>5/8"</text:p>
          </table:table-cell>
          <table:table-cell table:style-name="ce15" office:value-type="string">
            <text:p>0.56"</text:p>
          </table:table-cell>
          <table:table-cell table:number-columns-repeated="1020"/>
        </table:table-row>
        <table:table-row table:style-name="ro2">
          <table:table-cell table:style-name="ce15" office:value-type="string">
            <text:p>1 1/16-12</text:p>
          </table:table-cell>
          <table:table-cell table:style-name="ce13" office:value-type="string">
            <text:p>12AN</text:p>
          </table:table-cell>
          <table:table-cell table:style-name="ce15" office:value-type="string">
            <text:p>3/4"</text:p>
          </table:table-cell>
          <table:table-cell table:style-name="ce15" office:value-type="string">
            <text:p>0.69"</text:p>
          </table:table-cell>
          <table:table-cell table:number-columns-repeated="1020"/>
        </table:table-row>
        <table:table-row table:style-name="ro2">
          <table:table-cell table:style-name="ce15" office:value-type="string">
            <text:p>1 5/16-12</text:p>
          </table:table-cell>
          <table:table-cell table:style-name="ce13" office:value-type="string">
            <text:p>16AN</text:p>
          </table:table-cell>
          <table:table-cell table:style-name="ce15" office:value-type="string">
            <text:p>1"</text:p>
          </table:table-cell>
          <table:table-cell table:style-name="ce15" office:value-type="string">
            <text:p>0.88"</text:p>
          </table:table-cell>
          <table:table-cell table:number-columns-repeated="1020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harisSIL" svg:font-family="CharisSIL"/>
    <style:font-face style:name="CharisSIL-Bold" svg:font-family="CharisSIL-Bold"/>
    <style:font-face style:name="STIXGeneral-Regular" svg:font-family="STIXGeneral-Regular"/>
    <style:font-face style:name="KaTeX_Math-Italic" svg:font-family="KaTeX_Math-Italic" style:font-family-generic="script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11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3" number:min-integer-digits="1"/>
    </number:number-style>
    <number:number-style style:name="N124">
      <number:number number:decimal-places="14" number:min-integer-digits="1"/>
    </number:number-style>
    <number:number-style style:name="N125">
      <number:number number:decimal-places="15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  <style:style style:name="Untitled2" style:family="table-cell" style:parent-style-name="Default">
      <style:table-cell-properties fo:background-color="#ff33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8/04/2017</text:date>, <text:time>17:5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7-08-02T08:17:34</meta:creation-date>
    <dc:date>2017-08-04T17:57:51</dc:date>
    <dc:creator>Jim Kueneman</dc:creator>
    <meta:editing-duration>PT18H1M21S</meta:editing-duration>
    <meta:editing-cycles>8</meta:editing-cycles>
    <meta:generator>OpenOffice/4.1.1$Unix OpenOffice.org_project/411m6$Build-9775</meta:generator>
    <meta:document-statistic meta:table-count="3" meta:cell-count="13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738cm" svg:height="5.402cm" xlink:href=".." xlink:type="simple" chart:class="chart:scatter" chart:style-name="ch1">
        <chart:legend chart:legend-position="end" svg:x="9.985cm" svg:y="2.402cm" style:legend-expansion="high" chart:style-name="ch2"/>
        <chart:plot-area chart:style-name="ch3" table:cell-range-address="Sheet1.G2:Sheet1.H631 Sheet1.H1:Sheet1.H1" chart:data-source-has-labels="row" svg:x="1.253cm" svg:y="0.567cm" svg:width="8.224cm" svg:height="3.758cm">
          <chartooo:coordinate-region svg:x="2.199cm" svg:y="0.766cm" svg:width="6.979cm" svg:height="2.912cm"/>
          <chart:axis chart:dimension="x" chart:name="primary-x" chart:style-name="ch4">
            <chart:title svg:x="3.869cm" svg:y="4.433cm" chart:style-name="ch5">
              <text:p>Back Pressure (PSI)</text:p>
            </chart:title>
          </chart:axis>
          <chart:axis chart:dimension="y" chart:name="primary-y" chart:style-name="ch4">
            <chart:title svg:x="0.451cm" svg:y="3.327cm" chart:style-name="ch6">
              <text:p>Flow (G/Hr)</text:p>
            </chart:title>
            <chart:grid chart:style-name="ch7" chart:class="major"/>
          </chart:axis>
          <chart:series chart:style-name="ch8" chart:values-cell-range-address="Sheet1.H2:Sheet1.H631" chart:label-cell-address="Sheet1.H1:Sheet1.H1" chart:class="chart:scatter">
            <chart:domain table:cell-range-address="Sheet1.G2:Sheet1.G631"/>
            <chart:data-point chart:repeated="6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Gal/Hour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G2:Sheet1.G631</svg:desc>
                </draw:g>
              </table:table-cell>
              <table:table-cell office:value-type="float" office:value="0.00283707014208921">
                <text:p>0.00283707014208921</text:p>
                <draw:g>
                  <svg:desc>Sheet1.H2:Sheet1.H6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0401222307234633">
                <text:p>0.004012223072346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00491394963073517">
                <text:p>0.004913949630735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00567414028417842">
                <text:p>0.005674140284178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00634388169464646">
                <text:p>0.006343881694646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00694937421260394">
                <text:p>0.006949374212603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00750618204801474">
                <text:p>0.00750618204801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00802444614469266">
                <text:p>0.008024446144692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00851121042626764">
                <text:p>0.008511210426267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0897160353065944">
                <text:p>0.008971603530659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0094094971652302">
                <text:p>0.00940949716523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0.00982789926147034">
                <text:p>0.009827899261470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0102292018693906">
                <text:p>0.0102292018693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0.0106153444539439">
                <text:p>0.01061534445394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0.0109879254123338">
                <text:p>0.01098792541233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0.0113482805683568">
                <text:p>0.01134828056835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0.0116975398631199">
                <text:p>0.01169753986311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0.012036669217039">
                <text:p>0.0120366692170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0.0123665020451035">
                <text:p>0.01236650204510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.0126877633892929">
                <text:p>0.01268776338929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0.0130010886780229">
                <text:p>0.01300108867802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0.0133070385061797">
                <text:p>0.01330703850617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0.0136061104212807">
                <text:p>0.01360611042128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0.0138987484252079">
                <text:p>0.01389874842520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0.0141853507104461">
                <text:p>0.01418535071044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0.0144662760159443">
                <text:p>0.01446627601594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0.0147418488922055">
                <text:p>0.01474184889220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0.0150123640960295">
                <text:p>0.01501236409602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0.0152780902845509">
                <text:p>0.01527809028455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0.0155392731404665">
                <text:p>0.01553927314046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">
                <text:p>3.1</text:p>
              </table:table-cell>
              <table:table-cell office:value-type="float" office:value="0.0157961380319734">
                <text:p>0.01579613803197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">
                <text:p>3.2</text:p>
              </table:table-cell>
              <table:table-cell office:value-type="float" office:value="0.0160488922893853">
                <text:p>0.01604889228938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">
                <text:p>3.3</text:p>
              </table:table-cell>
              <table:table-cell office:value-type="float" office:value="0.016297727163854">
                <text:p>0.0162977271638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">
                <text:p>3.4</text:p>
              </table:table-cell>
              <table:table-cell office:value-type="float" office:value="0.0165428195208241">
                <text:p>0.01654281952082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">
                <text:p>3.5</text:p>
              </table:table-cell>
              <table:table-cell office:value-type="float" office:value="0.0167843333108495">
                <text:p>0.01678433331084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">
                <text:p>3.6</text:p>
              </table:table-cell>
              <table:table-cell office:value-type="float" office:value="0.0170224208525353">
                <text:p>0.01702242085253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">
                <text:p>3.7</text:p>
              </table:table-cell>
              <table:table-cell office:value-type="float" office:value="0.0172572239561281">
                <text:p>0.01725722395612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">
                <text:p>3.8</text:p>
              </table:table-cell>
              <table:table-cell office:value-type="float" office:value="0.0174888749112999">
                <text:p>0.0174888749112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">
                <text:p>3.9</text:p>
              </table:table-cell>
              <table:table-cell office:value-type="float" office:value="0.017717497358663">
                <text:p>0.017717497358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0.0179432070613189">
                <text:p>0.01794320706131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">
                <text:p>4.1</text:p>
              </table:table-cell>
              <table:table-cell office:value-type="float" office:value="0.0181661125901085">
                <text:p>0.01816611259010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">
                <text:p>4.2</text:p>
              </table:table-cell>
              <table:table-cell office:value-type="float" office:value="0.0183863159340753">
                <text:p>0.01838631593407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">
                <text:p>4.3</text:p>
              </table:table-cell>
              <table:table-cell office:value-type="float" office:value="0.0186039130458827">
                <text:p>0.01860391304588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">
                <text:p>4.4</text:p>
              </table:table-cell>
              <table:table-cell office:value-type="float" office:value="0.0188189943304604">
                <text:p>0.01881899433046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">
                <text:p>4.5</text:p>
              </table:table-cell>
              <table:table-cell office:value-type="float" office:value="0.0190316450839394">
                <text:p>0.01903164508393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">
                <text:p>4.6</text:p>
              </table:table-cell>
              <table:table-cell office:value-type="float" office:value="0.0192419458889211">
                <text:p>0.01924194588892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">
                <text:p>4.7</text:p>
              </table:table-cell>
              <table:table-cell office:value-type="float" office:value="0.0194499729712743">
                <text:p>0.01944997297127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">
                <text:p>4.8</text:p>
              </table:table-cell>
              <table:table-cell office:value-type="float" office:value="0.0196557985229407">
                <text:p>0.01965579852294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">
                <text:p>4.9</text:p>
              </table:table-cell>
              <table:table-cell office:value-type="float" office:value="0.0198594909946245">
                <text:p>0.01985949099462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0.0200611153617316">
                <text:p>0.02006111536173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1">
                <text:p>5.1</text:p>
              </table:table-cell>
              <table:table-cell office:value-type="float" office:value="0.020260733366486">
                <text:p>0.0202607333664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2">
                <text:p>5.2</text:p>
              </table:table-cell>
              <table:table-cell office:value-type="float" office:value="0.0204584037387811">
                <text:p>0.02045840373878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3">
                <text:p>5.3</text:p>
              </table:table-cell>
              <table:table-cell office:value-type="float" office:value="0.0206541823980062">
                <text:p>0.02065418239800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4">
                <text:p>5.4</text:p>
              </table:table-cell>
              <table:table-cell office:value-type="float" office:value="0.0208481226378118">
                <text:p>0.02084812263781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5">
                <text:p>5.5</text:p>
              </table:table-cell>
              <table:table-cell office:value-type="float" office:value="0.0210402752955463">
                <text:p>0.02104027529554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">
                <text:p>5.6</text:p>
              </table:table-cell>
              <table:table-cell office:value-type="float" office:value="0.0212306889078878">
                <text:p>0.02123068890788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7">
                <text:p>5.7</text:p>
              </table:table-cell>
              <table:table-cell office:value-type="float" office:value="0.0214194098540236">
                <text:p>0.02141940985402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8">
                <text:p>5.8</text:p>
              </table:table-cell>
              <table:table-cell office:value-type="float" office:value="0.0216064824875725">
                <text:p>0.02160648248757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9">
                <text:p>5.9</text:p>
              </table:table-cell>
              <table:table-cell office:value-type="float" office:value="0.0217919492583135">
                <text:p>0.02179194925831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.0219758508246676">
                <text:p>0.02197585082466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">
                <text:p>6.1</text:p>
              </table:table-cell>
              <table:table-cell office:value-type="float" office:value="0.0221582261577767">
                <text:p>0.02215822615777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2">
                <text:p>6.2</text:p>
              </table:table-cell>
              <table:table-cell office:value-type="float" office:value="0.0223391126379343">
                <text:p>0.02233911263793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3">
                <text:p>6.3</text:p>
              </table:table-cell>
              <table:table-cell office:value-type="float" office:value="0.0225185461440442">
                <text:p>0.02251854614404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4">
                <text:p>6.4</text:p>
              </table:table-cell>
              <table:table-cell office:value-type="float" office:value="0.0226965611367137">
                <text:p>0.02269656113671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5">
                <text:p>6.5</text:p>
              </table:table-cell>
              <table:table-cell office:value-type="float" office:value="0.0228731907355252">
                <text:p>0.02287319073552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6">
                <text:p>6.6</text:p>
              </table:table-cell>
              <table:table-cell office:value-type="float" office:value="0.0230484667909788">
                <text:p>0.02304846679097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7">
                <text:p>6.7</text:p>
              </table:table-cell>
              <table:table-cell office:value-type="float" office:value="0.0232224199515465">
                <text:p>0.02322241995154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8">
                <text:p>6.8</text:p>
              </table:table-cell>
              <table:table-cell office:value-type="float" office:value="0.0233950797262398">
                <text:p>0.02339507972623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9">
                <text:p>6.9</text:p>
              </table:table-cell>
              <table:table-cell office:value-type="float" office:value="0.0235664745430506">
                <text:p>0.02356647454305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0.0237366318035939">
                <text:p>0.02373663180359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1">
                <text:p>7.1</text:p>
              </table:table-cell>
              <table:table-cell office:value-type="float" office:value="0.0239055779342504">
                <text:p>0.02390557793425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2">
                <text:p>7.2</text:p>
              </table:table-cell>
              <table:table-cell office:value-type="float" office:value="0.024073338434078">
                <text:p>0.0240733384340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3">
                <text:p>7.3</text:p>
              </table:table-cell>
              <table:table-cell office:value-type="float" office:value="0.0242399379197388">
                <text:p>0.02423993791973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4">
                <text:p>7.4</text:p>
              </table:table-cell>
              <table:table-cell office:value-type="float" office:value="0.0244054001676662">
                <text:p>0.02440540016766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5">
                <text:p>7.5</text:p>
              </table:table-cell>
              <table:table-cell office:value-type="float" office:value="0.0245697481536758">
                <text:p>0.02456974815367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6">
                <text:p>7.6</text:p>
              </table:table-cell>
              <table:table-cell office:value-type="float" office:value="0.0247330040902069">
                <text:p>0.02473300409020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7">
                <text:p>7.7</text:p>
              </table:table-cell>
              <table:table-cell office:value-type="float" office:value="0.0248951894613663">
                <text:p>0.02489518946136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8">
                <text:p>7.8</text:p>
              </table:table-cell>
              <table:table-cell office:value-type="float" office:value="0.0250563250559307">
                <text:p>0.02505632505593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9">
                <text:p>7.9</text:p>
              </table:table-cell>
              <table:table-cell office:value-type="float" office:value="0.0252164309984501">
                <text:p>0.02521643099845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0.0253755267785859">
                <text:p>0.02537552677858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1">
                <text:p>8.1</text:p>
              </table:table-cell>
              <table:table-cell office:value-type="float" office:value="0.0255336312788029">
                <text:p>0.02553363127880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2">
                <text:p>8.2</text:p>
              </table:table-cell>
              <table:table-cell office:value-type="float" office:value="0.0256907628005281">
                <text:p>0.02569076280052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3">
                <text:p>8.3</text:p>
              </table:table-cell>
              <table:table-cell office:value-type="float" office:value="0.0258469390888772">
                <text:p>0.02584693908887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4">
                <text:p>8.4</text:p>
              </table:table-cell>
              <table:table-cell office:value-type="float" office:value="0.0260021773560459">
                <text:p>0.02600217735604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5">
                <text:p>8.5</text:p>
              </table:table-cell>
              <table:table-cell office:value-type="float" office:value="0.0261564943034497">
                <text:p>0.02615649430344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6">
                <text:p>8.6</text:p>
              </table:table-cell>
              <table:table-cell office:value-type="float" office:value="0.0263099061426971">
                <text:p>0.02630990614269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7">
                <text:p>8.7</text:p>
              </table:table-cell>
              <table:table-cell office:value-type="float" office:value="0.0264624286154666">
                <text:p>0.02646242861546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8">
                <text:p>8.8</text:p>
              </table:table-cell>
              <table:table-cell office:value-type="float" office:value="0.0266140770123595">
                <text:p>0.02661407701235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9">
                <text:p>8.9</text:p>
              </table:table-cell>
              <table:table-cell office:value-type="float" office:value="0.0267648661907908">
                <text:p>0.02676486619079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0.0269148105919783">
                <text:p>0.02691481059197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1">
                <text:p>9.1</text:p>
              </table:table-cell>
              <table:table-cell office:value-type="float" office:value="0.0270639242570844">
                <text:p>0.02706392425708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2">
                <text:p>9.2</text:p>
              </table:table-cell>
              <table:table-cell office:value-type="float" office:value="0.0272122208425615">
                <text:p>0.02721222084256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3">
                <text:p>9.3</text:p>
              </table:table-cell>
              <table:table-cell office:value-type="float" office:value="0.027359713634749">
                <text:p>0.0273597136347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4">
                <text:p>9.4</text:p>
              </table:table-cell>
              <table:table-cell office:value-type="float" office:value="0.0275064155637663">
                <text:p>0.02750641556376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5">
                <text:p>9.5</text:p>
              </table:table-cell>
              <table:table-cell office:value-type="float" office:value="0.0276523392167415">
                <text:p>0.02765233921674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">
                <text:p>9.6</text:p>
              </table:table-cell>
              <table:table-cell office:value-type="float" office:value="0.0277974968504157">
                <text:p>0.02779749685041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7">
                <text:p>9.7</text:p>
              </table:table-cell>
              <table:table-cell office:value-type="float" office:value="0.0279419004031581">
                <text:p>0.02794190040315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8">
                <text:p>9.8</text:p>
              </table:table-cell>
              <table:table-cell office:value-type="float" office:value="0.0280855615064243">
                <text:p>0.02808556150642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9">
                <text:p>9.9</text:p>
              </table:table-cell>
              <table:table-cell office:value-type="float" office:value="0.0282284914956906">
                <text:p>0.02822849149569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0.0283707014208921">
                <text:p>0.02837070142089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1">
                <text:p>10.1</text:p>
              </table:table-cell>
              <table:table-cell office:value-type="float" office:value="0.0285122020563924">
                <text:p>0.02851220205639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2">
                <text:p>10.2</text:p>
              </table:table-cell>
              <table:table-cell office:value-type="float" office:value="0.0286530039105096">
                <text:p>0.02865300391050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3">
                <text:p>10.3</text:p>
              </table:table-cell>
              <table:table-cell office:value-type="float" office:value="0.0287931172346242">
                <text:p>0.02879311723462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4">
                <text:p>10.4</text:p>
              </table:table-cell>
              <table:table-cell office:value-type="float" office:value="0.0289325520318887">
                <text:p>0.02893255203188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5">
                <text:p>10.5</text:p>
              </table:table-cell>
              <table:table-cell office:value-type="float" office:value="0.0290713180655622">
                <text:p>0.02907131806556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6">
                <text:p>10.6</text:p>
              </table:table-cell>
              <table:table-cell office:value-type="float" office:value="0.029209424866988">
                <text:p>0.0292094248669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7">
                <text:p>10.7</text:p>
              </table:table-cell>
              <table:table-cell office:value-type="float" office:value="0.0293468817432338">
                <text:p>0.02934688174323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8">
                <text:p>10.8</text:p>
              </table:table-cell>
              <table:table-cell office:value-type="float" office:value="0.029483697784411">
                <text:p>0.0294836977844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9">
                <text:p>10.9</text:p>
              </table:table-cell>
              <table:table-cell office:value-type="float" office:value="0.0296198818706898">
                <text:p>0.02961988187068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0.0297554426790251">
                <text:p>0.02975544267902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1">
                <text:p>11.1</text:p>
              </table:table-cell>
              <table:table-cell office:value-type="float" office:value="0.0298903886896086">
                <text:p>0.02989038868960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2">
                <text:p>11.2</text:p>
              </table:table-cell>
              <table:table-cell office:value-type="float" office:value="0.0300247281920589">
                <text:p>0.03002472819205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3">
                <text:p>11.3</text:p>
              </table:table-cell>
              <table:table-cell office:value-type="float" office:value="0.0301584692913641">
                <text:p>0.03015846929136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4">
                <text:p>11.4</text:p>
              </table:table-cell>
              <table:table-cell office:value-type="float" office:value="0.0302916199135881">
                <text:p>0.03029161991358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5">
                <text:p>11.5</text:p>
              </table:table-cell>
              <table:table-cell office:value-type="float" office:value="0.030424187811352">
                <text:p>0.0304241878113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6">
                <text:p>11.6</text:p>
              </table:table-cell>
              <table:table-cell office:value-type="float" office:value="0.0305561805691018">
                <text:p>0.03055618056910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7">
                <text:p>11.7</text:p>
              </table:table-cell>
              <table:table-cell office:value-type="float" office:value="0.0306876056081717">
                <text:p>0.03068760560817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8">
                <text:p>11.8</text:p>
              </table:table-cell>
              <table:table-cell office:value-type="float" office:value="0.0308184701916533">
                <text:p>0.03081847019165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9">
                <text:p>11.9</text:p>
              </table:table-cell>
              <table:table-cell office:value-type="float" office:value="0.0309487814290798">
                <text:p>0.03094878142907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0.031078546280933">
                <text:p>0.0310785462809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1">
                <text:p>12.1</text:p>
              </table:table-cell>
              <table:table-cell office:value-type="float" office:value="0.0312077715629813">
                <text:p>0.03120777156298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2">
                <text:p>12.2</text:p>
              </table:table-cell>
              <table:table-cell office:value-type="float" office:value="0.0313364639504581">
                <text:p>0.03133646395045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3">
                <text:p>12.3</text:p>
              </table:table-cell>
              <table:table-cell office:value-type="float" office:value="0.0314646299820845">
                <text:p>0.03146462998208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4">
                <text:p>12.4</text:p>
              </table:table-cell>
              <table:table-cell office:value-type="float" office:value="0.0315922760639468">
                <text:p>0.03159227606394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5">
                <text:p>12.5</text:p>
              </table:table-cell>
              <table:table-cell office:value-type="float" office:value="0.0317194084732323">
                <text:p>0.03171940847323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6">
                <text:p>12.6</text:p>
              </table:table-cell>
              <table:table-cell office:value-type="float" office:value="0.0318460333618317">
                <text:p>0.03184603336183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7">
                <text:p>12.7</text:p>
              </table:table-cell>
              <table:table-cell office:value-type="float" office:value="0.0319721567598126">
                <text:p>0.03197215675981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8">
                <text:p>12.8</text:p>
              </table:table-cell>
              <table:table-cell office:value-type="float" office:value="0.0320977845787706">
                <text:p>0.03209778457877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9">
                <text:p>12.9</text:p>
              </table:table-cell>
              <table:table-cell office:value-type="float" office:value="0.0322229226150624">
                <text:p>0.03222292261506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">
                <text:p>13</text:p>
              </table:table-cell>
              <table:table-cell office:value-type="float" office:value="0.0323475765529264">
                <text:p>0.03234757655292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1">
                <text:p>13.1</text:p>
              </table:table-cell>
              <table:table-cell office:value-type="float" office:value="0.0324717519674958">
                <text:p>0.03247175196749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2">
                <text:p>13.2</text:p>
              </table:table-cell>
              <table:table-cell office:value-type="float" office:value="0.032595454327708">
                <text:p>0.0325954543277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3">
                <text:p>13.3</text:p>
              </table:table-cell>
              <table:table-cell office:value-type="float" office:value="0.0327186889991154">
                <text:p>0.03271868899911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4">
                <text:p>13.4</text:p>
              </table:table-cell>
              <table:table-cell office:value-type="float" office:value="0.0328414612466006">
                <text:p>0.03284146124660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5">
                <text:p>13.5</text:p>
              </table:table-cell>
              <table:table-cell office:value-type="float" office:value="0.0329637762370015">
                <text:p>0.03296377623700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6">
                <text:p>13.6</text:p>
              </table:table-cell>
              <table:table-cell office:value-type="float" office:value="0.0330856390416482">
                <text:p>0.03308563904164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7">
                <text:p>13.7</text:p>
              </table:table-cell>
              <table:table-cell office:value-type="float" office:value="0.0332070546388169">
                <text:p>0.03320705463881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8">
                <text:p>13.8</text:p>
              </table:table-cell>
              <table:table-cell office:value-type="float" office:value="0.0333280279161025">
                <text:p>0.03332802791610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9">
                <text:p>13.9</text:p>
              </table:table-cell>
              <table:table-cell office:value-type="float" office:value="0.0334485636727146">
                <text:p>0.03344856367271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">
                <text:p>14</text:p>
              </table:table-cell>
              <table:table-cell office:value-type="float" office:value="0.0335686666216991">
                <text:p>0.03356866662169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1">
                <text:p>14.1</text:p>
              </table:table-cell>
              <table:table-cell office:value-type="float" office:value="0.0336883413920886">
                <text:p>0.03368834139208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2">
                <text:p>14.2</text:p>
              </table:table-cell>
              <table:table-cell office:value-type="float" office:value="0.0338075925309839">
                <text:p>0.03380759253098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3">
                <text:p>14.3</text:p>
              </table:table-cell>
              <table:table-cell office:value-type="float" office:value="0.0339264245055705">
                <text:p>0.03392642450557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4">
                <text:p>14.4</text:p>
              </table:table-cell>
              <table:table-cell office:value-type="float" office:value="0.0340448417050705">
                <text:p>0.03404484170507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5">
                <text:p>14.5</text:p>
              </table:table-cell>
              <table:table-cell office:value-type="float" office:value="0.0341628484426349">
                <text:p>0.03416284844263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6">
                <text:p>14.6</text:p>
              </table:table-cell>
              <table:table-cell office:value-type="float" office:value="0.0342804489571764">
                <text:p>0.03428044895717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7">
                <text:p>14.7</text:p>
              </table:table-cell>
              <table:table-cell office:value-type="float" office:value="0.0343976474151462">
                <text:p>0.03439764741514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8">
                <text:p>14.8</text:p>
              </table:table-cell>
              <table:table-cell office:value-type="float" office:value="0.0345144479122562">
                <text:p>0.03451444791225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9">
                <text:p>14.9</text:p>
              </table:table-cell>
              <table:table-cell office:value-type="float" office:value="0.0346308544751495">
                <text:p>0.03463085447514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0.0347468710630197">
                <text:p>0.03474687106301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1">
                <text:p>15.1</text:p>
              </table:table-cell>
              <table:table-cell office:value-type="float" office:value="0.0348625015691824">
                <text:p>0.03486250156918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2">
                <text:p>15.2</text:p>
              </table:table-cell>
              <table:table-cell office:value-type="float" office:value="0.0349777498225998">
                <text:p>0.03497774982259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3">
                <text:p>15.3</text:p>
              </table:table-cell>
              <table:table-cell office:value-type="float" office:value="0.0350926195893598">
                <text:p>0.03509261958935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4">
                <text:p>15.4</text:p>
              </table:table-cell>
              <table:table-cell office:value-type="float" office:value="0.035207114574112">
                <text:p>0.0352071145741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5">
                <text:p>15.5</text:p>
              </table:table-cell>
              <table:table-cell office:value-type="float" office:value="0.0353212384214623">
                <text:p>0.03532123842146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6">
                <text:p>15.6</text:p>
              </table:table-cell>
              <table:table-cell office:value-type="float" office:value="0.035434994717326">
                <text:p>0.0354349947173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7">
                <text:p>15.7</text:p>
              </table:table-cell>
              <table:table-cell office:value-type="float" office:value="0.0355483869902427">
                <text:p>0.03554838699024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8">
                <text:p>15.8</text:p>
              </table:table-cell>
              <table:table-cell office:value-type="float" office:value="0.0356614187126534">
                <text:p>0.03566141871265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9">
                <text:p>15.9</text:p>
              </table:table-cell>
              <table:table-cell office:value-type="float" office:value="0.0357740933021415">
                <text:p>0.03577409330214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">
                <text:p>16</text:p>
              </table:table-cell>
              <table:table-cell office:value-type="float" office:value="0.0358864141226378">
                <text:p>0.03588641412263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1">
                <text:p>16.1</text:p>
              </table:table-cell>
              <table:table-cell office:value-type="float" office:value="0.0359983844855931">
                <text:p>0.03599838448559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2">
                <text:p>16.2</text:p>
              </table:table-cell>
              <table:table-cell office:value-type="float" office:value="0.0361100076511169">
                <text:p>0.03611000765111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3">
                <text:p>16.3</text:p>
              </table:table-cell>
              <table:table-cell office:value-type="float" office:value="0.0362212868290852">
                <text:p>0.03622128682908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4">
                <text:p>16.4</text:p>
              </table:table-cell>
              <table:table-cell office:value-type="float" office:value="0.036332225180217">
                <text:p>0.0363322251802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5">
                <text:p>16.5</text:p>
              </table:table-cell>
              <table:table-cell office:value-type="float" office:value="0.0364428258171224">
                <text:p>0.03644282581712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6">
                <text:p>16.6</text:p>
              </table:table-cell>
              <table:table-cell office:value-type="float" office:value="0.0365530918053215">
                <text:p>0.03655309180532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7">
                <text:p>16.7</text:p>
              </table:table-cell>
              <table:table-cell office:value-type="float" office:value="0.0366630261642352">
                <text:p>0.03666302616423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8">
                <text:p>16.8</text:p>
              </table:table-cell>
              <table:table-cell office:value-type="float" office:value="0.0367726318681506">
                <text:p>0.03677263186815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9">
                <text:p>16.9</text:p>
              </table:table-cell>
              <table:table-cell office:value-type="float" office:value="0.0368819118471597">
                <text:p>0.03688191184715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">
                <text:p>17</text:p>
              </table:table-cell>
              <table:table-cell office:value-type="float" office:value="0.0369908689880732">
                <text:p>0.03699086898807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1">
                <text:p>17.1</text:p>
              </table:table-cell>
              <table:table-cell office:value-type="float" office:value="0.0370995061353104">
                <text:p>0.03709950613531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2">
                <text:p>17.2</text:p>
              </table:table-cell>
              <table:table-cell office:value-type="float" office:value="0.0372078260917655">
                <text:p>0.03720782609176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3">
                <text:p>17.3</text:p>
              </table:table-cell>
              <table:table-cell office:value-type="float" office:value="0.0373158316196517">
                <text:p>0.03731583161965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4">
                <text:p>17.4</text:p>
              </table:table-cell>
              <table:table-cell office:value-type="float" office:value="0.0374235254413228">
                <text:p>0.03742352544132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5">
                <text:p>17.5</text:p>
              </table:table-cell>
              <table:table-cell office:value-type="float" office:value="0.0375309102400737">
                <text:p>0.03753091024007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6">
                <text:p>17.6</text:p>
              </table:table-cell>
              <table:table-cell office:value-type="float" office:value="0.0376379886609208">
                <text:p>0.03763798866092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7">
                <text:p>17.7</text:p>
              </table:table-cell>
              <table:table-cell office:value-type="float" office:value="0.0377447633113619">
                <text:p>0.03774476331136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8">
                <text:p>17.8</text:p>
              </table:table-cell>
              <table:table-cell office:value-type="float" office:value="0.0378512367621174">
                <text:p>0.03785123676211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9">
                <text:p>17.9</text:p>
              </table:table-cell>
              <table:table-cell office:value-type="float" office:value="0.0379574115478519">
                <text:p>0.03795741154785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">
                <text:p>18</text:p>
              </table:table-cell>
              <table:table-cell office:value-type="float" office:value="0.0380632901678788">
                <text:p>0.03806329016787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1">
                <text:p>18.1</text:p>
              </table:table-cell>
              <table:table-cell office:value-type="float" office:value="0.0381688750868462">
                <text:p>0.03816887508684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2">
                <text:p>18.2</text:p>
              </table:table-cell>
              <table:table-cell office:value-type="float" office:value="0.038274168735407">
                <text:p>0.0382741687354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3">
                <text:p>18.3</text:p>
              </table:table-cell>
              <table:table-cell office:value-type="float" office:value="0.038379173510871">
                <text:p>0.0383791735108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4">
                <text:p>18.4</text:p>
              </table:table-cell>
              <table:table-cell office:value-type="float" office:value="0.0384838917778422">
                <text:p>0.03848389177784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5">
                <text:p>18.5</text:p>
              </table:table-cell>
              <table:table-cell office:value-type="float" office:value="0.0385883258688403">
                <text:p>0.03858832586884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6">
                <text:p>18.6</text:p>
              </table:table-cell>
              <table:table-cell office:value-type="float" office:value="0.0386924780849061">
                <text:p>0.03869247808490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7">
                <text:p>18.7</text:p>
              </table:table-cell>
              <table:table-cell office:value-type="float" office:value="0.038796350696194">
                <text:p>0.0387963506961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8">
                <text:p>18.8</text:p>
              </table:table-cell>
              <table:table-cell office:value-type="float" office:value="0.0388999459425487">
                <text:p>0.03889994594254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9">
                <text:p>18.9</text:p>
              </table:table-cell>
              <table:table-cell office:value-type="float" office:value="0.0390032660340688">
                <text:p>0.03900326603406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">
                <text:p>19</text:p>
              </table:table-cell>
              <table:table-cell office:value-type="float" office:value="0.0391063131516572">
                <text:p>0.03910631315165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.1">
                <text:p>19.1</text:p>
              </table:table-cell>
              <table:table-cell office:value-type="float" office:value="0.0392090894475581">
                <text:p>0.03920908944755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2">
                <text:p>19.2</text:p>
              </table:table-cell>
              <table:table-cell office:value-type="float" office:value="0.0393115970458813">
                <text:p>0.03931159704588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3">
                <text:p>19.3</text:p>
              </table:table-cell>
              <table:table-cell office:value-type="float" office:value="0.0394138380431148">
                <text:p>0.03941383804311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4">
                <text:p>19.4</text:p>
              </table:table-cell>
              <table:table-cell office:value-type="float" office:value="0.0395158145086245">
                <text:p>0.03951581450862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5">
                <text:p>19.5</text:p>
              </table:table-cell>
              <table:table-cell office:value-type="float" office:value="0.0396175284851434">
                <text:p>0.03961752848514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6">
                <text:p>19.6</text:p>
              </table:table-cell>
              <table:table-cell office:value-type="float" office:value="0.039718981989249">
                <text:p>0.0397189819892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7">
                <text:p>19.7</text:p>
              </table:table-cell>
              <table:table-cell office:value-type="float" office:value="0.0398201770118293">
                <text:p>0.03982017701182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8">
                <text:p>19.8</text:p>
              </table:table-cell>
              <table:table-cell office:value-type="float" office:value="0.0399211155185392">
                <text:p>0.03992111551853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9">
                <text:p>19.9</text:p>
              </table:table-cell>
              <table:table-cell office:value-type="float" office:value="0.0400217994502457">
                <text:p>0.04002179945024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0.0401222307234633">
                <text:p>0.04012223072346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1">
                <text:p>20.1</text:p>
              </table:table-cell>
              <table:table-cell office:value-type="float" office:value="0.0402224112307797">
                <text:p>0.04022241123077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2">
                <text:p>20.2</text:p>
              </table:table-cell>
              <table:table-cell office:value-type="float" office:value="0.0403223428412721">
                <text:p>0.04032234284127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3">
                <text:p>20.3</text:p>
              </table:table-cell>
              <table:table-cell office:value-type="float" office:value="0.0404220274009138">
                <text:p>0.04042202740091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4">
                <text:p>20.4</text:p>
              </table:table-cell>
              <table:table-cell office:value-type="float" office:value="0.040521466732972">
                <text:p>0.0405214667329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5">
                <text:p>20.5</text:p>
              </table:table-cell>
              <table:table-cell office:value-type="float" office:value="0.0406206626383974">
                <text:p>0.04062066263839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6">
                <text:p>20.6</text:p>
              </table:table-cell>
              <table:table-cell office:value-type="float" office:value="0.040719616896204">
                <text:p>0.0407196168962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7">
                <text:p>20.7</text:p>
              </table:table-cell>
              <table:table-cell office:value-type="float" office:value="0.0408183312638422">
                <text:p>0.04081833126384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8">
                <text:p>20.8</text:p>
              </table:table-cell>
              <table:table-cell office:value-type="float" office:value="0.0409168074775622">
                <text:p>0.040916807477562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9">
                <text:p>20.9</text:p>
              </table:table-cell>
              <table:table-cell office:value-type="float" office:value="0.0410150472527709">
                <text:p>0.04101504725277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">
                <text:p>21</text:p>
              </table:table-cell>
              <table:table-cell office:value-type="float" office:value="0.04111305228438">
                <text:p>0.041113052284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.1">
                <text:p>21.1</text:p>
              </table:table-cell>
              <table:table-cell office:value-type="float" office:value="0.0412108242471477">
                <text:p>0.041210824247147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2">
                <text:p>21.2</text:p>
              </table:table-cell>
              <table:table-cell office:value-type="float" office:value="0.0413083647960123">
                <text:p>0.04130836479601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3">
                <text:p>21.3</text:p>
              </table:table-cell>
              <table:table-cell office:value-type="float" office:value="0.0414056755664192">
                <text:p>0.04140567556641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4">
                <text:p>21.4</text:p>
              </table:table-cell>
              <table:table-cell office:value-type="float" office:value="0.0415027581746406">
                <text:p>0.04150275817464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5">
                <text:p>21.5</text:p>
              </table:table-cell>
              <table:table-cell office:value-type="float" office:value="0.041599614218089">
                <text:p>0.0415996142180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6">
                <text:p>21.6</text:p>
              </table:table-cell>
              <table:table-cell office:value-type="float" office:value="0.0416962452756236">
                <text:p>0.04169624527562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7">
                <text:p>21.7</text:p>
              </table:table-cell>
              <table:table-cell office:value-type="float" office:value="0.0417926529078509">
                <text:p>0.04179265290785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8">
                <text:p>21.8</text:p>
              </table:table-cell>
              <table:table-cell office:value-type="float" office:value="0.0418888386574184">
                <text:p>0.04188883865741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9">
                <text:p>21.9</text:p>
              </table:table-cell>
              <table:table-cell office:value-type="float" office:value="0.041984804049303">
                <text:p>0.04198480404930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">
                <text:p>22</text:p>
              </table:table-cell>
              <table:table-cell office:value-type="float" office:value="0.0420805505910926">
                <text:p>0.04208055059109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1">
                <text:p>22.1</text:p>
              </table:table-cell>
              <table:table-cell office:value-type="float" office:value="0.0421760797732629">
                <text:p>0.04217607977326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2">
                <text:p>22.2</text:p>
              </table:table-cell>
              <table:table-cell office:value-type="float" office:value="0.0422713930694479">
                <text:p>0.04227139306944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3">
                <text:p>22.3</text:p>
              </table:table-cell>
              <table:table-cell office:value-type="float" office:value="0.0423664919367052">
                <text:p>0.04236649193670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4">
                <text:p>22.4</text:p>
              </table:table-cell>
              <table:table-cell office:value-type="float" office:value="0.0424613778157756">
                <text:p>0.04246137781577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5">
                <text:p>22.5</text:p>
              </table:table-cell>
              <table:table-cell office:value-type="float" office:value="0.0425560521313382">
                <text:p>0.042556052131338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6">
                <text:p>22.6</text:p>
              </table:table-cell>
              <table:table-cell office:value-type="float" office:value="0.0426505162922597">
                <text:p>0.042650516292259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7">
                <text:p>22.7</text:p>
              </table:table-cell>
              <table:table-cell office:value-type="float" office:value="0.042744771691839">
                <text:p>0.0427447716918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8">
                <text:p>22.8</text:p>
              </table:table-cell>
              <table:table-cell office:value-type="float" office:value="0.0428388197080472">
                <text:p>0.04283881970804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9">
                <text:p>22.9</text:p>
              </table:table-cell>
              <table:table-cell office:value-type="float" office:value="0.0429326617037624">
                <text:p>0.04293266170376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">
                <text:p>23</text:p>
              </table:table-cell>
              <table:table-cell office:value-type="float" office:value="0.0430262990270002">
                <text:p>0.04302629902700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1">
                <text:p>23.1</text:p>
              </table:table-cell>
              <table:table-cell office:value-type="float" office:value="0.0431197330111398">
                <text:p>0.04311973301113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2">
                <text:p>23.2</text:p>
              </table:table-cell>
              <table:table-cell office:value-type="float" office:value="0.043212964975145">
                <text:p>0.0432129649751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3">
                <text:p>23.3</text:p>
              </table:table-cell>
              <table:table-cell office:value-type="float" office:value="0.0433059962237823">
                <text:p>0.04330599622378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4">
                <text:p>23.4</text:p>
              </table:table-cell>
              <table:table-cell office:value-type="float" office:value="0.043398828047833">
                <text:p>0.0433988280478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5">
                <text:p>23.5</text:p>
              </table:table-cell>
              <table:table-cell office:value-type="float" office:value="0.043491461724303">
                <text:p>0.0434914617243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6">
                <text:p>23.6</text:p>
              </table:table-cell>
              <table:table-cell office:value-type="float" office:value="0.0435838985166271">
                <text:p>0.04358389851662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7">
                <text:p>23.7</text:p>
              </table:table-cell>
              <table:table-cell office:value-type="float" office:value="0.0436761396748703">
                <text:p>0.04367613967487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8">
                <text:p>23.8</text:p>
              </table:table-cell>
              <table:table-cell office:value-type="float" office:value="0.0437681864359253">
                <text:p>0.04376818643592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9">
                <text:p>23.9</text:p>
              </table:table-cell>
              <table:table-cell office:value-type="float" office:value="0.0438600400237055">
                <text:p>0.04386004002370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">
                <text:p>24</text:p>
              </table:table-cell>
              <table:table-cell office:value-type="float" office:value="0.0439517016493353">
                <text:p>0.04395170164933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1">
                <text:p>24.1</text:p>
              </table:table-cell>
              <table:table-cell office:value-type="float" office:value="0.0440431725113362">
                <text:p>0.04404317251133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2">
                <text:p>24.2</text:p>
              </table:table-cell>
              <table:table-cell office:value-type="float" office:value="0.0441344537958096">
                <text:p>0.04413445379580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3">
                <text:p>24.3</text:p>
              </table:table-cell>
              <table:table-cell office:value-type="float" office:value="0.0442255466766165">
                <text:p>0.04422554667661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4">
                <text:p>24.4</text:p>
              </table:table-cell>
              <table:table-cell office:value-type="float" office:value="0.0443164523155534">
                <text:p>0.04431645231555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5">
                <text:p>24.5</text:p>
              </table:table-cell>
              <table:table-cell office:value-type="float" office:value="0.0444071718625252">
                <text:p>0.04440717186252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6">
                <text:p>24.6</text:p>
              </table:table-cell>
              <table:table-cell office:value-type="float" office:value="0.0444977064557151">
                <text:p>0.04449770645571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7">
                <text:p>24.7</text:p>
              </table:table-cell>
              <table:table-cell office:value-type="float" office:value="0.0445880572217508">
                <text:p>0.04458805722175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8">
                <text:p>24.8</text:p>
              </table:table-cell>
              <table:table-cell office:value-type="float" office:value="0.0446782252758685">
                <text:p>0.04467822527586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9">
                <text:p>24.9</text:p>
              </table:table-cell>
              <table:table-cell office:value-type="float" office:value="0.0447682117220734">
                <text:p>0.04476821172207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">
                <text:p>25</text:p>
              </table:table-cell>
              <table:table-cell office:value-type="float" office:value="0.0448580176532972">
                <text:p>0.044858017653297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.1">
                <text:p>25.1</text:p>
              </table:table-cell>
              <table:table-cell office:value-type="float" office:value="0.0449476441515533">
                <text:p>0.04494764415155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2">
                <text:p>25.2</text:p>
              </table:table-cell>
              <table:table-cell office:value-type="float" office:value="0.0450370922880884">
                <text:p>0.04503709228808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3">
                <text:p>25.3</text:p>
              </table:table-cell>
              <table:table-cell office:value-type="float" office:value="0.0451263631235327">
                <text:p>0.04512636312353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4">
                <text:p>25.4</text:p>
              </table:table-cell>
              <table:table-cell office:value-type="float" office:value="0.0452154577080456">
                <text:p>0.04521545770804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5">
                <text:p>25.5</text:p>
              </table:table-cell>
              <table:table-cell office:value-type="float" office:value="0.0453043770814608">
                <text:p>0.045304377081460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6">
                <text:p>25.6</text:p>
              </table:table-cell>
              <table:table-cell office:value-type="float" office:value="0.0453931222734274">
                <text:p>0.04539312227342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7">
                <text:p>25.7</text:p>
              </table:table-cell>
              <table:table-cell office:value-type="float" office:value="0.0454816943035488">
                <text:p>0.04548169430354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8">
                <text:p>25.8</text:p>
              </table:table-cell>
              <table:table-cell office:value-type="float" office:value="0.0455700941815199">
                <text:p>0.045570094181519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9">
                <text:p>25.9</text:p>
              </table:table-cell>
              <table:table-cell office:value-type="float" office:value="0.0456583229072612">
                <text:p>0.04565832290726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">
                <text:p>26</text:p>
              </table:table-cell>
              <table:table-cell office:value-type="float" office:value="0.0457463814710504">
                <text:p>0.04574638147105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.1">
                <text:p>26.1</text:p>
              </table:table-cell>
              <table:table-cell office:value-type="float" office:value="0.0458342708536527">
                <text:p>0.04583427085365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2">
                <text:p>26.2</text:p>
              </table:table-cell>
              <table:table-cell office:value-type="float" office:value="0.0459219920264478">
                <text:p>0.04592199202644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3">
                <text:p>26.3</text:p>
              </table:table-cell>
              <table:table-cell office:value-type="float" office:value="0.0460095459515552">
                <text:p>0.04600954595155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4">
                <text:p>26.4</text:p>
              </table:table-cell>
              <table:table-cell office:value-type="float" office:value="0.0460969335819575">
                <text:p>0.04609693358195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5">
                <text:p>26.5</text:p>
              </table:table-cell>
              <table:table-cell office:value-type="float" office:value="0.0461841558616214">
                <text:p>0.04618415586162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6">
                <text:p>26.6</text:p>
              </table:table-cell>
              <table:table-cell office:value-type="float" office:value="0.0462712137256164">
                <text:p>0.046271213725616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7">
                <text:p>26.7</text:p>
              </table:table-cell>
              <table:table-cell office:value-type="float" office:value="0.0463581081002321">
                <text:p>0.04635810810023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8">
                <text:p>26.8</text:p>
              </table:table-cell>
              <table:table-cell office:value-type="float" office:value="0.046444839903093">
                <text:p>0.04644483990309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9">
                <text:p>26.9</text:p>
              </table:table-cell>
              <table:table-cell office:value-type="float" office:value="0.0465314100432715">
                <text:p>0.04653141004327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">
                <text:p>27</text:p>
              </table:table-cell>
              <table:table-cell office:value-type="float" office:value="0.0466178194213994">
                <text:p>0.046617819421399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.1">
                <text:p>27.1</text:p>
              </table:table-cell>
              <table:table-cell office:value-type="float" office:value="0.0467040689297768">
                <text:p>0.04670406892977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2">
                <text:p>27.2</text:p>
              </table:table-cell>
              <table:table-cell office:value-type="float" office:value="0.0467901594524797">
                <text:p>0.046790159452479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3">
                <text:p>27.3</text:p>
              </table:table-cell>
              <table:table-cell office:value-type="float" office:value="0.046876091865466">
                <text:p>0.0468760918654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4">
                <text:p>27.4</text:p>
              </table:table-cell>
              <table:table-cell office:value-type="float" office:value="0.0469618670366793">
                <text:p>0.046961867036679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5">
                <text:p>27.5</text:p>
              </table:table-cell>
              <table:table-cell office:value-type="float" office:value="0.047047485826151">
                <text:p>0.0470474858261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6">
                <text:p>27.6</text:p>
              </table:table-cell>
              <table:table-cell office:value-type="float" office:value="0.0471329490861012">
                <text:p>0.04713294908610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7">
                <text:p>27.7</text:p>
              </table:table-cell>
              <table:table-cell office:value-type="float" office:value="0.0472182576610377">
                <text:p>0.047218257661037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8">
                <text:p>27.8</text:p>
              </table:table-cell>
              <table:table-cell office:value-type="float" office:value="0.047303412387853">
                <text:p>0.0473034123878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9">
                <text:p>27.9</text:p>
              </table:table-cell>
              <table:table-cell office:value-type="float" office:value="0.0473884140959203">
                <text:p>0.047388414095920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">
                <text:p>28</text:p>
              </table:table-cell>
              <table:table-cell office:value-type="float" office:value="0.0474732636071879">
                <text:p>0.04747326360718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.1">
                <text:p>28.1</text:p>
              </table:table-cell>
              <table:table-cell office:value-type="float" office:value="0.0475579617362717">
                <text:p>0.04755796173627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2">
                <text:p>28.2</text:p>
              </table:table-cell>
              <table:table-cell office:value-type="float" office:value="0.0476425092905466">
                <text:p>0.047642509290546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3">
                <text:p>28.3</text:p>
              </table:table-cell>
              <table:table-cell office:value-type="float" office:value="0.0477269070702361">
                <text:p>0.047726907070236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4">
                <text:p>28.4</text:p>
              </table:table-cell>
              <table:table-cell office:value-type="float" office:value="0.0478111558685009">
                <text:p>0.047811155868500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5">
                <text:p>28.5</text:p>
              </table:table-cell>
              <table:table-cell office:value-type="float" office:value="0.0478952564715256">
                <text:p>0.04789525647152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9.2">
                <text:p>29.2</text:p>
              </table:table-cell>
              <table:table-cell office:value-type="float" office:value="0.0484798758394775">
                <text:p>0.04847987583947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.3">
                <text:p>29.3</text:p>
              </table:table-cell>
              <table:table-cell office:value-type="float" office:value="0.0485628183737547">
                <text:p>0.048562818373754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.4">
                <text:p>29.4</text:p>
              </table:table-cell>
              <table:table-cell office:value-type="float" office:value="0.0486456194882276">
                <text:p>0.04864561948822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.5">
                <text:p>29.5</text:p>
              </table:table-cell>
              <table:table-cell office:value-type="float" office:value="0.0487282799038152">
                <text:p>0.04872827990381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0.2">
                <text:p>30.2</text:p>
              </table:table-cell>
              <table:table-cell office:value-type="float" office:value="0.0493030225373911">
                <text:p>0.04930302253739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.3">
                <text:p>30.3</text:p>
              </table:table-cell>
              <table:table-cell office:value-type="float" office:value="0.0493845825973414">
                <text:p>0.04938458259734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.4">
                <text:p>30.4</text:p>
              </table:table-cell>
              <table:table-cell office:value-type="float" office:value="0.0494660081804138">
                <text:p>0.049466008180413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.5">
                <text:p>30.5</text:p>
              </table:table-cell>
              <table:table-cell office:value-type="float" office:value="0.0495472999496027">
                <text:p>0.049547299949602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.2">
                <text:p>31.2</text:p>
              </table:table-cell>
              <table:table-cell office:value-type="float" office:value="0.0501126501118614">
                <text:p>0.05011265011186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1.3">
                <text:p>31.3</text:p>
              </table:table-cell>
              <table:table-cell office:value-type="float" office:value="0.0501928945989866">
                <text:p>0.05019289459898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1.4">
                <text:p>31.4</text:p>
              </table:table-cell>
              <table:table-cell office:value-type="float" office:value="0.0502730110020885">
                <text:p>0.05027301100208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1.5">
                <text:p>31.5</text:p>
              </table:table-cell>
              <table:table-cell office:value-type="float" office:value="0.0503529999325486">
                <text:p>0.050352999932548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2.2">
                <text:p>32.2</text:p>
              </table:table-cell>
              <table:table-cell office:value-type="float" office:value="0.050909403563047">
                <text:p>0.0509094035630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2.3">
                <text:p>32.3</text:p>
              </table:table-cell>
              <table:table-cell office:value-type="float" office:value="0.0509883941513783">
                <text:p>0.050988394151378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.4">
                <text:p>32.4</text:p>
              </table:table-cell>
              <table:table-cell office:value-type="float" office:value="0.0510672625576058">
                <text:p>0.051067262557605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2.5">
                <text:p>32.5</text:p>
              </table:table-cell>
              <table:table-cell office:value-type="float" office:value="0.0511460093469528">
                <text:p>0.051146009346952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3.2">
                <text:p>33.2</text:p>
              </table:table-cell>
              <table:table-cell office:value-type="float" office:value="0.0516938781777545">
                <text:p>0.05169387817775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3.3">
                <text:p>33.3</text:p>
              </table:table-cell>
              <table:table-cell office:value-type="float" office:value="0.0517716718683843">
                <text:p>0.05177167186838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3.4">
                <text:p>33.4</text:p>
              </table:table-cell>
              <table:table-cell office:value-type="float" office:value="0.051849348839101">
                <text:p>0.0518493488391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3.5">
                <text:p>33.5</text:p>
              </table:table-cell>
              <table:table-cell office:value-type="float" office:value="0.0519269096137053">
                <text:p>0.051926909613705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.2">
                <text:p>34.2</text:p>
              </table:table-cell>
              <table:table-cell office:value-type="float" office:value="0.0524666247338998">
                <text:p>0.052466624733899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4.3">
                <text:p>34.3</text:p>
              </table:table-cell>
              <table:table-cell office:value-type="float" office:value="0.0525432743361032">
                <text:p>0.05254327433610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4.4">
                <text:p>34.4</text:p>
              </table:table-cell>
              <table:table-cell office:value-type="float" office:value="0.0526198122853943">
                <text:p>0.052619812285394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4.5">
                <text:p>34.5</text:p>
              </table:table-cell>
              <table:table-cell office:value-type="float" office:value="0.0526962390682795">
                <text:p>0.05269623906827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5.2">
                <text:p>35.2</text:p>
              </table:table-cell>
              <table:table-cell office:value-type="float" office:value="0.053228154024719">
                <text:p>0.0532281540247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5.3">
                <text:p>35.3</text:p>
              </table:table-cell>
              <table:table-cell office:value-type="float" office:value="0.0533037085752046">
                <text:p>0.053303708575204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5.4">
                <text:p>35.4</text:p>
              </table:table-cell>
              <table:table-cell office:value-type="float" office:value="0.0533791561834905">
                <text:p>0.053379156183490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5.5">
                <text:p>35.5</text:p>
              </table:table-cell>
              <table:table-cell office:value-type="float" office:value="0.053454497302403">
                <text:p>0.05345449730240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6.2">
                <text:p>36.2</text:p>
              </table:table-cell>
              <table:table-cell office:value-type="float" office:value="0.0539789408083425">
                <text:p>0.05397894080834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6.3">
                <text:p>36.3</text:p>
              </table:table-cell>
              <table:table-cell office:value-type="float" office:value="0.0540534459380868">
                <text:p>0.054053445938086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6.4">
                <text:p>36.4</text:p>
              </table:table-cell>
              <table:table-cell office:value-type="float" office:value="0.0541278485141689">
                <text:p>0.054127848514168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6.5">
                <text:p>36.5</text:p>
              </table:table-cell>
              <table:table-cell office:value-type="float" office:value="0.0542021489589107">
                <text:p>0.05420214895891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7.2">
                <text:p>37.2</text:p>
              </table:table-cell>
              <table:table-cell office:value-type="float" office:value="0.054719427269498">
                <text:p>0.05471942726949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7.3">
                <text:p>37.3</text:p>
              </table:table-cell>
              <table:table-cell office:value-type="float" office:value="0.0547929255259565">
                <text:p>0.05479292552595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7.4">
                <text:p>37.4</text:p>
              </table:table-cell>
              <table:table-cell office:value-type="float" office:value="0.0548663253251405">
                <text:p>0.05486632532514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7.5">
                <text:p>37.5</text:p>
              </table:table-cell>
              <table:table-cell office:value-type="float" office:value="0.0549396270616691">
                <text:p>0.05493962706166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8.2">
                <text:p>38.2</text:p>
              </table:table-cell>
              <table:table-cell office:value-type="float" office:value="0.0554500260650365">
                <text:p>0.05545002606503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8.3">
                <text:p>38.3</text:p>
              </table:table-cell>
              <table:table-cell office:value-type="float" office:value="0.0555225571961915">
                <text:p>0.05552255719619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8.4">
                <text:p>38.4</text:p>
              </table:table-cell>
              <table:table-cell office:value-type="float" office:value="0.0555949937008315">
                <text:p>0.05559499370083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8.5">
                <text:p>38.5</text:p>
              </table:table-cell>
              <table:table-cell office:value-type="float" office:value="0.0556673359483515">
                <text:p>0.05566733594835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9.2">
                <text:p>39.2</text:p>
              </table:table-cell>
              <table:table-cell office:value-type="float" office:value="0.0561711230128486">
                <text:p>0.056171123012848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9.3">
                <text:p>39.3</text:p>
              </table:table-cell>
              <table:table-cell office:value-type="float" office:value="0.0562427242184774">
                <text:p>0.056242724218477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9.4">
                <text:p>39.4</text:p>
              </table:table-cell>
              <table:table-cell office:value-type="float" office:value="0.0563142343862263">
                <text:p>0.05631423438622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.5">
                <text:p>39.5</text:p>
              </table:table-cell>
              <table:table-cell office:value-type="float" office:value="0.0563856538624673">
                <text:p>0.056385653862467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.2">
                <text:p>40.2</text:p>
              </table:table-cell>
              <table:table-cell office:value-type="float" office:value="0.0568830794739166">
                <text:p>0.056883079473916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0.3">
                <text:p>40.3</text:p>
              </table:table-cell>
              <table:table-cell office:value-type="float" office:value="0.056953785628587">
                <text:p>0.0569537856285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0.4">
                <text:p>40.4</text:p>
              </table:table-cell>
              <table:table-cell office:value-type="float" office:value="0.0570244041127847">
                <text:p>0.057024404112784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0.5">
                <text:p>40.5</text:p>
              </table:table-cell>
              <table:table-cell office:value-type="float" office:value="0.0570949352518182">
                <text:p>0.057094935251818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1.2">
                <text:p>41.2</text:p>
              </table:table-cell>
              <table:table-cell office:value-type="float" office:value="0.0575862344692484">
                <text:p>0.057586234469248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1.3">
                <text:p>41.3</text:p>
              </table:table-cell>
              <table:table-cell office:value-type="float" office:value="0.0576560783208361">
                <text:p>0.057656078320836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1.4">
                <text:p>41.4</text:p>
              </table:table-cell>
              <table:table-cell office:value-type="float" office:value="0.0577258376667634">
                <text:p>0.05772583766676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1.5">
                <text:p>41.5</text:p>
              </table:table-cell>
              <table:table-cell office:value-type="float" office:value="0.057795512813026">
                <text:p>0.05779551281302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2.2">
                <text:p>42.2</text:p>
              </table:table-cell>
              <table:table-cell office:value-type="float" office:value="0.0582809065668902">
                <text:p>0.05828090656689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2.3">
                <text:p>42.3</text:p>
              </table:table-cell>
              <table:table-cell office:value-type="float" office:value="0.058349918913823">
                <text:p>0.05834991891382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2.4">
                <text:p>42.4</text:p>
              </table:table-cell>
              <table:table-cell office:value-type="float" office:value="0.0584188497339759">
                <text:p>0.058418849733975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2.5">
                <text:p>42.5</text:p>
              </table:table-cell>
              <table:table-cell office:value-type="float" office:value="0.0584876993155996">
                <text:p>0.05848769931559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3.2">
                <text:p>43.2</text:p>
              </table:table-cell>
              <table:table-cell office:value-type="float" office:value="0.058967395568822">
                <text:p>0.0589673955688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3.3">
                <text:p>43.3</text:p>
              </table:table-cell>
              <table:table-cell office:value-type="float" office:value="0.059035605418773">
                <text:p>0.05903560541877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3.4">
                <text:p>43.4</text:p>
              </table:table-cell>
              <table:table-cell office:value-type="float" office:value="0.0591037365498341">
                <text:p>0.059103736549834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3.5">
                <text:p>43.5</text:p>
              </table:table-cell>
              <table:table-cell office:value-type="float" office:value="0.059171789233919">
                <text:p>0.0591717892339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4.2">
                <text:p>44.2</text:p>
              </table:table-cell>
              <table:table-cell office:value-type="float" office:value="0.059645984023078">
                <text:p>0.05964598402307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4.3">
                <text:p>44.3</text:p>
              </table:table-cell>
              <table:table-cell office:value-type="float" office:value="0.0597134187354267">
                <text:p>0.05971341873542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4.4">
                <text:p>44.4</text:p>
              </table:table-cell>
              <table:table-cell office:value-type="float" office:value="0.0597807773792173">
                <text:p>0.059780777379217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4.5">
                <text:p>44.5</text:p>
              </table:table-cell>
              <table:table-cell office:value-type="float" office:value="0.059848060211294">
                <text:p>0.0598480602112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5.2">
                <text:p>45.2</text:p>
              </table:table-cell>
              <table:table-cell office:value-type="float" office:value="0.0603169385827283">
                <text:p>0.060316938582728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5.3">
                <text:p>45.3</text:p>
              </table:table-cell>
              <table:table-cell office:value-type="float" office:value="0.0603836239967737">
                <text:p>0.060383623996773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5.4">
                <text:p>45.4</text:p>
              </table:table-cell>
              <table:table-cell office:value-type="float" office:value="0.0604502358471403">
                <text:p>0.060450235847140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5.5">
                <text:p>45.5</text:p>
              </table:table-cell>
              <table:table-cell office:value-type="float" office:value="0.0605167743767463">
                <text:p>0.06051677437674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6.2">
                <text:p>46.2</text:p>
              </table:table-cell>
              <table:table-cell office:value-type="float" office:value="0.0609805112302607">
                <text:p>0.06098051123026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6.3">
                <text:p>46.3</text:p>
              </table:table-cell>
              <table:table-cell office:value-type="float" office:value="0.0610464717808907">
                <text:p>0.06104647178089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6.4">
                <text:p>46.4</text:p>
              </table:table-cell>
              <table:table-cell office:value-type="float" office:value="0.0611123611382036">
                <text:p>0.061112361138203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6.5">
                <text:p>46.5</text:p>
              </table:table-cell>
              <table:table-cell office:value-type="float" office:value="0.0611781795322267">
                <text:p>0.06117817953222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7.2">
                <text:p>47.2</text:p>
              </table:table-cell>
              <table:table-cell office:value-type="float" office:value="0.0616369403833066">
                <text:p>0.061636940383306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7.3">
                <text:p>47.3</text:p>
              </table:table-cell>
              <table:table-cell office:value-type="float" office:value="0.061702199205591">
                <text:p>0.06170219920559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7.4">
                <text:p>47.4</text:p>
              </table:table-cell>
              <table:table-cell office:value-type="float" office:value="0.0617673890803032">
                <text:p>0.061767389080303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7.5">
                <text:p>47.5</text:p>
              </table:table-cell>
              <table:table-cell office:value-type="float" office:value="0.0618325102255173">
                <text:p>0.061832510225517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8.2">
                <text:p>48.2</text:p>
              </table:table-cell>
              <table:table-cell office:value-type="float" office:value="0.0622864518954695">
                <text:p>0.062286451895469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8.3">
                <text:p>48.3</text:p>
              </table:table-cell>
              <table:table-cell office:value-type="float" office:value="0.0623510309194465">
                <text:p>0.062351030919446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8.4">
                <text:p>48.4</text:p>
              </table:table-cell>
              <table:table-cell office:value-type="float" office:value="0.0624155431259627">
                <text:p>0.06241554312596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8.5">
                <text:p>48.5</text:p>
              </table:table-cell>
              <table:table-cell office:value-type="float" office:value="0.0624799887219903">
                <text:p>0.062479988721990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9.2">
                <text:p>49.2</text:p>
              </table:table-cell>
              <table:table-cell office:value-type="float" office:value="0.0629292599641691">
                <text:p>0.06292925996416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9.3">
                <text:p>49.3</text:p>
              </table:table-cell>
              <table:table-cell office:value-type="float" office:value="0.0629931800009264">
                <text:p>0.062993180000926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9.4">
                <text:p>49.4</text:p>
              </table:table-cell>
              <table:table-cell office:value-type="float" office:value="0.0630570352428676">
                <text:p>0.063057035242867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9.5">
                <text:p>49.5</text:p>
              </table:table-cell>
              <table:table-cell office:value-type="float" office:value="0.0631208258866389">
                <text:p>0.063120825886638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0.2">
                <text:p>50.2</text:p>
              </table:table-cell>
              <table:table-cell office:value-type="float" office:value="0.0635655679558463">
                <text:p>0.063565567955846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0.3">
                <text:p>50.3</text:p>
              </table:table-cell>
              <table:table-cell office:value-type="float" office:value="0.0636288487758536">
                <text:p>0.063628848775853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0.4">
                <text:p>50.4</text:p>
              </table:table-cell>
              <table:table-cell office:value-type="float" office:value="0.0636920667236634">
                <text:p>0.063692066723663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0.5">
                <text:p>50.5</text:p>
              </table:table-cell>
              <table:table-cell office:value-type="float" office:value="0.0637552219863026">
                <text:p>0.063755221986302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1.2">
                <text:p>51.2</text:p>
              </table:table-cell>
              <table:table-cell office:value-type="float" office:value="0.0641955691575412">
                <text:p>0.06419556915754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1.3">
                <text:p>51.3</text:p>
              </table:table-cell>
              <table:table-cell office:value-type="float" office:value="0.0642582295620708">
                <text:p>0.06425822956207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1.4">
                <text:p>51.4</text:p>
              </table:table-cell>
              <table:table-cell office:value-type="float" office:value="0.0643208289237858">
                <text:p>0.064320828923785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1.5">
                <text:p>51.5</text:p>
              </table:table-cell>
              <table:table-cell office:value-type="float" office:value="0.0643833674207404">
                <text:p>0.06438336742074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2.2">
                <text:p>52.2</text:p>
              </table:table-cell>
              <table:table-cell office:value-type="float" office:value="0.0648194474627175">
                <text:p>0.06481944746271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2.3">
                <text:p>52.3</text:p>
              </table:table-cell>
              <table:table-cell office:value-type="float" office:value="0.0648815053490834">
                <text:p>0.064881505349083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2.4">
                <text:p>52.4</text:p>
              </table:table-cell>
              <table:table-cell office:value-type="float" office:value="0.0649435039349916">
                <text:p>0.064943503934991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2.5">
                <text:p>52.5</text:p>
              </table:table-cell>
              <table:table-cell office:value-type="float" office:value="0.0650054433901147">
                <text:p>0.065005443390114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3.2">
                <text:p>53.2</text:p>
              </table:table-cell>
              <table:table-cell office:value-type="float" office:value="0.0654373779982308">
                <text:p>0.065437377998230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3.3">
                <text:p>53.3</text:p>
              </table:table-cell>
              <table:table-cell office:value-type="float" office:value="0.0654988504194881">
                <text:p>0.065498850419488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3.4">
                <text:p>53.4</text:p>
              </table:table-cell>
              <table:table-cell office:value-type="float" office:value="0.0655602652013063">
                <text:p>0.065560265201306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3.5">
                <text:p>53.5</text:p>
              </table:table-cell>
              <table:table-cell office:value-type="float" office:value="0.0656216225055183">
                <text:p>0.065621622505518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4.2">
                <text:p>54.2</text:p>
              </table:table-cell>
              <table:table-cell office:value-type="float" office:value="0.0660495276984982">
                <text:p>0.066049527698498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4.3">
                <text:p>54.3</text:p>
              </table:table-cell>
              <table:table-cell office:value-type="float" office:value="0.0661104309181676">
                <text:p>0.066110430918167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4.4">
                <text:p>54.4</text:p>
              </table:table-cell>
              <table:table-cell office:value-type="float" office:value="0.0661712780832964">
                <text:p>0.066171278083296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4.5">
                <text:p>54.5</text:p>
              </table:table-cell>
              <table:table-cell office:value-type="float" office:value="0.066232069348376">
                <text:p>0.0662320693483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5.2">
                <text:p>55.2</text:p>
              </table:table-cell>
              <table:table-cell office:value-type="float" office:value="0.066656055832205">
                <text:p>0.0666560558322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5.3">
                <text:p>55.3</text:p>
              </table:table-cell>
              <table:table-cell office:value-type="float" office:value="0.0667164053745191">
                <text:p>0.066716405374519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5.4">
                <text:p>55.4</text:p>
              </table:table-cell>
              <table:table-cell office:value-type="float" office:value="0.0667767003758668">
                <text:p>0.06677670037586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5.5">
                <text:p>55.5</text:p>
              </table:table-cell>
              <table:table-cell office:value-type="float" office:value="0.0668369409838558">
                <text:p>0.066836940983855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6.2">
                <text:p>56.2</text:p>
              </table:table-cell>
              <table:table-cell office:value-type="float" office:value="0.0672571144862561">
                <text:p>0.067257114486256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6.3">
                <text:p>56.3</text:p>
              </table:table-cell>
              <table:table-cell office:value-type="float" office:value="0.0673169251823677">
                <text:p>0.067316925182367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6.4">
                <text:p>56.4</text:p>
              </table:table-cell>
              <table:table-cell office:value-type="float" office:value="0.0673766827841771">
                <text:p>0.067376682784177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6.5">
                <text:p>56.5</text:p>
              </table:table-cell>
              <table:table-cell office:value-type="float" office:value="0.0674363874328301">
                <text:p>0.06743638743283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7.2">
                <text:p>57.2</text:p>
              </table:table-cell>
              <table:table-cell office:value-type="float" office:value="0.0678528490111411">
                <text:p>0.067852849011141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7.3">
                <text:p>57.3</text:p>
              </table:table-cell>
              <table:table-cell office:value-type="float" office:value="0.0679121350416834">
                <text:p>0.067912135041683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7.4">
                <text:p>57.4</text:p>
              </table:table-cell>
              <table:table-cell office:value-type="float" office:value="0.0679713693617465">
                <text:p>0.067971369361746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7.5">
                <text:p>57.5</text:p>
              </table:table-cell>
              <table:table-cell office:value-type="float" office:value="0.0680305521064037">
                <text:p>0.068030552106403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8.2">
                <text:p>58.2</text:p>
              </table:table-cell>
              <table:table-cell office:value-type="float" office:value="0.0684433984314049">
                <text:p>0.068443398431404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8.3">
                <text:p>58.3</text:p>
              </table:table-cell>
              <table:table-cell office:value-type="float" office:value="0.0685021733657494">
                <text:p>0.068502173365749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8.4">
                <text:p>58.4</text:p>
              </table:table-cell>
              <table:table-cell office:value-type="float" office:value="0.0685608979143529">
                <text:p>0.068560897914352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8.5">
                <text:p>58.5</text:p>
              </table:table-cell>
              <table:table-cell office:value-type="float" office:value="0.0686195722065756">
                <text:p>0.068619572206575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9.2">
                <text:p>59.2</text:p>
              </table:table-cell>
              <table:table-cell office:value-type="float" office:value="0.0690288958245124">
                <text:p>0.06902889582451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9.3">
                <text:p>59.3</text:p>
              </table:table-cell>
              <table:table-cell office:value-type="float" office:value="0.0690871726570318">
                <text:p>0.069087172657031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9.4">
                <text:p>59.4</text:p>
              </table:table-cell>
              <table:table-cell office:value-type="float" office:value="0.0691454003729363">
                <text:p>0.069145400372936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9.5">
                <text:p>59.5</text:p>
              </table:table-cell>
              <table:table-cell office:value-type="float" office:value="0.0692035790962056">
                <text:p>0.069203579096205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0.2">
                <text:p>60.2</text:p>
              </table:table-cell>
              <table:table-cell office:value-type="float" office:value="0.0696094686710273">
                <text:p>0.069609468671027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0.3">
                <text:p>60.3</text:p>
              </table:table-cell>
              <table:table-cell office:value-type="float" office:value="0.0696672598546395">
                <text:p>0.069667259854639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0.4">
                <text:p>60.4</text:p>
              </table:table-cell>
              <table:table-cell office:value-type="float" office:value="0.0697250031383649">
                <text:p>0.069725003138364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0.5">
                <text:p>60.5</text:p>
              </table:table-cell>
              <table:table-cell office:value-type="float" office:value="0.0697826986411111">
                <text:p>0.069782698641111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1.2">
                <text:p>61.2</text:p>
              </table:table-cell>
              <table:table-cell office:value-type="float" office:value="0.0701852391787195">
                <text:p>0.07018523917871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1.3">
                <text:p>61.3</text:p>
              </table:table-cell>
              <table:table-cell office:value-type="float" office:value="0.0702425566559561">
                <text:p>0.070242556655956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1.4">
                <text:p>61.4</text:p>
              </table:table-cell>
              <table:table-cell office:value-type="float" office:value="0.0702998274006155">
                <text:p>0.07029982740061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1.5">
                <text:p>61.5</text:p>
              </table:table-cell>
              <table:table-cell office:value-type="float" office:value="0.070357051526819">
                <text:p>0.07035705152681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2.2">
                <text:p>62.2</text:p>
              </table:table-cell>
              <table:table-cell office:value-type="float" office:value="0.0707563245829333">
                <text:p>0.07075632458293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2.3">
                <text:p>62.3</text:p>
              </table:table-cell>
              <table:table-cell office:value-type="float" office:value="0.070813179814753">
                <text:p>0.07081317981475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2.4">
                <text:p>62.4</text:p>
              </table:table-cell>
              <table:table-cell office:value-type="float" office:value="0.0708699894346519">
                <text:p>0.070869989434651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2.5">
                <text:p>62.5</text:p>
              </table:table-cell>
              <table:table-cell office:value-type="float" office:value="0.0709267535522303">
                <text:p>0.070926753552230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3.2">
                <text:p>63.2</text:p>
              </table:table-cell>
              <table:table-cell office:value-type="float" office:value="0.0713228374253068">
                <text:p>0.071322837425306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3.3">
                <text:p>63.3</text:p>
              </table:table-cell>
              <table:table-cell office:value-type="float" office:value="0.0713792414178512">
                <text:p>0.071379241417851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3.4">
                <text:p>63.4</text:p>
              </table:table-cell>
              <table:table-cell office:value-type="float" office:value="0.071435600875047">
                <text:p>0.07143560087504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3.5">
                <text:p>63.5</text:p>
              </table:table-cell>
              <table:table-cell office:value-type="float" office:value="0.0714919159022204">
                <text:p>0.071491915902220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4.2">
                <text:p>64.2</text:p>
              </table:table-cell>
              <table:table-cell office:value-type="float" office:value="0.0718848858127221">
                <text:p>0.071884885812722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4.3">
                <text:p>64.3</text:p>
              </table:table-cell>
              <table:table-cell office:value-type="float" office:value="0.0719408491421892">
                <text:p>0.071940849142189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4.4">
                <text:p>64.4</text:p>
              </table:table-cell>
              <table:table-cell office:value-type="float" office:value="0.0719967689711862">
                <text:p>0.071996768971186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4.5">
                <text:p>64.5</text:p>
              </table:table-cell>
              <table:table-cell office:value-type="float" office:value="0.0720526454009948">
                <text:p>0.072052645400994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5.2">
                <text:p>65.2</text:p>
              </table:table-cell>
              <table:table-cell office:value-type="float" office:value="0.0724425736581703">
                <text:p>0.072442573658170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5.3">
                <text:p>65.3</text:p>
              </table:table-cell>
              <table:table-cell office:value-type="float" office:value="0.0724981064939669">
                <text:p>0.072498106493966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5.4">
                <text:p>65.4</text:p>
              </table:table-cell>
              <table:table-cell office:value-type="float" office:value="0.072553596824704">
                <text:p>0.07255359682470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5.5">
                <text:p>65.5</text:p>
              </table:table-cell>
              <table:table-cell office:value-type="float" office:value="0.0726090447478331">
                <text:p>0.072609044747833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6.2">
                <text:p>66.2</text:p>
              </table:table-cell>
              <table:table-cell office:value-type="float" office:value="0.0729960009050549">
                <text:p>0.072996000905054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6.3">
                <text:p>66.3</text:p>
              </table:table-cell>
              <table:table-cell office:value-type="float" office:value="0.0730511130313694">
                <text:p>0.073051113031369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6.4">
                <text:p>66.4</text:p>
              </table:table-cell>
              <table:table-cell office:value-type="float" office:value="0.073106183610643">
                <text:p>0.07310618361064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6.5">
                <text:p>66.5</text:p>
              </table:table-cell>
              <table:table-cell office:value-type="float" office:value="0.0731612127366966">
                <text:p>0.073161212736696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7.2">
                <text:p>67.2</text:p>
              </table:table-cell>
              <table:table-cell office:value-type="float" office:value="0.0735452637363013">
                <text:p>0.073545263736301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7.3">
                <text:p>67.3</text:p>
              </table:table-cell>
              <table:table-cell office:value-type="float" office:value="0.0735999645722282">
                <text:p>0.073599964572228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7.4">
                <text:p>67.4</text:p>
              </table:table-cell>
              <table:table-cell office:value-type="float" office:value="0.0736546247836779">
                <text:p>0.073654624783677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7.5">
                <text:p>67.5</text:p>
              </table:table-cell>
              <table:table-cell office:value-type="float" office:value="0.0737092444610275">
                <text:p>0.07370924446102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8.2">
                <text:p>68.2</text:p>
              </table:table-cell>
              <table:table-cell office:value-type="float" office:value="0.0740904547695144">
                <text:p>0.074090454769514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8.3">
                <text:p>68.3</text:p>
              </table:table-cell>
              <table:table-cell office:value-type="float" office:value="0.0741447533878466">
                <text:p>0.074144753387846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8.4">
                <text:p>68.4</text:p>
              </table:table-cell>
              <table:table-cell office:value-type="float" office:value="0.0741990122706207">
                <text:p>0.074199012270620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8.5">
                <text:p>68.5</text:p>
              </table:table-cell>
              <table:table-cell office:value-type="float" office:value="0.0742532315049443">
                <text:p>0.074253231504944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9.2">
                <text:p>69.2</text:p>
              </table:table-cell>
              <table:table-cell office:value-type="float" office:value="0.0746316632393034">
                <text:p>0.074631663239303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9.3">
                <text:p>69.3</text:p>
              </table:table-cell>
              <table:table-cell office:value-type="float" office:value="0.074685568384099">
                <text:p>0.07468556838409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9.4">
                <text:p>69.4</text:p>
              </table:table-cell>
              <table:table-cell office:value-type="float" office:value="0.074739434650304">
                <text:p>0.07473943465030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9.5">
                <text:p>69.5</text:p>
              </table:table-cell>
              <table:table-cell office:value-type="float" office:value="0.0747932621219198">
                <text:p>0.074793262121919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0.2">
                <text:p>70.2</text:p>
              </table:table-cell>
              <table:table-cell office:value-type="float" office:value="0.075168975167792">
                <text:p>0.07516897516779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0.3">
                <text:p>70.3</text:p>
              </table:table-cell>
              <table:table-cell office:value-type="float" office:value="0.0752224952708116">
                <text:p>0.07522249527081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0.4">
                <text:p>70.4</text:p>
              </table:table-cell>
              <table:table-cell office:value-type="float" office:value="0.0752759773218416">
                <text:p>0.075275977321841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0.5">
                <text:p>70.5</text:p>
              </table:table-cell>
              <table:table-cell office:value-type="float" office:value="0.0753294214019299">
                <text:p>0.075329421401929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1.2">
                <text:p>71.2</text:p>
              </table:table-cell>
              <table:table-cell office:value-type="float" office:value="0.0757024735242348">
                <text:p>0.075702473524234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1.3">
                <text:p>71.3</text:p>
              </table:table-cell>
              <table:table-cell office:value-type="float" office:value="0.0757556167203371">
                <text:p>0.075755616720337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1.4">
                <text:p>71.4</text:p>
              </table:table-cell>
              <table:table-cell office:value-type="float" office:value="0.0758087226621696">
                <text:p>0.075808722662169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1.5">
                <text:p>71.5</text:p>
              </table:table-cell>
              <table:table-cell office:value-type="float" office:value="0.0758617914279704">
                <text:p>0.075861791427970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2.2">
                <text:p>72.2</text:p>
              </table:table-cell>
              <table:table-cell office:value-type="float" office:value="0.0762322383745802">
                <text:p>0.076232238374580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2.3">
                <text:p>72.3</text:p>
              </table:table-cell>
              <table:table-cell office:value-type="float" office:value="0.0762850125161552">
                <text:p>0.076285012516155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2.4">
                <text:p>72.4</text:p>
              </table:table-cell>
              <table:table-cell office:value-type="float" office:value="0.0763377501736925">
                <text:p>0.07633775017369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2.5">
                <text:p>72.5</text:p>
              </table:table-cell>
              <table:table-cell office:value-type="float" office:value="0.0763904514227545">
                <text:p>0.076390451422754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3.2">
                <text:p>73.2</text:p>
              </table:table-cell>
              <table:table-cell office:value-type="float" office:value="0.0767583470217419">
                <text:p>0.07675834702174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3.3">
                <text:p>73.3</text:p>
              </table:table-cell>
              <table:table-cell office:value-type="float" office:value="0.0768107596922547">
                <text:p>0.076810759692254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3.4">
                <text:p>73.4</text:p>
              </table:table-cell>
              <table:table-cell office:value-type="float" office:value="0.0768631366227819">
                <text:p>0.076863136622781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3.5">
                <text:p>73.5</text:p>
              </table:table-cell>
              <table:table-cell office:value-type="float" office:value="0.0769154778863368">
                <text:p>0.076915477886336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4.2">
                <text:p>74.2</text:p>
              </table:table-cell>
              <table:table-cell office:value-type="float" office:value="0.077280874137276">
                <text:p>0.07728087413727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4.3">
                <text:p>74.3</text:p>
              </table:table-cell>
              <table:table-cell office:value-type="float" office:value="0.0773329326639863">
                <text:p>0.077332932663986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4.4">
                <text:p>74.4</text:p>
              </table:table-cell>
              <table:table-cell office:value-type="float" office:value="0.0773849561698123">
                <text:p>0.077384956169812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4.5">
                <text:p>74.5</text:p>
              </table:table-cell>
              <table:table-cell office:value-type="float" office:value="0.077436944725337">
                <text:p>0.07743694472533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5.2">
                <text:p>75.2</text:p>
              </table:table-cell>
              <table:table-cell office:value-type="float" office:value="0.0777998918850974">
                <text:p>0.077799891885097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5.3">
                <text:p>75.3</text:p>
              </table:table-cell>
              <table:table-cell office:value-type="float" office:value="0.0778516033510163">
                <text:p>0.07785160335101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5.4">
                <text:p>75.4</text:p>
              </table:table-cell>
              <table:table-cell office:value-type="float" office:value="0.0779032804913574">
                <text:p>0.077903280491357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5.5">
                <text:p>75.5</text:p>
              </table:table-cell>
              <table:table-cell office:value-type="float" office:value="0.0779549233743851">
                <text:p>0.077954923374385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6.2">
                <text:p>76.2</text:p>
              </table:table-cell>
              <table:table-cell office:value-type="float" office:value="0.0783154700378168">
                <text:p>0.078315470037816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6.3">
                <text:p>76.3</text:p>
              </table:table-cell>
              <table:table-cell office:value-type="float" office:value="0.0783668412929558">
                <text:p>0.078366841292955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6.4">
                <text:p>76.4</text:p>
              </table:table-cell>
              <table:table-cell office:value-type="float" office:value="0.0784181788951162">
                <text:p>0.078418178895116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6.5">
                <text:p>76.5</text:p>
              </table:table-cell>
              <table:table-cell office:value-type="float" office:value="0.0784694829103492">
                <text:p>0.078469482910349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7.2">
                <text:p>77.2</text:p>
              </table:table-cell>
              <table:table-cell office:value-type="float" office:value="0.0788276760862295">
                <text:p>0.078827676086229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7.3">
                <text:p>77.3</text:p>
              </table:table-cell>
              <table:table-cell office:value-type="float" office:value="0.0788787137581912">
                <text:p>0.07887871375819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7.4">
                <text:p>77.4</text:p>
              </table:table-cell>
              <table:table-cell office:value-type="float" office:value="0.0789297184280914">
                <text:p>0.078929718428091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7.5">
                <text:p>77.5</text:p>
              </table:table-cell>
              <table:table-cell office:value-type="float" office:value="0.0789806901598671">
                <text:p>0.078980690159867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8.2">
                <text:p>78.2</text:p>
              </table:table-cell>
              <table:table-cell office:value-type="float" office:value="0.0793365753424413">
                <text:p>0.079336575342441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8.3">
                <text:p>78.3</text:p>
              </table:table-cell>
              <table:table-cell office:value-type="float" office:value="0.0793872858463999">
                <text:p>0.079387285846399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8.4">
                <text:p>78.4</text:p>
              </table:table-cell>
              <table:table-cell office:value-type="float" office:value="0.0794379639784979">
                <text:p>0.079437963978497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8.5">
                <text:p>78.5</text:p>
              </table:table-cell>
              <table:table-cell office:value-type="float" office:value="0.0794886098006517">
                <text:p>0.07948860980065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9.2">
                <text:p>79.2</text:p>
              </table:table-cell>
              <table:table-cell office:value-type="float" office:value="0.0798422310370784">
                <text:p>0.079842231037078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9.3">
                <text:p>79.3</text:p>
              </table:table-cell>
              <table:table-cell office:value-type="float" office:value="0.0798926205851914">
                <text:p>0.079892620585191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9.4">
                <text:p>79.4</text:p>
              </table:table-cell>
              <table:table-cell office:value-type="float" office:value="0.07994297837184">
                <text:p>0.0799429783718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9.5">
                <text:p>79.5</text:p>
              </table:table-cell>
              <table:table-cell office:value-type="float" office:value="0.0799933044570082">
                <text:p>0.079993304457008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0.2">
                <text:p>80.2</text:p>
              </table:table-cell>
              <table:table-cell office:value-type="float" office:value="0.0803447044109912">
                <text:p>0.08034470441099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0.3">
                <text:p>80.3</text:p>
              </table:table-cell>
              <table:table-cell office:value-type="float" office:value="0.0803947790212815">
                <text:p>0.080394779021281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0.4">
                <text:p>80.4</text:p>
              </table:table-cell>
              <table:table-cell office:value-type="float" office:value="0.0804448224615594">
                <text:p>0.08044482246155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0.5">
                <text:p>80.5</text:p>
              </table:table-cell>
              <table:table-cell office:value-type="float" office:value="0.08049483478996">
                <text:p>0.0804948347899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1.2">
                <text:p>81.2</text:p>
              </table:table-cell>
              <table:table-cell office:value-type="float" office:value="0.0808440548018275">
                <text:p>0.08084405480182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1.3">
                <text:p>81.3</text:p>
              </table:table-cell>
              <table:table-cell office:value-type="float" office:value="0.0808938203065724">
                <text:p>0.080893820306572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1.4">
                <text:p>81.4</text:p>
              </table:table-cell>
              <table:table-cell office:value-type="float" office:value="0.0809435552146257">
                <text:p>0.080943555214625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1.5">
                <text:p>81.5</text:p>
              </table:table-cell>
              <table:table-cell office:value-type="float" office:value="0.0809932595823522">
                <text:p>0.080993259582352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2.2">
                <text:p>82.2</text:p>
              </table:table-cell>
              <table:table-cell office:value-type="float" office:value="0.0813403397258226">
                <text:p>0.081340339725822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2.3">
                <text:p>82.3</text:p>
              </table:table-cell>
              <table:table-cell office:value-type="float" office:value="0.081389801779482">
                <text:p>0.08138980177948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2.4">
                <text:p>82.4</text:p>
              </table:table-cell>
              <table:table-cell office:value-type="float" office:value="0.0814392337924081">
                <text:p>0.081439233792408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2.5">
                <text:p>82.5</text:p>
              </table:table-cell>
              <table:table-cell office:value-type="float" office:value="0.0814886358192701">
                <text:p>0.081488635819270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3.2">
                <text:p>83.2</text:p>
              </table:table-cell>
              <table:table-cell office:value-type="float" office:value="0.0818336149551245">
                <text:p>0.081833614955124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3.3">
                <text:p>83.3</text:p>
              </table:table-cell>
              <table:table-cell office:value-type="float" office:value="0.0818827790418395">
                <text:p>0.081882779041839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3.4">
                <text:p>83.4</text:p>
              </table:table-cell>
              <table:table-cell office:value-type="float" office:value="0.0819319136271443">
                <text:p>0.081931913627144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3.5">
                <text:p>83.5</text:p>
              </table:table-cell>
              <table:table-cell office:value-type="float" office:value="0.0819810187640833">
                <text:p>0.081981018764083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4.2">
                <text:p>84.2</text:p>
              </table:table-cell>
              <table:table-cell office:value-type="float" office:value="0.0823239345909494">
                <text:p>0.082323934590949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4.3">
                <text:p>84.3</text:p>
              </table:table-cell>
              <table:table-cell office:value-type="float" office:value="0.0823728060316391">
                <text:p>0.082372806031639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4.4">
                <text:p>84.4</text:p>
              </table:table-cell>
              <table:table-cell office:value-type="float" office:value="0.0824216484942954">
                <text:p>0.082421648494295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4.5">
                <text:p>84.5</text:p>
              </table:table-cell>
              <table:table-cell office:value-type="float" office:value="0.0824704620304041">
                <text:p>0.082470462030404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5.2">
                <text:p>85.2</text:p>
              </table:table-cell>
              <table:table-cell office:value-type="float" office:value="0.0828113511328384">
                <text:p>0.082811351132838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5.3">
                <text:p>85.3</text:p>
              </table:table-cell>
              <table:table-cell office:value-type="float" office:value="0.0828599350919211">
                <text:p>0.082859935091921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5.4">
                <text:p>85.4</text:p>
              </table:table-cell>
              <table:table-cell office:value-type="float" office:value="0.0829084905810528">
                <text:p>0.082908490581052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5.5">
                <text:p>85.5</text:p>
              </table:table-cell>
              <table:table-cell office:value-type="float" office:value="0.0829570176502245">
                <text:p>0.082957017650224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6.2">
                <text:p>86.2</text:p>
              </table:table-cell>
              <table:table-cell office:value-type="float" office:value="0.0832959155442666">
                <text:p>0.083295915544266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6.3">
                <text:p>86.3</text:p>
              </table:table-cell>
              <table:table-cell office:value-type="float" office:value="0.0833442170360291">
                <text:p>0.083344217036029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6.4">
                <text:p>86.4</text:p>
              </table:table-cell>
              <table:table-cell office:value-type="float" office:value="0.0833924905512473">
                <text:p>0.083392490551247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6.5">
                <text:p>86.5</text:p>
              </table:table-cell>
              <table:table-cell office:value-type="float" office:value="0.0834407361384773">
                <text:p>0.083440736138477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7.2">
                <text:p>87.2</text:p>
              </table:table-cell>
              <table:table-cell office:value-type="float" office:value="0.0837776773148369">
                <text:p>0.083777677314836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7.3">
                <text:p>87.3</text:p>
              </table:table-cell>
              <table:table-cell office:value-type="float" office:value="0.0838257012094743">
                <text:p>0.083825701209474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7.4">
                <text:p>87.4</text:p>
              </table:table-cell>
              <table:table-cell office:value-type="float" office:value="0.0838736976068851">
                <text:p>0.083873697606885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7.5">
                <text:p>87.5</text:p>
              </table:table-cell>
              <table:table-cell office:value-type="float" office:value="0.0839216665542477">
                <text:p>0.083921666554247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8.2">
                <text:p>88.2</text:p>
              </table:table-cell>
              <table:table-cell office:value-type="float" office:value="0.0842566845192729">
                <text:p>0.084256684519272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8.3">
                <text:p>88.3</text:p>
              </table:table-cell>
              <table:table-cell office:value-type="float" office:value="0.0843044355486199">
                <text:p>0.084304435548619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8.4">
                <text:p>88.4</text:p>
              </table:table-cell>
              <table:table-cell office:value-type="float" office:value="0.0843521595465258">
                <text:p>0.084352159546525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8.5">
                <text:p>88.5</text:p>
              </table:table-cell>
              <table:table-cell office:value-type="float" office:value="0.0843998565588454">
                <text:p>0.084399856558845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9.2">
                <text:p>89.2</text:p>
              </table:table-cell>
              <table:table-cell office:value-type="float" office:value="0.0847329838734103">
                <text:p>0.084732983873410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9.3">
                <text:p>89.3</text:p>
              </table:table-cell>
              <table:table-cell office:value-type="float" office:value="0.0847804666363824">
                <text:p>0.084780466636382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9.4">
                <text:p>89.4</text:p>
              </table:table-cell>
              <table:table-cell office:value-type="float" office:value="0.0848279228206956">
                <text:p>0.084827922820695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9.5">
                <text:p>89.5</text:p>
              </table:table-cell>
              <table:table-cell office:value-type="float" office:value="0.0848753524709325">
                <text:p>0.084875352470932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0.2">
                <text:p>90.2</text:p>
              </table:table-cell>
              <table:table-cell office:value-type="float" office:value="0.0852066207873717">
                <text:p>0.085206620787371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0.3">
                <text:p>90.3</text:p>
              </table:table-cell>
              <table:table-cell office:value-type="float" office:value="0.0852538397551341">
                <text:p>0.085253839755134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0.4">
                <text:p>90.4</text:p>
              </table:table-cell>
              <table:table-cell office:value-type="float" office:value="0.0853010325845193">
                <text:p>0.085301032584519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0.5">
                <text:p>90.5</text:p>
              </table:table-cell>
              <table:table-cell office:value-type="float" office:value="0.0853481993188864">
                <text:p>0.085348199318886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1.2">
                <text:p>91.2</text:p>
              </table:table-cell>
              <table:table-cell office:value-type="float" office:value="0.0856776394160944">
                <text:p>0.085677639416094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1.3">
                <text:p>91.3</text:p>
              </table:table-cell>
              <table:table-cell office:value-type="float" office:value="0.0857245989369763">
                <text:p>0.085724598936976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1.4">
                <text:p>91.4</text:p>
              </table:table-cell>
              <table:table-cell office:value-type="float" office:value="0.0857715327477396">
                <text:p>0.085771532747739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1.5">
                <text:p>91.5</text:p>
              </table:table-cell>
              <table:table-cell office:value-type="float" office:value="0.0858184408905668">
                <text:p>0.085818440890566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2.2">
                <text:p>92.2</text:p>
              </table:table-cell>
              <table:table-cell office:value-type="float" office:value="0.0861460827073735">
                <text:p>0.086146082707373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2.3">
                <text:p>92.3</text:p>
              </table:table-cell>
              <table:table-cell office:value-type="float" office:value="0.0861927870115404">
                <text:p>0.086192787011540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2.4">
                <text:p>92.4</text:p>
              </table:table-cell>
              <table:table-cell office:value-type="float" office:value="0.0862394660222796">
                <text:p>0.086239466022279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2.5">
                <text:p>92.5</text:p>
              </table:table-cell>
              <table:table-cell office:value-type="float" office:value="0.0862861197806405">
                <text:p>0.086286119780640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3.2">
                <text:p>93.2</text:p>
              </table:table-cell>
              <table:table-cell office:value-type="float" office:value="0.0866119924475646">
                <text:p>0.086611992447564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3.3">
                <text:p>93.3</text:p>
              </table:table-cell>
              <table:table-cell office:value-type="float" office:value="0.0866584456514662">
                <text:p>0.086658445651466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3.4">
                <text:p>93.4</text:p>
              </table:table-cell>
              <table:table-cell office:value-type="float" office:value="0.0867048739674953">
                <text:p>0.086704873967495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3.5">
                <text:p>93.5</text:p>
              </table:table-cell>
              <table:table-cell office:value-type="float" office:value="0.0867512774356112">
                <text:p>0.086751277435611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4.2">
                <text:p>94.2</text:p>
              </table:table-cell>
              <table:table-cell office:value-type="float" office:value="0.0870754093050864">
                <text:p>0.087075409305086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4.3">
                <text:p>94.3</text:p>
              </table:table-cell>
              <table:table-cell office:value-type="float" office:value="0.0871216154156904">
                <text:p>0.087121615415690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4.4">
                <text:p>94.4</text:p>
              </table:table-cell>
              <table:table-cell office:value-type="float" office:value="0.0871677970332541">
                <text:p>0.087167797033254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4.5">
                <text:p>94.5</text:p>
              </table:table-cell>
              <table:table-cell office:value-type="float" office:value="0.0872139541966865">
                <text:p>0.087213954196686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5.2">
                <text:p>95.2</text:p>
              </table:table-cell>
              <table:table-cell office:value-type="float" office:value="0.0875363728718506">
                <text:p>0.087536372871850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5.3">
                <text:p>95.3</text:p>
              </table:table-cell>
              <table:table-cell office:value-type="float" office:value="0.0875823357906764">
                <text:p>0.087582335790676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5.4">
                <text:p>95.4</text:p>
              </table:table-cell>
              <table:table-cell office:value-type="float" office:value="0.0876282746009639">
                <text:p>0.087628274600963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5.5">
                <text:p>95.5</text:p>
              </table:table-cell>
              <table:table-cell office:value-type="float" office:value="0.0876741893406096">
                <text:p>0.087674189340609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6.2">
                <text:p>96.2</text:p>
              </table:table-cell>
              <table:table-cell office:value-type="float" office:value="0.0879949217027381">
                <text:p>0.087994921702738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6.3">
                <text:p>96.3</text:p>
              </table:table-cell>
              <table:table-cell office:value-type="float" office:value="0.0880406452297014">
                <text:p>0.088040645229701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6.4">
                <text:p>96.4</text:p>
              </table:table-cell>
              <table:table-cell office:value-type="float" office:value="0.0880863450226723">
                <text:p>0.088086345022672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6.5">
                <text:p>96.5</text:p>
              </table:table-cell>
              <table:table-cell office:value-type="float" office:value="0.0881320211185719">
                <text:p>0.088132021118571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7.2">
                <text:p>97.2</text:p>
              </table:table-cell>
              <table:table-cell office:value-type="float" office:value="0.088451093353233">
                <text:p>0.08845109335323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7.3">
                <text:p>97.3</text:p>
              </table:table-cell>
              <table:table-cell office:value-type="float" office:value="0.088496581190312">
                <text:p>0.0884965811903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7.4">
                <text:p>97.4</text:p>
              </table:table-cell>
              <table:table-cell office:value-type="float" office:value="0.0885420456583459">
                <text:p>0.088542045658345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7.5">
                <text:p>97.5</text:p>
              </table:table-cell>
              <table:table-cell office:value-type="float" office:value="0.0885874867933149">
                <text:p>0.088587486793314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8.2">
                <text:p>98.2</text:p>
              </table:table-cell>
              <table:table-cell office:value-type="float" office:value="0.0889049244153196">
                <text:p>0.088904924415319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8.3">
                <text:p>98.3</text:p>
              </table:table-cell>
              <table:table-cell office:value-type="float" office:value="0.0889501801700526">
                <text:p>0.088950180170052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8.4">
                <text:p>98.4</text:p>
              </table:table-cell>
              <table:table-cell office:value-type="float" office:value="0.0889954129114302">
                <text:p>0.088995412911430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8.5">
                <text:p>98.5</text:p>
              </table:table-cell>
              <table:table-cell office:value-type="float" office:value="0.0890406226745247">
                <text:p>0.089040622674524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9.2">
                <text:p>99.2</text:p>
              </table:table-cell>
              <table:table-cell office:value-type="float" office:value="0.089356450551737">
                <text:p>0.08935645055173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9.3">
                <text:p>99.3</text:p>
              </table:table-cell>
              <table:table-cell office:value-type="float" office:value="0.0894014777405618">
                <text:p>0.089401477740561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9.4">
                <text:p>99.4</text:p>
              </table:table-cell>
              <table:table-cell office:value-type="float" office:value="0.0894464822627883">
                <text:p>0.089446482262788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9.5">
                <text:p>99.5</text:p>
              </table:table-cell>
              <table:table-cell office:value-type="float" office:value="0.0894914641526131">
                <text:p>0.089491464152613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00.2">
                <text:p>100.2</text:p>
              </table:table-cell>
              <table:table-cell office:value-type="float" office:value="0.0898057065286854">
                <text:p>0.089805706528685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00.3">
                <text:p>100.3</text:p>
              </table:table-cell>
              <table:table-cell office:value-type="float" office:value="0.0898505085801271">
                <text:p>0.089850508580127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0.4">
                <text:p>100.4</text:p>
              </table:table-cell>
              <table:table-cell office:value-type="float" office:value="0.0898952883031065">
                <text:p>0.089895288303106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0.5">
                <text:p>100.5</text:p>
              </table:table-cell>
              <table:table-cell office:value-type="float" office:value="0.0899400457309744">
                <text:p>0.089940045730974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1.2">
                <text:p>101.2</text:p>
              </table:table-cell>
              <table:table-cell office:value-type="float" office:value="0.0902527262470653">
                <text:p>0.090252726247065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1.3">
                <text:p>101.3</text:p>
              </table:table-cell>
              <table:table-cell office:value-type="float" office:value="0.0902973065047836">
                <text:p>0.090297306504783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1.4">
                <text:p>101.4</text:p>
              </table:table-cell>
              <table:table-cell office:value-type="float" office:value="0.0903418647638512">
                <text:p>0.090341864763851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1.5">
                <text:p>101.5</text:p>
              </table:table-cell>
              <table:table-cell office:value-type="float" office:value="0.0903864010568023">
                <text:p>0.090386401056802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2.2">
                <text:p>102.2</text:p>
              </table:table-cell>
              <table:table-cell office:value-type="float" office:value="0.0906975427723323">
                <text:p>0.090697542772332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2.3">
                <text:p>102.3</text:p>
              </table:table-cell>
              <table:table-cell office:value-type="float" office:value="0.0907419044980332">
                <text:p>0.090741904498033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2.4">
                <text:p>102.4</text:p>
              </table:table-cell>
              <table:table-cell office:value-type="float" office:value="0.0907862445468548">
                <text:p>0.090786244546854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2.5">
                <text:p>102.5</text:p>
              </table:table-cell>
              <table:table-cell office:value-type="float" office:value="0.0908305629505424">
                <text:p>0.090830562950542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3.2">
                <text:p>103.2</text:p>
              </table:table-cell>
              <table:table-cell office:value-type="float" office:value="0.0911401883630399">
                <text:p>0.091140188363039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3.3">
                <text:p>103.3</text:p>
              </table:table-cell>
              <table:table-cell office:value-type="float" office:value="0.0911843347392606">
                <text:p>0.091184334739260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3.4">
                <text:p>103.4</text:p>
              </table:table-cell>
              <table:table-cell office:value-type="float" office:value="0.0912284597526049">
                <text:p>0.091228459752604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3.5">
                <text:p>103.5</text:p>
              </table:table-cell>
              <table:table-cell office:value-type="float" office:value="0.0912725634340561">
                <text:p>0.091272563434056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4.2">
                <text:p>104.2</text:p>
              </table:table-cell>
              <table:table-cell office:value-type="float" office:value="0.0915806944981404">
                <text:p>0.091580694498140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4.3">
                <text:p>104.3</text:p>
              </table:table-cell>
              <table:table-cell office:value-type="float" office:value="0.0916246286309138">
                <text:p>0.091624628630913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4.4">
                <text:p>104.4</text:p>
              </table:table-cell>
              <table:table-cell office:value-type="float" office:value="0.0916685417073054">
                <text:p>0.091668541707305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4.5">
                <text:p>104.5</text:p>
              </table:table-cell>
              <table:table-cell office:value-type="float" office:value="0.0917124337575616">
                <text:p>0.091712433757561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05.2">
                <text:p>105.2</text:p>
              </table:table-cell>
              <table:table-cell office:value-type="float" office:value="0.0920190919031104">
                <text:p>0.092019091903110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5.3">
                <text:p>105.3</text:p>
              </table:table-cell>
              <table:table-cell office:value-type="float" office:value="0.092062816824515">
                <text:p>0.09206281682451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5.4">
                <text:p>105.4</text:p>
              </table:table-cell>
              <table:table-cell office:value-type="float" office:value="0.0921065209887733">
                <text:p>0.092106520988773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5.5">
                <text:p>105.5</text:p>
              </table:table-cell>
              <table:table-cell office:value-type="float" office:value="0.0921502044254188">
                <text:p>0.092150204425418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6.2">
                <text:p>106.2</text:p>
              </table:table-cell>
              <table:table-cell office:value-type="float" office:value="0.0924554105749599">
                <text:p>0.092455410574959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6.3">
                <text:p>106.3</text:p>
              </table:table-cell>
              <table:table-cell office:value-type="float" office:value="0.0924989292455623">
                <text:p>0.092498929245562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6.4">
                <text:p>106.4</text:p>
              </table:table-cell>
              <table:table-cell office:value-type="float" office:value="0.0925424274512328">
                <text:p>0.092542427451232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06.5">
                <text:p>106.5</text:p>
              </table:table-cell>
              <table:table-cell office:value-type="float" office:value="0.0925859052208154">
                <text:p>0.092585905220815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7.2">
                <text:p>107.2</text:p>
              </table:table-cell>
              <table:table-cell office:value-type="float" office:value="0.092889679806186">
                <text:p>0.09288967980618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7.3">
                <text:p>107.3</text:p>
              </table:table-cell>
              <table:table-cell office:value-type="float" office:value="0.0929329951173795">
                <text:p>0.092932995117379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7.4">
                <text:p>107.4</text:p>
              </table:table-cell>
              <table:table-cell office:value-type="float" office:value="0.0929762902490631">
                <text:p>0.092976290249063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7.5">
                <text:p>107.5</text:p>
              </table:table-cell>
              <table:table-cell office:value-type="float" office:value="0.0930195652294137">
                <text:p>0.093019565229413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8.2">
                <text:p>108.2</text:p>
              </table:table-cell>
              <table:table-cell office:value-type="float" office:value="0.0933219282077213">
                <text:p>0.093321928207721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8.3">
                <text:p>108.3</text:p>
              </table:table-cell>
              <table:table-cell office:value-type="float" office:value="0.0933650429839682">
                <text:p>0.093365042983968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8.4">
                <text:p>108.4</text:p>
              </table:table-cell>
              <table:table-cell office:value-type="float" office:value="0.0934081378595536">
                <text:p>0.093408137859553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8.5">
                <text:p>108.5</text:p>
              </table:table-cell>
              <table:table-cell office:value-type="float" office:value="0.0934512128620089">
                <text:p>0.093451212862008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9.2">
                <text:p>109.2</text:p>
              </table:table-cell>
              <table:table-cell office:value-type="float" office:value="0.093752183730932">
                <text:p>0.09375218373093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9.3">
                <text:p>109.3</text:p>
              </table:table-cell>
              <table:table-cell office:value-type="float" office:value="0.0937951007319123">
                <text:p>0.093795100731912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9.4">
                <text:p>109.4</text:p>
              </table:table-cell>
              <table:table-cell office:value-type="float" office:value="0.0938379981047161">
                <text:p>0.093837998104716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9.5">
                <text:p>109.5</text:p>
              </table:table-cell>
              <table:table-cell office:value-type="float" office:value="0.0938808758762499">
                <text:p>0.093880875876249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10.2">
                <text:p>110.2</text:p>
              </table:table-cell>
              <table:table-cell office:value-type="float" office:value="0.0941804736887099">
                <text:p>0.094180473688709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0.3">
                <text:p>110.3</text:p>
              </table:table-cell>
              <table:table-cell office:value-type="float" office:value="0.0942231956113828">
                <text:p>0.094223195611382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0.4">
                <text:p>110.4</text:p>
              </table:table-cell>
              <table:table-cell office:value-type="float" office:value="0.0942658981722025">
                <text:p>0.094265898172202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10.5">
                <text:p>110.5</text:p>
              </table:table-cell>
              <table:table-cell office:value-type="float" office:value="0.0943085813974698">
                <text:p>0.094308581397469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11.2">
                <text:p>111.2</text:p>
              </table:table-cell>
              <table:table-cell office:value-type="float" office:value="0.0946068247757059">
                <text:p>0.094606824775705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11.3">
                <text:p>111.3</text:p>
              </table:table-cell>
              <table:table-cell office:value-type="float" office:value="0.0946493542562877">
                <text:p>0.094649354256287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11.4">
                <text:p>111.4</text:p>
              </table:table-cell>
              <table:table-cell office:value-type="float" office:value="0.0946918646353708">
                <text:p>0.094691864635370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11.5">
                <text:p>111.5</text:p>
              </table:table-cell>
              <table:table-cell office:value-type="float" office:value="0.0947343559386695">
                <text:p>0.094734355938669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12.2">
                <text:p>112.2</text:p>
              </table:table-cell>
              <table:table-cell office:value-type="float" office:value="0.0950312630877463">
                <text:p>0.095031263087746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12.3">
                <text:p>112.3</text:p>
              </table:table-cell>
              <table:table-cell office:value-type="float" office:value="0.0950736027036085">
                <text:p>0.095073602703608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12.4">
                <text:p>112.4</text:p>
              </table:table-cell>
              <table:table-cell office:value-type="float" office:value="0.0951159234725434">
                <text:p>0.095115923472543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12.5">
                <text:p>112.5</text:p>
              </table:table-cell>
              <table:table-cell office:value-type="float" office:value="0.095158225419697">
                <text:p>0.09515822541969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13.2">
                <text:p>113.2</text:p>
              </table:table-cell>
              <table:table-cell office:value-type="float" office:value="0.0954538141404722">
                <text:p>0.095453814140472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13.3">
                <text:p>113.3</text:p>
              </table:table-cell>
              <table:table-cell office:value-type="float" office:value="0.0954959664119639">
                <text:p>0.095495966411963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13.4">
                <text:p>113.4</text:p>
              </table:table-cell>
              <table:table-cell office:value-type="float" office:value="0.095538100085495">
                <text:p>0.09553810008549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13.5">
                <text:p>113.5</text:p>
              </table:table-cell>
              <table:table-cell office:value-type="float" office:value="0.0955802151856607">
                <text:p>0.095580215185660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14.2">
                <text:p>114.2</text:p>
              </table:table-cell>
              <table:table-cell office:value-type="float" office:value="0.0958745028872387">
                <text:p>0.095874502887238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14.3">
                <text:p>114.3</text:p>
              </table:table-cell>
              <table:table-cell office:value-type="float" office:value="0.0959164702794378">
                <text:p>0.095916470279437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14.4">
                <text:p>114.4</text:p>
              </table:table-cell>
              <table:table-cell office:value-type="float" office:value="0.0959584193172095">
                <text:p>0.095958419317209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4.5">
                <text:p>114.5</text:p>
              </table:table-cell>
              <table:table-cell office:value-type="float" office:value="0.0960003500246147">
                <text:p>0.096000350024614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15.2">
                <text:p>115.2</text:p>
              </table:table-cell>
              <table:table-cell office:value-type="float" office:value="0.0962933537363118">
                <text:p>0.09629335373631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